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vertices_5f_pantalo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tices_pantalon1" table:style-name="ta1">
        <office:forms form:automatic-focus="false" form:apply-design-mode="false"/>
        <table:table-column table:style-name="co1" table:number-columns-repeated="102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-159.002013306192" calcext:value-type="float">
            <text:p>-159.002013306192</text:p>
          </table:table-cell>
          <table:table-cell office:value-type="float" office:value="68280.4899465701" calcext:value-type="float">
            <text:p>68280.4899465701</text:p>
          </table:table-cell>
          <table:table-cell table:number-columns-repeated="1021"/>
        </table:table-row>
        <table:table-row table:style-name="ro1">
          <table:table-cell office:value-type="float" office:value="-157.198013306203" calcext:value-type="float">
            <text:p>-157.198013306203</text:p>
          </table:table-cell>
          <table:table-cell office:value-type="float" office:value="68280.4899465701" calcext:value-type="float">
            <text:p>68280.4899465701</text:p>
          </table:table-cell>
          <table:table-cell table:number-columns-repeated="1021"/>
        </table:table-row>
        <table:table-row table:style-name="ro1">
          <table:table-cell office:value-type="float" office:value="-157.198013306203" calcext:value-type="float">
            <text:p>-157.198013306203</text:p>
          </table:table-cell>
          <table:table-cell office:value-type="float" office:value="68282.1649465701" calcext:value-type="float">
            <text:p>68282.1649465701</text:p>
          </table:table-cell>
          <table:table-cell table:number-columns-repeated="1021"/>
        </table:table-row>
        <table:table-row table:style-name="ro1">
          <table:table-cell office:value-type="float" office:value="-157.198013306203" calcext:value-type="float">
            <text:p>-157.198013306203</text:p>
          </table:table-cell>
          <table:table-cell office:value-type="float" office:value="68282.4055663689" calcext:value-type="float">
            <text:p>68282.4055663689</text:p>
          </table:table-cell>
          <table:table-cell table:number-columns-repeated="1021"/>
        </table:table-row>
        <table:table-row table:style-name="ro1">
          <table:table-cell office:value-type="float" office:value="-156.957354085229" calcext:value-type="float">
            <text:p>-156.957354085229</text:p>
          </table:table-cell>
          <table:table-cell office:value-type="float" office:value="68282.8223271822" calcext:value-type="float">
            <text:p>68282.8223271822</text:p>
          </table:table-cell>
          <table:table-cell table:number-columns-repeated="1021"/>
        </table:table-row>
        <table:table-row table:style-name="ro1">
          <table:table-cell office:value-type="float" office:value="-156.540673227253" calcext:value-type="float">
            <text:p>-156.540673227253</text:p>
          </table:table-cell>
          <table:table-cell office:value-type="float" office:value="68283.0629465701" calcext:value-type="float">
            <text:p>68283.0629465701</text:p>
          </table:table-cell>
          <table:table-cell table:number-columns-repeated="1021"/>
        </table:table-row>
        <table:table-row table:style-name="ro1">
          <table:table-cell office:value-type="float" office:value="-156.300013306201" calcext:value-type="float">
            <text:p>-156.300013306201</text:p>
          </table:table-cell>
          <table:table-cell office:value-type="float" office:value="68283.0629465701" calcext:value-type="float">
            <text:p>68283.0629465701</text:p>
          </table:table-cell>
          <table:table-cell table:number-columns-repeated="1021"/>
        </table:table-row>
        <table:table-row table:style-name="ro1">
          <table:table-cell office:value-type="float" office:value="-155.850013306204" calcext:value-type="float">
            <text:p>-155.850013306204</text:p>
          </table:table-cell>
          <table:table-cell office:value-type="float" office:value="68283.0629465701" calcext:value-type="float">
            <text:p>68283.0629465701</text:p>
          </table:table-cell>
          <table:table-cell table:number-columns-repeated="1021"/>
        </table:table-row>
        <table:table-row table:style-name="ro1">
          <table:table-cell office:value-type="float" office:value="-155.701005248455" calcext:value-type="float">
            <text:p>-155.701005248455</text:p>
          </table:table-cell>
          <table:table-cell office:value-type="float" office:value="68283.0629465701" calcext:value-type="float">
            <text:p>68283.0629465701</text:p>
          </table:table-cell>
          <table:table-cell table:number-columns-repeated="1021"/>
        </table:table-row>
        <table:table-row table:style-name="ro1">
          <table:table-cell office:value-type="float" office:value="-155.522051207721" calcext:value-type="float">
            <text:p>-155.522051207721</text:p>
          </table:table-cell>
          <table:table-cell office:value-type="float" office:value="68283.080741551" calcext:value-type="float">
            <text:p>68283.080741551</text:p>
          </table:table-cell>
          <table:table-cell/>
          <table:table-cell>
            <draw:frame table:end-cell-address="vertices_pantalon1.N44" table:end-x="0.7516in" table:end-y="0.115in" draw:z-index="0" draw:name="Gráfico 1" draw:style-name="gr1" draw:text-style-name="P1" svg:width="11.2988in" svg:height="5.9665in" svg:x="1.0291in" svg:y="0.015in">
              <draw:object draw:notify-on-update-of-ranges="vertices_pantalon1.B2:vertices_pantalon1.B121 vertices_pantalon1.A2:vertices_pantalon1.A1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155.493633145568" calcext:value-type="float">
            <text:p>-155.493633145568</text:p>
          </table:table-cell>
          <table:table-cell office:value-type="float" office:value="68283.0785943928" calcext:value-type="float">
            <text:p>68283.0785943928</text:p>
          </table:table-cell>
          <table:table-cell table:number-columns-repeated="1021"/>
        </table:table-row>
        <table:table-row table:style-name="ro1">
          <table:table-cell office:value-type="float" office:value="-155.466959812227" calcext:value-type="float">
            <text:p>-155.466959812227</text:p>
          </table:table-cell>
          <table:table-cell office:value-type="float" office:value="68283.0765790594" calcext:value-type="float">
            <text:p>68283.0765790594</text:p>
          </table:table-cell>
          <table:table-cell table:number-columns-repeated="1021"/>
        </table:table-row>
        <table:table-row table:style-name="ro1">
          <table:table-cell office:value-type="float" office:value="-155.440286478901" calcext:value-type="float">
            <text:p>-155.440286478901</text:p>
          </table:table-cell>
          <table:table-cell office:value-type="float" office:value="68283.0745637261" calcext:value-type="float">
            <text:p>68283.0745637261</text:p>
          </table:table-cell>
          <table:table-cell table:number-columns-repeated="1021"/>
        </table:table-row>
        <table:table-row table:style-name="ro1">
          <table:table-cell office:value-type="float" office:value="-155.41361314556" calcext:value-type="float">
            <text:p>-155.41361314556</text:p>
          </table:table-cell>
          <table:table-cell office:value-type="float" office:value="68283.0725483928" calcext:value-type="float">
            <text:p>68283.0725483928</text:p>
          </table:table-cell>
          <table:table-cell table:number-columns-repeated="1021"/>
        </table:table-row>
        <table:table-row table:style-name="ro1">
          <table:table-cell office:value-type="float" office:value="-155.386939812233" calcext:value-type="float">
            <text:p>-155.386939812233</text:p>
          </table:table-cell>
          <table:table-cell office:value-type="float" office:value="68283.0705330594" calcext:value-type="float">
            <text:p>68283.0705330594</text:p>
          </table:table-cell>
          <table:table-cell table:number-columns-repeated="1021"/>
        </table:table-row>
        <table:table-row table:style-name="ro1">
          <table:table-cell office:value-type="float" office:value="-155.360266478892" calcext:value-type="float">
            <text:p>-155.360266478892</text:p>
          </table:table-cell>
          <table:table-cell office:value-type="float" office:value="68283.0685177261" calcext:value-type="float">
            <text:p>68283.0685177261</text:p>
          </table:table-cell>
          <table:table-cell table:number-columns-repeated="1021"/>
        </table:table-row>
        <table:table-row table:style-name="ro1">
          <table:table-cell office:value-type="float" office:value="-155.333593145566" calcext:value-type="float">
            <text:p>-155.333593145566</text:p>
          </table:table-cell>
          <table:table-cell office:value-type="float" office:value="68283.0665023928" calcext:value-type="float">
            <text:p>68283.0665023928</text:p>
          </table:table-cell>
          <table:table-cell table:number-columns-repeated="1021"/>
        </table:table-row>
        <table:table-row table:style-name="ro1">
          <table:table-cell office:value-type="float" office:value="-155.306919812239" calcext:value-type="float">
            <text:p>-155.306919812239</text:p>
          </table:table-cell>
          <table:table-cell office:value-type="float" office:value="68283.0644870594" calcext:value-type="float">
            <text:p>68283.0644870594</text:p>
          </table:table-cell>
          <table:table-cell table:number-columns-repeated="1021"/>
        </table:table-row>
        <table:table-row table:style-name="ro1">
          <table:table-cell office:value-type="float" office:value="-155.280246478898" calcext:value-type="float">
            <text:p>-155.280246478898</text:p>
          </table:table-cell>
          <table:table-cell office:value-type="float" office:value="68283.0624717261" calcext:value-type="float">
            <text:p>68283.0624717261</text:p>
          </table:table-cell>
          <table:table-cell table:number-columns-repeated="1021"/>
        </table:table-row>
        <table:table-row table:style-name="ro1">
          <table:table-cell office:value-type="float" office:value="-155.253573145557" calcext:value-type="float">
            <text:p>-155.253573145557</text:p>
          </table:table-cell>
          <table:table-cell office:value-type="float" office:value="68283.0604563928" calcext:value-type="float">
            <text:p>68283.0604563928</text:p>
          </table:table-cell>
          <table:table-cell table:number-columns-repeated="1021"/>
        </table:table-row>
        <table:table-row table:style-name="ro1">
          <table:table-cell office:value-type="float" office:value="-155.226899812231" calcext:value-type="float">
            <text:p>-155.226899812231</text:p>
          </table:table-cell>
          <table:table-cell office:value-type="float" office:value="68283.0584410594" calcext:value-type="float">
            <text:p>68283.0584410594</text:p>
          </table:table-cell>
          <table:table-cell table:number-columns-repeated="1021"/>
        </table:table-row>
        <table:table-row table:style-name="ro1">
          <table:table-cell office:value-type="float" office:value="-155.20022647889" calcext:value-type="float">
            <text:p>-155.20022647889</text:p>
          </table:table-cell>
          <table:table-cell office:value-type="float" office:value="68283.0564257261" calcext:value-type="float">
            <text:p>68283.0564257261</text:p>
          </table:table-cell>
          <table:table-cell table:number-columns-repeated="1021"/>
        </table:table-row>
        <table:table-row table:style-name="ro1">
          <table:table-cell office:value-type="float" office:value="-155.173553145563" calcext:value-type="float">
            <text:p>-155.173553145563</text:p>
          </table:table-cell>
          <table:table-cell office:value-type="float" office:value="68283.0544103928" calcext:value-type="float">
            <text:p>68283.0544103928</text:p>
          </table:table-cell>
          <table:table-cell table:number-columns-repeated="1021"/>
        </table:table-row>
        <table:table-row table:style-name="ro1">
          <table:table-cell office:value-type="float" office:value="-155.146879812222" calcext:value-type="float">
            <text:p>-155.146879812222</text:p>
          </table:table-cell>
          <table:table-cell office:value-type="float" office:value="68283.0523950594" calcext:value-type="float">
            <text:p>68283.0523950594</text:p>
          </table:table-cell>
          <table:table-cell table:number-columns-repeated="1021"/>
        </table:table-row>
        <table:table-row table:style-name="ro1">
          <table:table-cell office:value-type="float" office:value="-155.11634195775" calcext:value-type="float">
            <text:p>-155.11634195775</text:p>
          </table:table-cell>
          <table:table-cell office:value-type="float" office:value="68283.0500877379" calcext:value-type="float">
            <text:p>68283.0500877379</text:p>
          </table:table-cell>
          <table:table-cell table:number-columns-repeated="1021"/>
        </table:table-row>
        <table:table-row table:style-name="ro1">
          <table:table-cell office:value-type="float" office:value="-155.085366220373" calcext:value-type="float">
            <text:p>-155.085366220373</text:p>
          </table:table-cell>
          <table:table-cell office:value-type="float" office:value="68283.0348093779" calcext:value-type="float">
            <text:p>68283.0348093779</text:p>
          </table:table-cell>
          <table:table-cell table:number-columns-repeated="1021"/>
        </table:table-row>
        <table:table-row table:style-name="ro1">
          <table:table-cell office:value-type="float" office:value="-155.057866220392" calcext:value-type="float">
            <text:p>-155.057866220392</text:p>
          </table:table-cell>
          <table:table-cell office:value-type="float" office:value="68283.0212453779" calcext:value-type="float">
            <text:p>68283.0212453779</text:p>
          </table:table-cell>
          <table:table-cell table:number-columns-repeated="1021"/>
        </table:table-row>
        <table:table-row table:style-name="ro1">
          <table:table-cell office:value-type="float" office:value="-155.030366220366" calcext:value-type="float">
            <text:p>-155.030366220366</text:p>
          </table:table-cell>
          <table:table-cell office:value-type="float" office:value="68283.0076813778" calcext:value-type="float">
            <text:p>68283.0076813778</text:p>
          </table:table-cell>
          <table:table-cell table:number-columns-repeated="1021"/>
        </table:table-row>
        <table:table-row table:style-name="ro1">
          <table:table-cell office:value-type="float" office:value="-155.00286622037" calcext:value-type="float">
            <text:p>-155.00286622037</text:p>
          </table:table-cell>
          <table:table-cell office:value-type="float" office:value="68282.9941173778" calcext:value-type="float">
            <text:p>68282.9941173778</text:p>
          </table:table-cell>
          <table:table-cell table:number-columns-repeated="1021"/>
        </table:table-row>
        <table:table-row table:style-name="ro1">
          <table:table-cell office:value-type="float" office:value="-154.975366220373" calcext:value-type="float">
            <text:p>-154.975366220373</text:p>
          </table:table-cell>
          <table:table-cell office:value-type="float" office:value="68282.9805533778" calcext:value-type="float">
            <text:p>68282.9805533778</text:p>
          </table:table-cell>
          <table:table-cell table:number-columns-repeated="1021"/>
        </table:table-row>
        <table:table-row table:style-name="ro1">
          <table:table-cell office:value-type="float" office:value="-154.947866220377" calcext:value-type="float">
            <text:p>-154.947866220377</text:p>
          </table:table-cell>
          <table:table-cell office:value-type="float" office:value="68282.9669893779" calcext:value-type="float">
            <text:p>68282.9669893779</text:p>
          </table:table-cell>
          <table:table-cell table:number-columns-repeated="1021"/>
        </table:table-row>
        <table:table-row table:style-name="ro1">
          <table:table-cell office:value-type="float" office:value="-154.920366220365" calcext:value-type="float">
            <text:p>-154.920366220365</text:p>
          </table:table-cell>
          <table:table-cell office:value-type="float" office:value="68282.9534253778" calcext:value-type="float">
            <text:p>68282.9534253778</text:p>
          </table:table-cell>
          <table:table-cell table:number-columns-repeated="1021"/>
        </table:table-row>
        <table:table-row table:style-name="ro1">
          <table:table-cell office:value-type="float" office:value="-154.892866220369" calcext:value-type="float">
            <text:p>-154.892866220369</text:p>
          </table:table-cell>
          <table:table-cell office:value-type="float" office:value="68282.9398613778" calcext:value-type="float">
            <text:p>68282.9398613778</text:p>
          </table:table-cell>
          <table:table-cell table:number-columns-repeated="1021"/>
        </table:table-row>
        <table:table-row table:style-name="ro1">
          <table:table-cell office:value-type="float" office:value="-154.865366220372" calcext:value-type="float">
            <text:p>-154.865366220372</text:p>
          </table:table-cell>
          <table:table-cell office:value-type="float" office:value="68282.9262973779" calcext:value-type="float">
            <text:p>68282.9262973779</text:p>
          </table:table-cell>
          <table:table-cell table:number-columns-repeated="1021"/>
        </table:table-row>
        <table:table-row table:style-name="ro1">
          <table:table-cell office:value-type="float" office:value="-154.837866220376" calcext:value-type="float">
            <text:p>-154.837866220376</text:p>
          </table:table-cell>
          <table:table-cell office:value-type="float" office:value="68282.9127333778" calcext:value-type="float">
            <text:p>68282.9127333778</text:p>
          </table:table-cell>
          <table:table-cell table:number-columns-repeated="1021"/>
        </table:table-row>
        <table:table-row table:style-name="ro1">
          <table:table-cell office:value-type="float" office:value="-154.810366220365" calcext:value-type="float">
            <text:p>-154.810366220365</text:p>
          </table:table-cell>
          <table:table-cell office:value-type="float" office:value="68282.8991693779" calcext:value-type="float">
            <text:p>68282.8991693779</text:p>
          </table:table-cell>
          <table:table-cell table:number-columns-repeated="1021"/>
        </table:table-row>
        <table:table-row table:style-name="ro1">
          <table:table-cell office:value-type="float" office:value="-154.782866220368" calcext:value-type="float">
            <text:p>-154.782866220368</text:p>
          </table:table-cell>
          <table:table-cell office:value-type="float" office:value="68282.8856053779" calcext:value-type="float">
            <text:p>68282.8856053779</text:p>
          </table:table-cell>
          <table:table-cell table:number-columns-repeated="1021"/>
        </table:table-row>
        <table:table-row table:style-name="ro1">
          <table:table-cell office:value-type="float" office:value="-154.755366220372" calcext:value-type="float">
            <text:p>-154.755366220372</text:p>
          </table:table-cell>
          <table:table-cell office:value-type="float" office:value="68282.8720413779" calcext:value-type="float">
            <text:p>68282.8720413779</text:p>
          </table:table-cell>
          <table:table-cell table:number-columns-repeated="1021"/>
        </table:table-row>
        <table:table-row table:style-name="ro1">
          <table:table-cell office:value-type="float" office:value="-154.72786622039" calcext:value-type="float">
            <text:p>-154.72786622039</text:p>
          </table:table-cell>
          <table:table-cell office:value-type="float" office:value="68282.8584773778" calcext:value-type="float">
            <text:p>68282.8584773778</text:p>
          </table:table-cell>
          <table:table-cell table:number-columns-repeated="1021"/>
        </table:table-row>
        <table:table-row table:style-name="ro1">
          <table:table-cell office:value-type="float" office:value="-154.695903752596" calcext:value-type="float">
            <text:p>-154.695903752596</text:p>
          </table:table-cell>
          <table:table-cell office:value-type="float" office:value="68282.8427123265" calcext:value-type="float">
            <text:p>68282.8427123265</text:p>
          </table:table-cell>
          <table:table-cell table:number-columns-repeated="1021"/>
        </table:table-row>
        <table:table-row table:style-name="ro1">
          <table:table-cell office:value-type="float" office:value="-154.67343952207" calcext:value-type="float">
            <text:p>-154.67343952207</text:p>
          </table:table-cell>
          <table:table-cell office:value-type="float" office:value="68282.8115695349" calcext:value-type="float">
            <text:p>68282.8115695349</text:p>
          </table:table-cell>
          <table:table-cell table:number-columns-repeated="1021"/>
        </table:table-row>
        <table:table-row table:style-name="ro1">
          <table:table-cell office:value-type="float" office:value="-154.653886188738" calcext:value-type="float">
            <text:p>-154.653886188738</text:p>
          </table:table-cell>
          <table:table-cell office:value-type="float" office:value="68282.7844622015" calcext:value-type="float">
            <text:p>68282.7844622015</text:p>
          </table:table-cell>
          <table:table-cell table:number-columns-repeated="1021"/>
        </table:table-row>
        <table:table-row table:style-name="ro1">
          <table:table-cell office:value-type="float" office:value="-154.634332855407" calcext:value-type="float">
            <text:p>-154.634332855407</text:p>
          </table:table-cell>
          <table:table-cell office:value-type="float" office:value="68282.7573548682" calcext:value-type="float">
            <text:p>68282.7573548682</text:p>
          </table:table-cell>
          <table:table-cell table:number-columns-repeated="1021"/>
        </table:table-row>
        <table:table-row table:style-name="ro1">
          <table:table-cell office:value-type="float" office:value="-154.614779522075" calcext:value-type="float">
            <text:p>-154.614779522075</text:p>
          </table:table-cell>
          <table:table-cell office:value-type="float" office:value="68282.7302475349" calcext:value-type="float">
            <text:p>68282.7302475349</text:p>
          </table:table-cell>
          <table:table-cell table:number-columns-repeated="1021"/>
        </table:table-row>
        <table:table-row table:style-name="ro1">
          <table:table-cell office:value-type="float" office:value="-154.595226188743" calcext:value-type="float">
            <text:p>-154.595226188743</text:p>
          </table:table-cell>
          <table:table-cell office:value-type="float" office:value="68282.7031402015" calcext:value-type="float">
            <text:p>68282.7031402015</text:p>
          </table:table-cell>
          <table:table-cell table:number-columns-repeated="1021"/>
        </table:table-row>
        <table:table-row table:style-name="ro1">
          <table:table-cell office:value-type="float" office:value="-154.575672855412" calcext:value-type="float">
            <text:p>-154.575672855412</text:p>
          </table:table-cell>
          <table:table-cell office:value-type="float" office:value="68282.6760328682" calcext:value-type="float">
            <text:p>68282.6760328682</text:p>
          </table:table-cell>
          <table:table-cell table:number-columns-repeated="1021"/>
        </table:table-row>
        <table:table-row table:style-name="ro1">
          <table:table-cell office:value-type="float" office:value="-154.55611952208" calcext:value-type="float">
            <text:p>-154.55611952208</text:p>
          </table:table-cell>
          <table:table-cell office:value-type="float" office:value="68282.6489255349" calcext:value-type="float">
            <text:p>68282.6489255349</text:p>
          </table:table-cell>
          <table:table-cell table:number-columns-repeated="1021"/>
        </table:table-row>
        <table:table-row table:style-name="ro1">
          <table:table-cell office:value-type="float" office:value="-154.536566188748" calcext:value-type="float">
            <text:p>-154.536566188748</text:p>
          </table:table-cell>
          <table:table-cell office:value-type="float" office:value="68282.6218182016" calcext:value-type="float">
            <text:p>68282.6218182016</text:p>
          </table:table-cell>
          <table:table-cell table:number-columns-repeated="1021"/>
        </table:table-row>
        <table:table-row table:style-name="ro1">
          <table:table-cell office:value-type="float" office:value="-154.517012855402" calcext:value-type="float">
            <text:p>-154.517012855402</text:p>
          </table:table-cell>
          <table:table-cell office:value-type="float" office:value="68282.5947108682" calcext:value-type="float">
            <text:p>68282.5947108682</text:p>
          </table:table-cell>
          <table:table-cell table:number-columns-repeated="1021"/>
        </table:table-row>
        <table:table-row table:style-name="ro1">
          <table:table-cell office:value-type="float" office:value="-154.49745952207" calcext:value-type="float">
            <text:p>-154.49745952207</text:p>
          </table:table-cell>
          <table:table-cell office:value-type="float" office:value="68282.5676035349" calcext:value-type="float">
            <text:p>68282.5676035349</text:p>
          </table:table-cell>
          <table:table-cell table:number-columns-repeated="1021"/>
        </table:table-row>
        <table:table-row table:style-name="ro1">
          <table:table-cell office:value-type="float" office:value="-154.477906188738" calcext:value-type="float">
            <text:p>-154.477906188738</text:p>
          </table:table-cell>
          <table:table-cell office:value-type="float" office:value="68282.5404962015" calcext:value-type="float">
            <text:p>68282.5404962015</text:p>
          </table:table-cell>
          <table:table-cell table:number-columns-repeated="1021"/>
        </table:table-row>
        <table:table-row table:style-name="ro1">
          <table:table-cell office:value-type="float" office:value="-154.458352855407" calcext:value-type="float">
            <text:p>-154.458352855407</text:p>
          </table:table-cell>
          <table:table-cell office:value-type="float" office:value="68282.5133888682" calcext:value-type="float">
            <text:p>68282.5133888682</text:p>
          </table:table-cell>
          <table:table-cell table:number-columns-repeated="1021"/>
        </table:table-row>
        <table:table-row table:style-name="ro1">
          <table:table-cell office:value-type="float" office:value="-154.438799522075" calcext:value-type="float">
            <text:p>-154.438799522075</text:p>
          </table:table-cell>
          <table:table-cell office:value-type="float" office:value="68282.4862815349" calcext:value-type="float">
            <text:p>68282.4862815349</text:p>
          </table:table-cell>
          <table:table-cell table:number-columns-repeated="1021"/>
        </table:table-row>
        <table:table-row table:style-name="ro1">
          <table:table-cell office:value-type="float" office:value="-154.419246188743" calcext:value-type="float">
            <text:p>-154.419246188743</text:p>
          </table:table-cell>
          <table:table-cell office:value-type="float" office:value="68282.4591742016" calcext:value-type="float">
            <text:p>68282.4591742016</text:p>
          </table:table-cell>
          <table:table-cell table:number-columns-repeated="1021"/>
        </table:table-row>
        <table:table-row table:style-name="ro1">
          <table:table-cell office:value-type="float" office:value="-154.395921115531" calcext:value-type="float">
            <text:p>-154.395921115531</text:p>
          </table:table-cell>
          <table:table-cell office:value-type="float" office:value="68282.4268379996" calcext:value-type="float">
            <text:p>68282.4268379996</text:p>
          </table:table-cell>
          <table:table-cell table:number-columns-repeated="1021"/>
        </table:table-row>
        <table:table-row table:style-name="ro1">
          <table:table-cell office:value-type="float" office:value="-154.395013320827" calcext:value-type="float">
            <text:p>-154.395013320827</text:p>
          </table:table-cell>
          <table:table-cell office:value-type="float" office:value="68281.67597075" calcext:value-type="float">
            <text:p>68281.67597075</text:p>
          </table:table-cell>
          <table:table-cell table:number-columns-repeated="1021"/>
        </table:table-row>
        <table:table-row table:style-name="ro1">
          <table:table-cell office:value-type="float" office:value="-153.40501329751" calcext:value-type="float">
            <text:p>-153.40501329751</text:p>
          </table:table-cell>
          <table:table-cell office:value-type="float" office:value="68281.6609652295" calcext:value-type="float">
            <text:p>68281.6609652295</text:p>
          </table:table-cell>
          <table:table-cell table:number-columns-repeated="1021"/>
        </table:table-row>
        <table:table-row table:style-name="ro1">
          <table:table-cell office:value-type="float" office:value="-153.40411585175" calcext:value-type="float">
            <text:p>-153.40411585175</text:p>
          </table:table-cell>
          <table:table-cell office:value-type="float" office:value="68282.622887468" calcext:value-type="float">
            <text:p>68282.622887468</text:p>
          </table:table-cell>
          <table:table-cell table:number-columns-repeated="1021"/>
        </table:table-row>
        <table:table-row table:style-name="ro1">
          <table:table-cell office:value-type="float" office:value="-153.65718871064" calcext:value-type="float">
            <text:p>-153.65718871064</text:p>
          </table:table-cell>
          <table:table-cell office:value-type="float" office:value="68283.5332247082" calcext:value-type="float">
            <text:p>68283.5332247082</text:p>
          </table:table-cell>
          <table:table-cell table:number-columns-repeated="1021"/>
        </table:table-row>
        <table:table-row table:style-name="ro1">
          <table:table-cell office:value-type="float" office:value="-153.973604187093" calcext:value-type="float">
            <text:p>-153.973604187093</text:p>
          </table:table-cell>
          <table:table-cell office:value-type="float" office:value="68283.959946556" calcext:value-type="float">
            <text:p>68283.959946556</text:p>
          </table:table-cell>
          <table:table-cell table:number-columns-repeated="1021"/>
        </table:table-row>
        <table:table-row table:style-name="ro1">
          <table:table-cell office:value-type="float" office:value="-155.446013390101" calcext:value-type="float">
            <text:p>-155.446013390101</text:p>
          </table:table-cell>
          <table:table-cell office:value-type="float" office:value="68283.9599454888" calcext:value-type="float">
            <text:p>68283.9599454888</text:p>
          </table:table-cell>
          <table:table-cell table:number-columns-repeated="1021"/>
        </table:table-row>
        <table:table-row table:style-name="ro1">
          <table:table-cell office:value-type="float" office:value="-155.446013405439" calcext:value-type="float">
            <text:p>-155.446013405439</text:p>
          </table:table-cell>
          <table:table-cell office:value-type="float" office:value="68283.9699454888" calcext:value-type="float">
            <text:p>68283.9699454888</text:p>
          </table:table-cell>
          <table:table-cell table:number-columns-repeated="1021"/>
        </table:table-row>
        <table:table-row table:style-name="ro1">
          <table:table-cell office:value-type="float" office:value="-153.973604207931" calcext:value-type="float">
            <text:p>-153.973604207931</text:p>
          </table:table-cell>
          <table:table-cell office:value-type="float" office:value="68283.969946556" calcext:value-type="float">
            <text:p>68283.969946556</text:p>
          </table:table-cell>
          <table:table-cell table:number-columns-repeated="1021"/>
        </table:table-row>
        <table:table-row table:style-name="ro1">
          <table:table-cell office:value-type="float" office:value="-153.65718871064" calcext:value-type="float">
            <text:p>-153.65718871064</text:p>
          </table:table-cell>
          <table:table-cell office:value-type="float" office:value="68284.3966684319" calcext:value-type="float">
            <text:p>68284.3966684319</text:p>
          </table:table-cell>
          <table:table-cell table:number-columns-repeated="1021"/>
        </table:table-row>
        <table:table-row table:style-name="ro1">
          <table:table-cell office:value-type="float" office:value="-153.404115891972" calcext:value-type="float">
            <text:p>-153.404115891972</text:p>
          </table:table-cell>
          <table:table-cell office:value-type="float" office:value="68285.3070055275" calcext:value-type="float">
            <text:p>68285.3070055275</text:p>
          </table:table-cell>
          <table:table-cell table:number-columns-repeated="1021"/>
        </table:table-row>
        <table:table-row table:style-name="ro1">
          <table:table-cell office:value-type="float" office:value="-153.405013297233" calcext:value-type="float">
            <text:p>-153.405013297233</text:p>
          </table:table-cell>
          <table:table-cell office:value-type="float" office:value="68286.253927616" calcext:value-type="float">
            <text:p>68286.253927616</text:p>
          </table:table-cell>
          <table:table-cell table:number-columns-repeated="1021"/>
        </table:table-row>
        <table:table-row table:style-name="ro1">
          <table:table-cell office:value-type="float" office:value="-154.39501332026" calcext:value-type="float">
            <text:p>-154.39501332026</text:p>
          </table:table-cell>
          <table:table-cell office:value-type="float" office:value="68286.2689228672" calcext:value-type="float">
            <text:p>68286.2689228672</text:p>
          </table:table-cell>
          <table:table-cell table:number-columns-repeated="1021"/>
        </table:table-row>
        <table:table-row table:style-name="ro1">
          <table:table-cell office:value-type="float" office:value="-154.395920961193" calcext:value-type="float">
            <text:p>-154.395920961193</text:p>
          </table:table-cell>
          <table:table-cell office:value-type="float" office:value="68285.5030756117" calcext:value-type="float">
            <text:p>68285.5030756117</text:p>
          </table:table-cell>
          <table:table-cell table:number-columns-repeated="1021"/>
        </table:table-row>
        <table:table-row table:style-name="ro1">
          <table:table-cell office:value-type="float" office:value="-154.419245915706" calcext:value-type="float">
            <text:p>-154.419245915706</text:p>
          </table:table-cell>
          <table:table-cell office:value-type="float" office:value="68285.4707379838" calcext:value-type="float">
            <text:p>68285.4707379838</text:p>
          </table:table-cell>
          <table:table-cell table:number-columns-repeated="1021"/>
        </table:table-row>
        <table:table-row table:style-name="ro1">
          <table:table-cell office:value-type="float" office:value="-154.438799249037" calcext:value-type="float">
            <text:p>-154.438799249037</text:p>
          </table:table-cell>
          <table:table-cell office:value-type="float" office:value="68285.4436293172" calcext:value-type="float">
            <text:p>68285.4436293172</text:p>
          </table:table-cell>
          <table:table-cell table:number-columns-repeated="1021"/>
        </table:table-row>
        <table:table-row table:style-name="ro1">
          <table:table-cell office:value-type="float" office:value="-154.458352582369" calcext:value-type="float">
            <text:p>-154.458352582369</text:p>
          </table:table-cell>
          <table:table-cell office:value-type="float" office:value="68285.4165206505" calcext:value-type="float">
            <text:p>68285.4165206505</text:p>
          </table:table-cell>
          <table:table-cell table:number-columns-repeated="1021"/>
        </table:table-row>
        <table:table-row table:style-name="ro1">
          <table:table-cell office:value-type="float" office:value="-154.477905915701" calcext:value-type="float">
            <text:p>-154.477905915701</text:p>
          </table:table-cell>
          <table:table-cell office:value-type="float" office:value="68285.3894119839" calcext:value-type="float">
            <text:p>68285.3894119839</text:p>
          </table:table-cell>
          <table:table-cell table:number-columns-repeated="1021"/>
        </table:table-row>
        <table:table-row table:style-name="ro1">
          <table:table-cell office:value-type="float" office:value="-154.497459249032" calcext:value-type="float">
            <text:p>-154.497459249032</text:p>
          </table:table-cell>
          <table:table-cell office:value-type="float" office:value="68285.3623033172" calcext:value-type="float">
            <text:p>68285.3623033172</text:p>
          </table:table-cell>
          <table:table-cell table:number-columns-repeated="1021"/>
        </table:table-row>
        <table:table-row table:style-name="ro1">
          <table:table-cell office:value-type="float" office:value="-154.517012582364" calcext:value-type="float">
            <text:p>-154.517012582364</text:p>
          </table:table-cell>
          <table:table-cell office:value-type="float" office:value="68285.3351946505" calcext:value-type="float">
            <text:p>68285.3351946505</text:p>
          </table:table-cell>
          <table:table-cell table:number-columns-repeated="1021"/>
        </table:table-row>
        <table:table-row table:style-name="ro1">
          <table:table-cell office:value-type="float" office:value="-154.536565915711" calcext:value-type="float">
            <text:p>-154.536565915711</text:p>
          </table:table-cell>
          <table:table-cell office:value-type="float" office:value="68285.3080859838" calcext:value-type="float">
            <text:p>68285.3080859838</text:p>
          </table:table-cell>
          <table:table-cell table:number-columns-repeated="1021"/>
        </table:table-row>
        <table:table-row table:style-name="ro1">
          <table:table-cell office:value-type="float" office:value="-154.556119249042" calcext:value-type="float">
            <text:p>-154.556119249042</text:p>
          </table:table-cell>
          <table:table-cell office:value-type="float" office:value="68285.2809773172" calcext:value-type="float">
            <text:p>68285.2809773172</text:p>
          </table:table-cell>
          <table:table-cell table:number-columns-repeated="1021"/>
        </table:table-row>
        <table:table-row table:style-name="ro1">
          <table:table-cell office:value-type="float" office:value="-154.575672582374" calcext:value-type="float">
            <text:p>-154.575672582374</text:p>
          </table:table-cell>
          <table:table-cell office:value-type="float" office:value="68285.2538686505" calcext:value-type="float">
            <text:p>68285.2538686505</text:p>
          </table:table-cell>
          <table:table-cell table:number-columns-repeated="1021"/>
        </table:table-row>
        <table:table-row table:style-name="ro1">
          <table:table-cell office:value-type="float" office:value="-154.595225915706" calcext:value-type="float">
            <text:p>-154.595225915706</text:p>
          </table:table-cell>
          <table:table-cell office:value-type="float" office:value="68285.2267599838" calcext:value-type="float">
            <text:p>68285.2267599838</text:p>
          </table:table-cell>
          <table:table-cell table:number-columns-repeated="1021"/>
        </table:table-row>
        <table:table-row table:style-name="ro1">
          <table:table-cell office:value-type="float" office:value="-154.614779249037" calcext:value-type="float">
            <text:p>-154.614779249037</text:p>
          </table:table-cell>
          <table:table-cell office:value-type="float" office:value="68285.1996513172" calcext:value-type="float">
            <text:p>68285.1996513172</text:p>
          </table:table-cell>
          <table:table-cell table:number-columns-repeated="1021"/>
        </table:table-row>
        <table:table-row table:style-name="ro1">
          <table:table-cell office:value-type="float" office:value="-154.634332582369" calcext:value-type="float">
            <text:p>-154.634332582369</text:p>
          </table:table-cell>
          <table:table-cell office:value-type="float" office:value="68285.1725426505" calcext:value-type="float">
            <text:p>68285.1725426505</text:p>
          </table:table-cell>
          <table:table-cell table:number-columns-repeated="1021"/>
        </table:table-row>
        <table:table-row table:style-name="ro1">
          <table:table-cell office:value-type="float" office:value="-154.653885915701" calcext:value-type="float">
            <text:p>-154.653885915701</text:p>
          </table:table-cell>
          <table:table-cell office:value-type="float" office:value="68285.1454339838" calcext:value-type="float">
            <text:p>68285.1454339838</text:p>
          </table:table-cell>
          <table:table-cell table:number-columns-repeated="1021"/>
        </table:table-row>
        <table:table-row table:style-name="ro1">
          <table:table-cell office:value-type="float" office:value="-154.673439249033" calcext:value-type="float">
            <text:p>-154.673439249033</text:p>
          </table:table-cell>
          <table:table-cell office:value-type="float" office:value="68285.1183253172" calcext:value-type="float">
            <text:p>68285.1183253172</text:p>
          </table:table-cell>
          <table:table-cell table:number-columns-repeated="1021"/>
        </table:table-row>
        <table:table-row table:style-name="ro1">
          <table:table-cell office:value-type="float" office:value="-154.695903530344" calcext:value-type="float">
            <text:p>-154.695903530344</text:p>
          </table:table-cell>
          <table:table-cell office:value-type="float" office:value="68285.0871809233" calcext:value-type="float">
            <text:p>68285.0871809233</text:p>
          </table:table-cell>
          <table:table-cell table:number-columns-repeated="1021"/>
        </table:table-row>
        <table:table-row table:style-name="ro1">
          <table:table-cell office:value-type="float" office:value="-154.72786622039" calcext:value-type="float">
            <text:p>-154.72786622039</text:p>
          </table:table-cell>
          <table:table-cell office:value-type="float" office:value="68285.0714157623" calcext:value-type="float">
            <text:p>68285.0714157623</text:p>
          </table:table-cell>
          <table:table-cell table:number-columns-repeated="1021"/>
        </table:table-row>
        <table:table-row table:style-name="ro1">
          <table:table-cell office:value-type="float" office:value="-154.755366220372" calcext:value-type="float">
            <text:p>-154.755366220372</text:p>
          </table:table-cell>
          <table:table-cell office:value-type="float" office:value="68285.0578517624" calcext:value-type="float">
            <text:p>68285.0578517624</text:p>
          </table:table-cell>
          <table:table-cell table:number-columns-repeated="1021"/>
        </table:table-row>
        <table:table-row table:style-name="ro1">
          <table:table-cell office:value-type="float" office:value="-154.782866220368" calcext:value-type="float">
            <text:p>-154.782866220368</text:p>
          </table:table-cell>
          <table:table-cell office:value-type="float" office:value="68285.0442877623" calcext:value-type="float">
            <text:p>68285.0442877623</text:p>
          </table:table-cell>
          <table:table-cell table:number-columns-repeated="1021"/>
        </table:table-row>
        <table:table-row table:style-name="ro1">
          <table:table-cell office:value-type="float" office:value="-154.810366220365" calcext:value-type="float">
            <text:p>-154.810366220365</text:p>
          </table:table-cell>
          <table:table-cell office:value-type="float" office:value="68285.0307237624" calcext:value-type="float">
            <text:p>68285.0307237624</text:p>
          </table:table-cell>
          <table:table-cell table:number-columns-repeated="1021"/>
        </table:table-row>
        <table:table-row table:style-name="ro1">
          <table:table-cell office:value-type="float" office:value="-154.837866220376" calcext:value-type="float">
            <text:p>-154.837866220376</text:p>
          </table:table-cell>
          <table:table-cell office:value-type="float" office:value="68285.0171597623" calcext:value-type="float">
            <text:p>68285.0171597623</text:p>
          </table:table-cell>
          <table:table-cell table:number-columns-repeated="1021"/>
        </table:table-row>
        <table:table-row table:style-name="ro1">
          <table:table-cell office:value-type="float" office:value="-154.865366220372" calcext:value-type="float">
            <text:p>-154.865366220372</text:p>
          </table:table-cell>
          <table:table-cell office:value-type="float" office:value="68285.0035957623" calcext:value-type="float">
            <text:p>68285.0035957623</text:p>
          </table:table-cell>
          <table:table-cell table:number-columns-repeated="1021"/>
        </table:table-row>
        <table:table-row table:style-name="ro1">
          <table:table-cell office:value-type="float" office:value="-154.892866220369" calcext:value-type="float">
            <text:p>-154.892866220369</text:p>
          </table:table-cell>
          <table:table-cell office:value-type="float" office:value="68284.9900317623" calcext:value-type="float">
            <text:p>68284.9900317623</text:p>
          </table:table-cell>
          <table:table-cell table:number-columns-repeated="1021"/>
        </table:table-row>
        <table:table-row table:style-name="ro1">
          <table:table-cell office:value-type="float" office:value="-154.920366220365" calcext:value-type="float">
            <text:p>-154.920366220365</text:p>
          </table:table-cell>
          <table:table-cell office:value-type="float" office:value="68284.9764677624" calcext:value-type="float">
            <text:p>68284.9764677624</text:p>
          </table:table-cell>
          <table:table-cell table:number-columns-repeated="1021"/>
        </table:table-row>
        <table:table-row table:style-name="ro1">
          <table:table-cell office:value-type="float" office:value="-154.947866220377" calcext:value-type="float">
            <text:p>-154.947866220377</text:p>
          </table:table-cell>
          <table:table-cell office:value-type="float" office:value="68284.9629037623" calcext:value-type="float">
            <text:p>68284.9629037623</text:p>
          </table:table-cell>
          <table:table-cell table:number-columns-repeated="1021"/>
        </table:table-row>
        <table:table-row table:style-name="ro1">
          <table:table-cell office:value-type="float" office:value="-154.975366220373" calcext:value-type="float">
            <text:p>-154.975366220373</text:p>
          </table:table-cell>
          <table:table-cell office:value-type="float" office:value="68284.9493397623" calcext:value-type="float">
            <text:p>68284.9493397623</text:p>
          </table:table-cell>
          <table:table-cell table:number-columns-repeated="1021"/>
        </table:table-row>
        <table:table-row table:style-name="ro1">
          <table:table-cell office:value-type="float" office:value="-155.00286622037" calcext:value-type="float">
            <text:p>-155.00286622037</text:p>
          </table:table-cell>
          <table:table-cell office:value-type="float" office:value="68284.9357757624" calcext:value-type="float">
            <text:p>68284.9357757624</text:p>
          </table:table-cell>
          <table:table-cell table:number-columns-repeated="1021"/>
        </table:table-row>
        <table:table-row table:style-name="ro1">
          <table:table-cell office:value-type="float" office:value="-155.030366220366" calcext:value-type="float">
            <text:p>-155.030366220366</text:p>
          </table:table-cell>
          <table:table-cell office:value-type="float" office:value="68284.9222117623" calcext:value-type="float">
            <text:p>68284.9222117623</text:p>
          </table:table-cell>
          <table:table-cell table:number-columns-repeated="1021"/>
        </table:table-row>
        <table:table-row table:style-name="ro1">
          <table:table-cell office:value-type="float" office:value="-155.057866220392" calcext:value-type="float">
            <text:p>-155.057866220392</text:p>
          </table:table-cell>
          <table:table-cell office:value-type="float" office:value="68284.9086477624" calcext:value-type="float">
            <text:p>68284.9086477624</text:p>
          </table:table-cell>
          <table:table-cell table:number-columns-repeated="1021"/>
        </table:table-row>
        <table:table-row table:style-name="ro1">
          <table:table-cell office:value-type="float" office:value="-155.085366220373" calcext:value-type="float">
            <text:p>-155.085366220373</text:p>
          </table:table-cell>
          <table:table-cell office:value-type="float" office:value="68284.8950837623" calcext:value-type="float">
            <text:p>68284.8950837623</text:p>
          </table:table-cell>
          <table:table-cell table:number-columns-repeated="1021"/>
        </table:table-row>
        <table:table-row table:style-name="ro1">
          <table:table-cell office:value-type="float" office:value="-155.11634195775" calcext:value-type="float">
            <text:p>-155.11634195775</text:p>
          </table:table-cell>
          <table:table-cell office:value-type="float" office:value="68284.8798054023" calcext:value-type="float">
            <text:p>68284.8798054023</text:p>
          </table:table-cell>
          <table:table-cell table:number-columns-repeated="1021"/>
        </table:table-row>
        <table:table-row table:style-name="ro1">
          <table:table-cell office:value-type="float" office:value="-155.146879812222" calcext:value-type="float">
            <text:p>-155.146879812222</text:p>
          </table:table-cell>
          <table:table-cell office:value-type="float" office:value="68284.8774980808" calcext:value-type="float">
            <text:p>68284.8774980808</text:p>
          </table:table-cell>
          <table:table-cell table:number-columns-repeated="1021"/>
        </table:table-row>
        <table:table-row table:style-name="ro1">
          <table:table-cell office:value-type="float" office:value="-155.173553145563" calcext:value-type="float">
            <text:p>-155.173553145563</text:p>
          </table:table-cell>
          <table:table-cell office:value-type="float" office:value="68284.8754827474" calcext:value-type="float">
            <text:p>68284.8754827474</text:p>
          </table:table-cell>
          <table:table-cell table:number-columns-repeated="1021"/>
        </table:table-row>
        <table:table-row table:style-name="ro1">
          <table:table-cell office:value-type="float" office:value="-155.20022647889" calcext:value-type="float">
            <text:p>-155.20022647889</text:p>
          </table:table-cell>
          <table:table-cell office:value-type="float" office:value="68284.8734674141" calcext:value-type="float">
            <text:p>68284.8734674141</text:p>
          </table:table-cell>
          <table:table-cell table:number-columns-repeated="1021"/>
        </table:table-row>
        <table:table-row table:style-name="ro1">
          <table:table-cell office:value-type="float" office:value="-155.226899812231" calcext:value-type="float">
            <text:p>-155.226899812231</text:p>
          </table:table-cell>
          <table:table-cell office:value-type="float" office:value="68284.8714520808" calcext:value-type="float">
            <text:p>68284.8714520808</text:p>
          </table:table-cell>
          <table:table-cell table:number-columns-repeated="1021"/>
        </table:table-row>
        <table:table-row table:style-name="ro1">
          <table:table-cell office:value-type="float" office:value="-155.253573145557" calcext:value-type="float">
            <text:p>-155.253573145557</text:p>
          </table:table-cell>
          <table:table-cell office:value-type="float" office:value="68284.8694367474" calcext:value-type="float">
            <text:p>68284.8694367474</text:p>
          </table:table-cell>
          <table:table-cell table:number-columns-repeated="1021"/>
        </table:table-row>
        <table:table-row table:style-name="ro1">
          <table:table-cell office:value-type="float" office:value="-155.280246478898" calcext:value-type="float">
            <text:p>-155.280246478898</text:p>
          </table:table-cell>
          <table:table-cell office:value-type="float" office:value="68284.8674214141" calcext:value-type="float">
            <text:p>68284.8674214141</text:p>
          </table:table-cell>
          <table:table-cell table:number-columns-repeated="1021"/>
        </table:table-row>
        <table:table-row table:style-name="ro1">
          <table:table-cell office:value-type="float" office:value="-155.306919812239" calcext:value-type="float">
            <text:p>-155.306919812239</text:p>
          </table:table-cell>
          <table:table-cell office:value-type="float" office:value="68284.8654060808" calcext:value-type="float">
            <text:p>68284.8654060808</text:p>
          </table:table-cell>
          <table:table-cell table:number-columns-repeated="1021"/>
        </table:table-row>
        <table:table-row table:style-name="ro1">
          <table:table-cell office:value-type="float" office:value="-155.333593145566" calcext:value-type="float">
            <text:p>-155.333593145566</text:p>
          </table:table-cell>
          <table:table-cell office:value-type="float" office:value="68284.8633907474" calcext:value-type="float">
            <text:p>68284.8633907474</text:p>
          </table:table-cell>
          <table:table-cell table:number-columns-repeated="1021"/>
        </table:table-row>
        <table:table-row table:style-name="ro1">
          <table:table-cell office:value-type="float" office:value="-155.360266478892" calcext:value-type="float">
            <text:p>-155.360266478892</text:p>
          </table:table-cell>
          <table:table-cell office:value-type="float" office:value="68284.8613754141" calcext:value-type="float">
            <text:p>68284.8613754141</text:p>
          </table:table-cell>
          <table:table-cell table:number-columns-repeated="1021"/>
        </table:table-row>
        <table:table-row table:style-name="ro1">
          <table:table-cell office:value-type="float" office:value="-155.386939812233" calcext:value-type="float">
            <text:p>-155.386939812233</text:p>
          </table:table-cell>
          <table:table-cell office:value-type="float" office:value="68284.8593600808" calcext:value-type="float">
            <text:p>68284.8593600808</text:p>
          </table:table-cell>
          <table:table-cell table:number-columns-repeated="1021"/>
        </table:table-row>
        <table:table-row table:style-name="ro1">
          <table:table-cell office:value-type="float" office:value="-155.41361314556" calcext:value-type="float">
            <text:p>-155.41361314556</text:p>
          </table:table-cell>
          <table:table-cell office:value-type="float" office:value="68284.8573447474" calcext:value-type="float">
            <text:p>68284.8573447474</text:p>
          </table:table-cell>
          <table:table-cell table:number-columns-repeated="1021"/>
        </table:table-row>
        <table:table-row table:style-name="ro1">
          <table:table-cell office:value-type="float" office:value="-155.440286478901" calcext:value-type="float">
            <text:p>-155.440286478901</text:p>
          </table:table-cell>
          <table:table-cell office:value-type="float" office:value="68284.8553294141" calcext:value-type="float">
            <text:p>68284.8553294141</text:p>
          </table:table-cell>
          <table:table-cell table:number-columns-repeated="1021"/>
        </table:table-row>
        <table:table-row table:style-name="ro1">
          <table:table-cell office:value-type="float" office:value="-155.466959812227" calcext:value-type="float">
            <text:p>-155.466959812227</text:p>
          </table:table-cell>
          <table:table-cell office:value-type="float" office:value="68284.8533140808" calcext:value-type="float">
            <text:p>68284.8533140808</text:p>
          </table:table-cell>
          <table:table-cell table:number-columns-repeated="1021"/>
        </table:table-row>
        <table:table-row table:style-name="ro1">
          <table:table-cell office:value-type="float" office:value="-155.493633145568" calcext:value-type="float">
            <text:p>-155.493633145568</text:p>
          </table:table-cell>
          <table:table-cell office:value-type="float" office:value="68284.8512987474" calcext:value-type="float">
            <text:p>68284.8512987474</text:p>
          </table:table-cell>
          <table:table-cell table:number-columns-repeated="1021"/>
        </table:table-row>
        <table:table-row table:style-name="ro1">
          <table:table-cell office:value-type="float" office:value="-155.522051207721" calcext:value-type="float">
            <text:p>-155.522051207721</text:p>
          </table:table-cell>
          <table:table-cell office:value-type="float" office:value="68284.8491515892" calcext:value-type="float">
            <text:p>68284.8491515892</text:p>
          </table:table-cell>
          <table:table-cell table:number-columns-repeated="1021"/>
        </table:table-row>
        <table:table-row table:style-name="ro1">
          <table:table-cell office:value-type="float" office:value="-155.701005248455" calcext:value-type="float">
            <text:p>-155.701005248455</text:p>
          </table:table-cell>
          <table:table-cell office:value-type="float" office:value="68284.8669465701" calcext:value-type="float">
            <text:p>68284.8669465701</text:p>
          </table:table-cell>
          <table:table-cell table:number-columns-repeated="1021"/>
        </table:table-row>
        <table:table-row table:style-name="ro1">
          <table:table-cell office:value-type="float" office:value="-155.850013306204" calcext:value-type="float">
            <text:p>-155.850013306204</text:p>
          </table:table-cell>
          <table:table-cell office:value-type="float" office:value="68284.8669465701" calcext:value-type="float">
            <text:p>68284.8669465701</text:p>
          </table:table-cell>
          <table:table-cell table:number-columns-repeated="1021"/>
        </table:table-row>
        <table:table-row table:style-name="ro1">
          <table:table-cell office:value-type="float" office:value="-156.300013306201" calcext:value-type="float">
            <text:p>-156.300013306201</text:p>
          </table:table-cell>
          <table:table-cell office:value-type="float" office:value="68284.8669465701" calcext:value-type="float">
            <text:p>68284.8669465701</text:p>
          </table:table-cell>
          <table:table-cell table:number-columns-repeated="1021"/>
        </table:table-row>
        <table:table-row table:style-name="ro1">
          <table:table-cell office:value-type="float" office:value="-157.024053996924" calcext:value-type="float">
            <text:p>-157.024053996924</text:p>
          </table:table-cell>
          <table:table-cell office:value-type="float" office:value="68284.8669465701" calcext:value-type="float">
            <text:p>68284.8669465701</text:p>
          </table:table-cell>
          <table:table-cell table:number-columns-repeated="1021"/>
        </table:table-row>
        <table:table-row table:style-name="ro1">
          <table:table-cell office:value-type="float" office:value="-158.277972375043" calcext:value-type="float">
            <text:p>-158.277972375043</text:p>
          </table:table-cell>
          <table:table-cell office:value-type="float" office:value="68284.1429456927" calcext:value-type="float">
            <text:p>68284.1429456927</text:p>
          </table:table-cell>
          <table:table-cell table:number-columns-repeated="1021"/>
        </table:table-row>
        <table:table-row table:style-name="ro1">
          <table:table-cell office:value-type="float" office:value="-159.002013306192" calcext:value-type="float">
            <text:p>-159.002013306192</text:p>
          </table:table-cell>
          <table:table-cell office:value-type="float" office:value="68282.8889473002" calcext:value-type="float">
            <text:p>68282.8889473002</text:p>
          </table:table-cell>
          <table:table-cell table:number-columns-repeated="1021"/>
        </table:table-row>
        <table:table-row table:style-name="ro1">
          <table:table-cell office:value-type="float" office:value="-159.002013306192" calcext:value-type="float">
            <text:p>-159.002013306192</text:p>
          </table:table-cell>
          <table:table-cell office:value-type="float" office:value="68282.1649465701" calcext:value-type="float">
            <text:p>68282.1649465701</text:p>
          </table:table-cell>
          <table:table-cell table:number-columns-repeated="1021"/>
        </table:table-row>
        <table:table-row table:style-name="ro1">
          <table:table-cell table:formula="of:=MEDIAN([.A2:.A121])" office:value-type="float" office:value="-154.961616220375" calcext:value-type="float">
            <text:p>-154.961616220375</text:p>
          </table:table-cell>
          <table:table-cell table:formula="of:=MEDIAN([.B2:.B121])" office:value-type="float" office:value="68283.3069831296" calcext:value-type="float">
            <text:p>68283.3069831296</text:p>
          </table:table-cell>
          <table:table-cell table:number-columns-repeated="1021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2" draw:text-style-name="P2" svg:width="18.8646in" svg:height="9.4854in" svg:x="10.6748in" svg:y="4.6638in">
            <draw:object draw:notify-on-update-of-ranges="Sheet2.A1:Sheet2.A120 Sheet2.B1:Sheet2.B1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2.3618in" svg:height="6.9531in" svg:x="11.1406in" svg:y="0in">
            <draw:object draw:notify-on-update-of-ranges="Sheet2.G1:Sheet2.G180 Sheet2.H1:Sheet2.H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2.81703655952879" calcext:value-type="float">
            <text:p>-2.81703655952879</text:p>
          </table:table-cell>
          <table:table-cell table:number-columns-repeated="4"/>
          <table:table-cell table:formula="of:=[.K3]+[.$E$10]" office:value-type="float" office:value="2.7346" calcext:value-type="float">
            <text:p>2.7346</text:p>
          </table:table-cell>
          <table:table-cell table:formula="of:=[.L3]-[.$E$9]" office:value-type="float" office:value="6.0619" calcext:value-type="float">
            <text:p>6.0619</text:p>
          </table:table-cell>
          <table:table-cell table:number-columns-repeated="4"/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2.81703655952879" calcext:value-type="float">
            <text:p>-2.81703655952879</text:p>
          </table:table-cell>
          <table:table-cell table:number-columns-repeated="4"/>
          <table:table-cell table:formula="of:=[.K4]+[.$E$10]" office:value-type="float" office:value="2.4346" calcext:value-type="float">
            <text:p>2.4346</text:p>
          </table:table-cell>
          <table:table-cell table:formula="of:=[.L4]-[.$E$9]" office:value-type="float" office:value="6.0119" calcext:value-type="float">
            <text:p>6.0119</text:p>
          </table:table-cell>
          <table:table-cell table:number-columns-repeated="4"/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1.14203655954043" calcext:value-type="float">
            <text:p>-1.14203655954043</text:p>
          </table:table-cell>
          <table:table-cell table:number-columns-repeated="4"/>
          <table:table-cell table:formula="of:=[.K5]+[.$E$10]" office:value-type="float" office:value="1.8346" calcext:value-type="float">
            <text:p>1.8346</text:p>
          </table:table-cell>
          <table:table-cell table:formula="of:=[.L5]-[.$E$9]" office:value-type="float" office:value="5.8619" calcext:value-type="float">
            <text:p>5.8619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0.901416760738357" calcext:value-type="float">
            <text:p>-0.901416760738357</text:p>
          </table:table-cell>
          <table:table-cell table:number-columns-repeated="4"/>
          <table:table-cell table:formula="of:=[.K6]+[.$E$10]" office:value-type="float" office:value="1.4346" calcext:value-type="float">
            <text:p>1.4346</text:p>
          </table:table-cell>
          <table:table-cell table:formula="of:=[.L6]-[.$E$9]" office:value-type="float" office:value="5.4619" calcext:value-type="float">
            <text:p>5.46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-1.99573786485414" calcext:value-type="float">
            <text:p>-1.99573786485414</text:p>
          </table:table-cell>
          <table:table-cell office:value-type="float" office:value="-0.484655947482679" calcext:value-type="float">
            <text:p>-0.484655947482679</text:p>
          </table:table-cell>
          <table:table-cell table:number-columns-repeated="4"/>
          <table:table-cell table:formula="of:=[.K7]+[.$E$10]" office:value-type="float" office:value="0.9346" calcext:value-type="float">
            <text:p>0.9346</text:p>
          </table:table-cell>
          <table:table-cell table:formula="of:=[.L7]-[.$E$9]" office:value-type="float" office:value="4.2619" calcext:value-type="float">
            <text:p>4.2619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-1.57905700687834" calcext:value-type="float">
            <text:p>-1.5790570068783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4"/>
          <table:table-cell office:value-type="float" office:value="0.566602900115072" calcext:value-type="float">
            <text:p>0.566602900115072</text:p>
          </table:table-cell>
          <table:table-cell office:value-type="float" office:value="2.96193973756453" calcext:value-type="float">
            <text:p>2.961939737564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2"/>
          <table:table-cell table:style-name="ce1"/>
          <table:table-cell/>
          <table:table-cell office:value-type="float" office:value="0.565695259181751" calcext:value-type="float">
            <text:p>0.565695259181751</text:p>
          </table:table-cell>
          <table:table-cell office:value-type="float" office:value="2.19609248208872" calcext:value-type="float">
            <text:p>2.1960924820887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2"/>
          <table:table-cell table:style-name="ce1"/>
          <table:table-cell/>
          <table:table-cell office:value-type="float" office:value="0.542370304669078" calcext:value-type="float">
            <text:p>0.542370304669078</text:p>
          </table:table-cell>
          <table:table-cell office:value-type="float" office:value="2.16375485422031" calcext:value-type="float">
            <text:p>2.16375485422031</text:p>
          </table:table-cell>
          <table:table-cell table:number-columns-repeated="4"/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-0.244036559539381" calcext:value-type="float">
            <text:p>-0.24403655953938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381" calcext:value-type="float">
            <text:p>0.0381</text:p>
          </table:table-cell>
          <table:table-cell/>
          <table:table-cell office:value-type="float" office:value="0.522816971337363" calcext:value-type="float">
            <text:p>0.522816971337363</text:p>
          </table:table-cell>
          <table:table-cell office:value-type="float" office:value="2.1366461875441" calcext:value-type="float">
            <text:p>2.1366461875441</text:p>
          </table:table-cell>
          <table:table-cell table:number-columns-repeated="4"/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-0.226241578609915" calcext:value-type="float">
            <text:p>-0.2262415786099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4346" calcext:value-type="float">
            <text:p>0.4346</text:p>
          </table:table-cell>
          <table:table-cell/>
          <table:table-cell office:value-type="float" office:value="0.503263638005677" calcext:value-type="float">
            <text:p>0.503263638005677</text:p>
          </table:table-cell>
          <table:table-cell office:value-type="float" office:value="2.10953752088244" calcext:value-type="float">
            <text:p>2.10953752088244</text:p>
          </table:table-cell>
          <table:table-cell table:number-columns-repeated="4"/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-0.22838873686851" calcext:value-type="float">
            <text:p>-0.22838873686851</text:p>
          </table:table-cell>
          <table:table-cell table:number-columns-repeated="4"/>
          <table:table-cell office:value-type="float" office:value="0.483710304673963" calcext:value-type="float">
            <text:p>0.483710304673963</text:p>
          </table:table-cell>
          <table:table-cell office:value-type="float" office:value="2.08242885422078" calcext:value-type="float">
            <text:p>2.08242885422078</text:p>
          </table:table-cell>
          <table:table-cell table:number-columns-repeated="4"/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-0.230404070200166" calcext:value-type="float">
            <text:p>-0.230404070200166</text:p>
          </table:table-cell>
          <table:table-cell table:number-columns-repeated="4"/>
          <table:table-cell office:value-type="float" office:value="0.464156971342277" calcext:value-type="float">
            <text:p>0.464156971342277</text:p>
          </table:table-cell>
          <table:table-cell office:value-type="float" office:value="2.05532018754457" calcext:value-type="float">
            <text:p>2.05532018754457</text:p>
          </table:table-cell>
          <table:table-cell table:number-columns-repeated="4"/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-0.232419403531821" calcext:value-type="float">
            <text:p>-0.232419403531821</text:p>
          </table:table-cell>
          <table:table-cell table:number-columns-repeated="4"/>
          <table:table-cell office:value-type="float" office:value="0.444603638010477" calcext:value-type="float">
            <text:p>0.444603638010477</text:p>
          </table:table-cell>
          <table:table-cell office:value-type="float" office:value="2.02821152088291" calcext:value-type="float">
            <text:p>2.02821152088291</text:p>
          </table:table-cell>
          <table:table-cell table:number-columns-repeated="4"/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-0.234434736863477" calcext:value-type="float">
            <text:p>-0.234434736863477</text:p>
          </table:table-cell>
          <table:table-cell table:number-columns-repeated="4"/>
          <table:table-cell office:value-type="float" office:value="0.425050304664268" calcext:value-type="float">
            <text:p>0.425050304664268</text:p>
          </table:table-cell>
          <table:table-cell office:value-type="float" office:value="2.00110285420669" calcext:value-type="float">
            <text:p>2.00110285420669</text:p>
          </table:table-cell>
          <table:table-cell table:number-columns-repeated="4"/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-0.236450070195133" calcext:value-type="float">
            <text:p>-0.236450070195133</text:p>
          </table:table-cell>
          <table:table-cell table:number-columns-repeated="4"/>
          <table:table-cell office:value-type="float" office:value="0.405496971332553" calcext:value-type="float">
            <text:p>0.405496971332553</text:p>
          </table:table-cell>
          <table:table-cell office:value-type="float" office:value="1.97399418754503" calcext:value-type="float">
            <text:p>1.97399418754503</text:p>
          </table:table-cell>
          <table:table-cell table:number-columns-repeated="4"/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-0.238465403526789" calcext:value-type="float">
            <text:p>-0.238465403526789</text:p>
          </table:table-cell>
          <table:table-cell table:number-columns-repeated="4"/>
          <table:table-cell office:value-type="float" office:value="0.385943638000754" calcext:value-type="float">
            <text:p>0.385943638000754</text:p>
          </table:table-cell>
          <table:table-cell office:value-type="float" office:value="1.94688552088337" calcext:value-type="float">
            <text:p>1.94688552088337</text:p>
          </table:table-cell>
          <table:table-cell table:number-columns-repeated="4"/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-0.240480736858444" calcext:value-type="float">
            <text:p>-0.240480736858444</text:p>
          </table:table-cell>
          <table:table-cell table:number-columns-repeated="4"/>
          <table:table-cell office:value-type="float" office:value="0.366390304669068" calcext:value-type="float">
            <text:p>0.366390304669068</text:p>
          </table:table-cell>
          <table:table-cell office:value-type="float" office:value="1.91977685420716" calcext:value-type="float">
            <text:p>1.91977685420716</text:p>
          </table:table-cell>
          <table:table-cell table:number-columns-repeated="4"/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-0.2424960701901" calcext:value-type="float">
            <text:p>-0.2424960701901</text:p>
          </table:table-cell>
          <table:table-cell table:number-columns-repeated="4"/>
          <table:table-cell office:value-type="float" office:value="0.346836971337353" calcext:value-type="float">
            <text:p>0.346836971337353</text:p>
          </table:table-cell>
          <table:table-cell office:value-type="float" office:value="1.8926681875455" calcext:value-type="float">
            <text:p>1.8926681875455</text:p>
          </table:table-cell>
          <table:table-cell table:number-columns-repeated="4"/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-0.244511403536308" calcext:value-type="float">
            <text:p>-0.244511403536308</text:p>
          </table:table-cell>
          <table:table-cell table:number-columns-repeated="4"/>
          <table:table-cell office:value-type="float" office:value="0.327283638005667" calcext:value-type="float">
            <text:p>0.327283638005667</text:p>
          </table:table-cell>
          <table:table-cell office:value-type="float" office:value="1.86555952088384" calcext:value-type="float">
            <text:p>1.86555952088384</text:p>
          </table:table-cell>
          <table:table-cell table:number-columns-repeated="2"/>
          <table:table-cell office:value-type="float" office:value="-4.32500000000005" calcext:value-type="float">
            <text:p>-4.32500000000005</text:p>
          </table:table-cell>
          <table:table-cell office:value-type="float" office:value="-1.78500000000349" calcext:value-type="float">
            <text:p>-1.78500000000349</text:p>
          </table:table-cell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-0.246526736867963" calcext:value-type="float">
            <text:p>-0.246526736867963</text:p>
          </table:table-cell>
          <table:table-cell table:number-columns-repeated="4"/>
          <table:table-cell office:value-type="float" office:value="0.307730304673953" calcext:value-type="float">
            <text:p>0.307730304673953</text:p>
          </table:table-cell>
          <table:table-cell office:value-type="float" office:value="1.83845085420762" calcext:value-type="float">
            <text:p>1.83845085420762</text:p>
          </table:table-cell>
          <table:table-cell table:number-columns-repeated="2"/>
          <table:table-cell office:value-type="float" office:value="-4.32500000000005" calcext:value-type="float">
            <text:p>-4.32500000000005</text:p>
          </table:table-cell>
          <table:table-cell office:value-type="float" office:value="-3.75999999999476" calcext:value-type="float">
            <text:p>-3.75999999999476</text:p>
          </table:table-cell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-0.248542070199619" calcext:value-type="float">
            <text:p>-0.248542070199619</text:p>
          </table:table-cell>
          <table:table-cell table:number-columns-repeated="4"/>
          <table:table-cell office:value-type="float" office:value="0.288176971342267" calcext:value-type="float">
            <text:p>0.288176971342267</text:p>
          </table:table-cell>
          <table:table-cell office:value-type="float" office:value="1.81134218754596" calcext:value-type="float">
            <text:p>1.81134218754596</text:p>
          </table:table-cell>
          <table:table-cell table:number-columns-repeated="2"/>
          <table:table-cell office:value-type="float" office:value="-4.82500000000005" calcext:value-type="float">
            <text:p>-4.82500000000005</text:p>
          </table:table-cell>
          <table:table-cell office:value-type="float" office:value="-4.55999999999476" calcext:value-type="float">
            <text:p>-4.55999999999476</text:p>
          </table:table-cell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-0.250557403531275" calcext:value-type="float">
            <text:p>-0.250557403531275</text:p>
          </table:table-cell>
          <table:table-cell table:number-columns-repeated="4"/>
          <table:table-cell office:value-type="float" office:value="0.265712690030369" calcext:value-type="float">
            <text:p>0.265712690030369</text:p>
          </table:table-cell>
          <table:table-cell office:value-type="float" office:value="1.78019779370516" calcext:value-type="float">
            <text:p>1.78019779370516</text:p>
          </table:table-cell>
          <table:table-cell table:number-columns-repeated="2"/>
          <table:table-cell office:value-type="float" office:value="-5.22500000000005" calcext:value-type="float">
            <text:p>-5.22500000000005</text:p>
          </table:table-cell>
          <table:table-cell office:value-type="float" office:value="-4.65999999999476" calcext:value-type="float">
            <text:p>-4.65999999999476</text:p>
          </table:table-cell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-0.25257273686293" calcext:value-type="float">
            <text:p>-0.25257273686293</text:p>
          </table:table-cell>
          <table:table-cell table:number-columns-repeated="4"/>
          <table:table-cell office:value-type="float" office:value="0.233749999984951" calcext:value-type="float">
            <text:p>0.233749999984951</text:p>
          </table:table-cell>
          <table:table-cell office:value-type="float" office:value="1.76443263271358" calcext:value-type="float">
            <text:p>1.76443263271358</text:p>
          </table:table-cell>
          <table:table-cell table:number-columns-repeated="4"/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-0.254588070194586" calcext:value-type="float">
            <text:p>-0.254588070194586</text:p>
          </table:table-cell>
          <table:table-cell table:number-columns-repeated="4"/>
          <table:table-cell office:value-type="float" office:value="0.206250000002967" calcext:value-type="float">
            <text:p>0.206250000002967</text:p>
          </table:table-cell>
          <table:table-cell office:value-type="float" office:value="1.75086863272009" calcext:value-type="float">
            <text:p>1.75086863272009</text:p>
          </table:table-cell>
          <table:table-cell table:number-columns-repeated="4"/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-0.256895391721628" calcext:value-type="float">
            <text:p>-0.256895391721628</text:p>
          </table:table-cell>
          <table:table-cell table:number-columns-repeated="4"/>
          <table:table-cell office:value-type="float" office:value="0.17875000000646" calcext:value-type="float">
            <text:p>0.17875000000646</text:p>
          </table:table-cell>
          <table:table-cell office:value-type="float" office:value="1.73730463271204" calcext:value-type="float">
            <text:p>1.73730463271204</text:p>
          </table:table-cell>
          <table:table-cell table:number-columns-repeated="4"/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-0.272173751785886" calcext:value-type="float">
            <text:p>-0.272173751785886</text:p>
          </table:table-cell>
          <table:table-cell table:number-columns-repeated="4"/>
          <table:table-cell office:value-type="float" office:value="0.151250000009952" calcext:value-type="float">
            <text:p>0.151250000009952</text:p>
          </table:table-cell>
          <table:table-cell office:value-type="float" office:value="1.72374063271855" calcext:value-type="float">
            <text:p>1.72374063271855</text:p>
          </table:table-cell>
          <table:table-cell table:number-columns-repeated="4"/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-0.285737751779379" calcext:value-type="float">
            <text:p>-0.285737751779379</text:p>
          </table:table-cell>
          <table:table-cell table:number-columns-repeated="4"/>
          <table:table-cell office:value-type="float" office:value="0.123749999998864" calcext:value-type="float">
            <text:p>0.123749999998864</text:p>
          </table:table-cell>
          <table:table-cell office:value-type="float" office:value="1.7101766327105" calcext:value-type="float">
            <text:p>1.7101766327105</text:p>
          </table:table-cell>
          <table:table-cell table:number-columns-repeated="4"/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-0.299301751787425" calcext:value-type="float">
            <text:p>-0.299301751787425</text:p>
          </table:table-cell>
          <table:table-cell table:number-columns-repeated="4"/>
          <table:table-cell office:value-type="float" office:value="0.096250000002357" calcext:value-type="float">
            <text:p>0.096250000002357</text:p>
          </table:table-cell>
          <table:table-cell office:value-type="float" office:value="1.69661263271701" calcext:value-type="float">
            <text:p>1.69661263271701</text:p>
          </table:table-cell>
          <table:table-cell table:number-columns-repeated="4"/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-0.312865751780919" calcext:value-type="float">
            <text:p>-0.312865751780919</text:p>
          </table:table-cell>
          <table:table-cell table:number-columns-repeated="4"/>
          <table:table-cell office:value-type="float" office:value="0.068750000005878" calcext:value-type="float">
            <text:p>0.068750000005878</text:p>
          </table:table-cell>
          <table:table-cell office:value-type="float" office:value="1.68304863270896" calcext:value-type="float">
            <text:p>1.68304863270896</text:p>
          </table:table-cell>
          <table:table-cell table:number-columns-repeated="4"/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-0.326429751788964" calcext:value-type="float">
            <text:p>-0.326429751788964</text:p>
          </table:table-cell>
          <table:table-cell table:number-columns-repeated="4"/>
          <table:table-cell office:value-type="float" office:value="0.04125000000937" calcext:value-type="float">
            <text:p>0.04125000000937</text:p>
          </table:table-cell>
          <table:table-cell office:value-type="float" office:value="1.66948463271547" calcext:value-type="float">
            <text:p>1.66948463271547</text:p>
          </table:table-cell>
          <table:table-cell table:number-columns-repeated="4"/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-0.339993751782458" calcext:value-type="float">
            <text:p>-0.339993751782458</text:p>
          </table:table-cell>
          <table:table-cell table:number-columns-repeated="4"/>
          <table:table-cell office:value-type="float" office:value="0.013749999998254" calcext:value-type="float">
            <text:p>0.013749999998254</text:p>
          </table:table-cell>
          <table:table-cell office:value-type="float" office:value="1.65592063270742" calcext:value-type="float">
            <text:p>1.65592063270742</text:p>
          </table:table-cell>
          <table:table-cell table:number-columns-repeated="4"/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-0.353557751790504" calcext:value-type="float">
            <text:p>-0.353557751790504</text:p>
          </table:table-cell>
          <table:table-cell table:number-columns-repeated="4"/>
          <table:table-cell office:value-type="float" office:value="-0.013749999998225" calcext:value-type="float">
            <text:p>-0.013749999998225</text:p>
          </table:table-cell>
          <table:table-cell office:value-type="float" office:value="1.64235663271393" calcext:value-type="float">
            <text:p>1.64235663271393</text:p>
          </table:table-cell>
          <table:table-cell table:number-columns-repeated="4"/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-0.367121751783998" calcext:value-type="float">
            <text:p>-0.367121751783998</text:p>
          </table:table-cell>
          <table:table-cell table:number-columns-repeated="4"/>
          <table:table-cell office:value-type="float" office:value="-0.041249999994733" calcext:value-type="float">
            <text:p>-0.041249999994733</text:p>
          </table:table-cell>
          <table:table-cell office:value-type="float" office:value="1.62879263272043" calcext:value-type="float">
            <text:p>1.62879263272043</text:p>
          </table:table-cell>
          <table:table-cell table:number-columns-repeated="4"/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-0.380685751777492" calcext:value-type="float">
            <text:p>-0.380685751777492</text:p>
          </table:table-cell>
          <table:table-cell table:number-columns-repeated="4"/>
          <table:table-cell office:value-type="float" office:value="-0.068749999991241" calcext:value-type="float">
            <text:p>-0.068749999991241</text:p>
          </table:table-cell>
          <table:table-cell office:value-type="float" office:value="1.61522863271239" calcext:value-type="float">
            <text:p>1.61522863271239</text:p>
          </table:table-cell>
          <table:table-cell table:number-columns-repeated="4"/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-0.394249751785537" calcext:value-type="float">
            <text:p>-0.394249751785537</text:p>
          </table:table-cell>
          <table:table-cell table:number-columns-repeated="4"/>
          <table:table-cell office:value-type="float" office:value="-0.096250000016823" calcext:value-type="float">
            <text:p>-0.096250000016823</text:p>
          </table:table-cell>
          <table:table-cell office:value-type="float" office:value="1.60166463271889" calcext:value-type="float">
            <text:p>1.60166463271889</text:p>
          </table:table-cell>
          <table:table-cell table:number-columns-repeated="4"/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-0.407813751779031" calcext:value-type="float">
            <text:p>-0.407813751779031</text:p>
          </table:table-cell>
          <table:table-cell table:number-columns-repeated="4"/>
          <table:table-cell office:value-type="float" office:value="-0.123749999998722" calcext:value-type="float">
            <text:p>-0.123749999998722</text:p>
          </table:table-cell>
          <table:table-cell office:value-type="float" office:value="1.58810063271085" calcext:value-type="float">
            <text:p>1.58810063271085</text:p>
          </table:table-cell>
          <table:table-cell table:number-columns-repeated="4"/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-0.421377751787077" calcext:value-type="float">
            <text:p>-0.421377751787077</text:p>
          </table:table-cell>
          <table:table-cell table:number-columns-repeated="4"/>
          <table:table-cell office:value-type="float" office:value="-0.154725737374946" calcext:value-type="float">
            <text:p>-0.154725737374946</text:p>
          </table:table-cell>
          <table:table-cell office:value-type="float" office:value="1.57282227264659" calcext:value-type="float">
            <text:p>1.57282227264659</text:p>
          </table:table-cell>
          <table:table-cell table:number-columns-repeated="4"/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-0.434941751780571" calcext:value-type="float">
            <text:p>-0.434941751780571</text:p>
          </table:table-cell>
          <table:table-cell table:number-columns-repeated="4"/>
          <table:table-cell office:value-type="float" office:value="-0.18526359184753" calcext:value-type="float">
            <text:p>-0.18526359184753</text:p>
          </table:table-cell>
          <table:table-cell office:value-type="float" office:value="1.57051495111955" calcext:value-type="float">
            <text:p>1.57051495111955</text:p>
          </table:table-cell>
          <table:table-cell table:number-columns-repeated="4"/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-0.448505751788616" calcext:value-type="float">
            <text:p>-0.448505751788616</text:p>
          </table:table-cell>
          <table:table-cell table:number-columns-repeated="4"/>
          <table:table-cell office:value-type="float" office:value="-0.211936925188525" calcext:value-type="float">
            <text:p>-0.211936925188525</text:p>
          </table:table-cell>
          <table:table-cell office:value-type="float" office:value="1.56849961778789" calcext:value-type="float">
            <text:p>1.56849961778789</text:p>
          </table:table-cell>
          <table:table-cell table:number-columns-repeated="4"/>
        </table:table-row>
        <table:table-row table:style-name="ro1">
          <table:table-cell office:value-type="float" office:value="0.265712467778968" calcext:value-type="float">
            <text:p>0.265712467778968</text:p>
          </table:table-cell>
          <table:table-cell office:value-type="float" office:value="-0.464270803160616" calcext:value-type="float">
            <text:p>-0.464270803160616</text:p>
          </table:table-cell>
          <table:table-cell table:number-columns-repeated="4"/>
          <table:table-cell office:value-type="float" office:value="-0.238610258515024" calcext:value-type="float">
            <text:p>-0.238610258515024</text:p>
          </table:table-cell>
          <table:table-cell office:value-type="float" office:value="1.56648428445624" calcext:value-type="float">
            <text:p>1.56648428445624</text:p>
          </table:table-cell>
          <table:table-cell table:number-columns-repeated="4"/>
        </table:table-row>
        <table:table-row table:style-name="ro1">
          <table:table-cell office:value-type="float" office:value="0.288176698304653" calcext:value-type="float">
            <text:p>0.288176698304653</text:p>
          </table:table-cell>
          <table:table-cell office:value-type="float" office:value="-0.495413594748243" calcext:value-type="float">
            <text:p>-0.495413594748243</text:p>
          </table:table-cell>
          <table:table-cell table:number-columns-repeated="4"/>
          <table:table-cell office:value-type="float" office:value="-0.265283591856047" calcext:value-type="float">
            <text:p>-0.265283591856047</text:p>
          </table:table-cell>
          <table:table-cell office:value-type="float" office:value="1.56446895112458" calcext:value-type="float">
            <text:p>1.56446895112458</text:p>
          </table:table-cell>
          <table:table-cell table:number-columns-repeated="4"/>
        </table:table-row>
        <table:table-row table:style-name="ro1">
          <table:table-cell office:value-type="float" office:value="0.307730031636368" calcext:value-type="float">
            <text:p>0.307730031636368</text:p>
          </table:table-cell>
          <table:table-cell office:value-type="float" office:value="-0.522520928090671" calcext:value-type="float">
            <text:p>-0.522520928090671</text:p>
          </table:table-cell>
          <table:table-cell table:number-columns-repeated="4"/>
          <table:table-cell office:value-type="float" office:value="-0.291956925182546" calcext:value-type="float">
            <text:p>-0.291956925182546</text:p>
          </table:table-cell>
          <table:table-cell office:value-type="float" office:value="1.56245361779293" calcext:value-type="float">
            <text:p>1.56245361779293</text:p>
          </table:table-cell>
          <table:table-cell table:number-columns-repeated="4"/>
        </table:table-row>
        <table:table-row table:style-name="ro1">
          <table:table-cell office:value-type="float" office:value="0.327283364968054" calcext:value-type="float">
            <text:p>0.327283364968054</text:p>
          </table:table-cell>
          <table:table-cell office:value-type="float" office:value="-0.549628261418548" calcext:value-type="float">
            <text:p>-0.549628261418548</text:p>
          </table:table-cell>
          <table:table-cell table:number-columns-repeated="4"/>
          <table:table-cell office:value-type="float" office:value="-0.318630258523541" calcext:value-type="float">
            <text:p>-0.318630258523541</text:p>
          </table:table-cell>
          <table:table-cell office:value-type="float" office:value="1.56043828446127" calcext:value-type="float">
            <text:p>1.56043828446127</text:p>
          </table:table-cell>
          <table:table-cell table:number-columns-repeated="4"/>
        </table:table-row>
        <table:table-row table:style-name="ro1">
          <table:table-cell office:value-type="float" office:value="0.346836698299768" calcext:value-type="float">
            <text:p>0.346836698299768</text:p>
          </table:table-cell>
          <table:table-cell office:value-type="float" office:value="-0.576735594746424" calcext:value-type="float">
            <text:p>-0.576735594746424</text:p>
          </table:table-cell>
          <table:table-cell table:number-columns-repeated="4"/>
          <table:table-cell office:value-type="float" office:value="-0.345303591864649" calcext:value-type="float">
            <text:p>-0.345303591864649</text:p>
          </table:table-cell>
          <table:table-cell office:value-type="float" office:value="1.55842295112961" calcext:value-type="float">
            <text:p>1.55842295112961</text:p>
          </table:table-cell>
          <table:table-cell table:number-columns-repeated="4"/>
        </table:table-row>
        <table:table-row table:style-name="ro1">
          <table:table-cell office:value-type="float" office:value="0.366390031631454" calcext:value-type="float">
            <text:p>0.366390031631454</text:p>
          </table:table-cell>
          <table:table-cell office:value-type="float" office:value="-0.603842928088852" calcext:value-type="float">
            <text:p>-0.603842928088852</text:p>
          </table:table-cell>
          <table:table-cell table:number-columns-repeated="4"/>
          <table:table-cell office:value-type="float" office:value="-0.371976925191035" calcext:value-type="float">
            <text:p>-0.371976925191035</text:p>
          </table:table-cell>
          <table:table-cell office:value-type="float" office:value="1.55640761779796" calcext:value-type="float">
            <text:p>1.55640761779796</text:p>
          </table:table-cell>
          <table:table-cell table:number-columns-repeated="4"/>
        </table:table-row>
        <table:table-row table:style-name="ro1">
          <table:table-cell office:value-type="float" office:value="0.385943364963254" calcext:value-type="float">
            <text:p>0.385943364963254</text:p>
          </table:table-cell>
          <table:table-cell office:value-type="float" office:value="-0.630950261416729" calcext:value-type="float">
            <text:p>-0.630950261416729</text:p>
          </table:table-cell>
          <table:table-cell table:number-columns-repeated="4"/>
          <table:table-cell office:value-type="float" office:value="-0.398650258517534" calcext:value-type="float">
            <text:p>-0.398650258517534</text:p>
          </table:table-cell>
          <table:table-cell office:value-type="float" office:value="1.55439228445175" calcext:value-type="float">
            <text:p>1.55439228445175</text:p>
          </table:table-cell>
          <table:table-cell table:number-columns-repeated="4"/>
        </table:table-row>
        <table:table-row table:style-name="ro1">
          <table:table-cell office:value-type="float" office:value="0.405496698294968" calcext:value-type="float">
            <text:p>0.405496698294968</text:p>
          </table:table-cell>
          <table:table-cell office:value-type="float" office:value="-0.658057594744605" calcext:value-type="float">
            <text:p>-0.658057594744605</text:p>
          </table:table-cell>
          <table:table-cell table:number-columns-repeated="4"/>
          <table:table-cell office:value-type="float" office:value="-0.425323591858529" calcext:value-type="float">
            <text:p>-0.425323591858529</text:p>
          </table:table-cell>
          <table:table-cell office:value-type="float" office:value="1.5523769511201" calcext:value-type="float">
            <text:p>1.5523769511201</text:p>
          </table:table-cell>
          <table:table-cell table:number-columns-repeated="4"/>
        </table:table-row>
        <table:table-row table:style-name="ro1">
          <table:table-cell office:value-type="float" office:value="0.425050031626654" calcext:value-type="float">
            <text:p>0.425050031626654</text:p>
          </table:table-cell>
          <table:table-cell office:value-type="float" office:value="-0.685164928072481" calcext:value-type="float">
            <text:p>-0.685164928072481</text:p>
          </table:table-cell>
          <table:table-cell table:number-columns-repeated="4"/>
          <table:table-cell office:value-type="float" office:value="-0.451996925185028" calcext:value-type="float">
            <text:p>-0.451996925185028</text:p>
          </table:table-cell>
          <table:table-cell office:value-type="float" office:value="1.55036161778844" calcext:value-type="float">
            <text:p>1.55036161778844</text:p>
          </table:table-cell>
          <table:table-cell table:number-columns-repeated="4"/>
        </table:table-row>
        <table:table-row table:style-name="ro1">
          <table:table-cell office:value-type="float" office:value="0.444603364972977" calcext:value-type="float">
            <text:p>0.444603364972977</text:p>
          </table:table-cell>
          <table:table-cell office:value-type="float" office:value="-0.71227226141491" calcext:value-type="float">
            <text:p>-0.71227226141491</text:p>
          </table:table-cell>
          <table:table-cell table:number-columns-repeated="4"/>
          <table:table-cell office:value-type="float" office:value="-0.478670258526023" calcext:value-type="float">
            <text:p>-0.478670258526023</text:p>
          </table:table-cell>
          <table:table-cell office:value-type="float" office:value="1.54834628445678" calcext:value-type="float">
            <text:p>1.54834628445678</text:p>
          </table:table-cell>
          <table:table-cell table:number-columns-repeated="4"/>
        </table:table-row>
        <table:table-row table:style-name="ro1">
          <table:table-cell office:value-type="float" office:value="0.464156698304663" calcext:value-type="float">
            <text:p>0.464156698304663</text:p>
          </table:table-cell>
          <table:table-cell office:value-type="float" office:value="-0.739379594757338" calcext:value-type="float">
            <text:p>-0.739379594757338</text:p>
          </table:table-cell>
          <table:table-cell table:number-columns-repeated="4"/>
          <table:table-cell office:value-type="float" office:value="-0.505343591852522" calcext:value-type="float">
            <text:p>-0.505343591852522</text:p>
          </table:table-cell>
          <table:table-cell office:value-type="float" office:value="1.54633095112513" calcext:value-type="float">
            <text:p>1.54633095112513</text:p>
          </table:table-cell>
          <table:table-cell table:number-columns-repeated="4"/>
        </table:table-row>
        <table:table-row table:style-name="ro1">
          <table:table-cell office:value-type="float" office:value="0.483710031636377" calcext:value-type="float">
            <text:p>0.483710031636377</text:p>
          </table:table-cell>
          <table:table-cell office:value-type="float" office:value="-0.766486928085214" calcext:value-type="float">
            <text:p>-0.766486928085214</text:p>
          </table:table-cell>
          <table:table-cell table:number-columns-repeated="4"/>
          <table:table-cell office:value-type="float" office:value="-0.532016925193545" calcext:value-type="float">
            <text:p>-0.532016925193545</text:p>
          </table:table-cell>
          <table:table-cell office:value-type="float" office:value="1.54431561779347" calcext:value-type="float">
            <text:p>1.54431561779347</text:p>
          </table:table-cell>
          <table:table-cell table:number-columns-repeated="4"/>
        </table:table-row>
        <table:table-row table:style-name="ro1">
          <table:table-cell office:value-type="float" office:value="0.503263364968063" calcext:value-type="float">
            <text:p>0.503263364968063</text:p>
          </table:table-cell>
          <table:table-cell office:value-type="float" office:value="-0.793594261413091" calcext:value-type="float">
            <text:p>-0.793594261413091</text:p>
          </table:table-cell>
          <table:table-cell table:number-columns-repeated="4"/>
          <table:table-cell office:value-type="float" office:value="-0.56043498734644" calcext:value-type="float">
            <text:p>-0.56043498734644</text:p>
          </table:table-cell>
          <table:table-cell office:value-type="float" office:value="1.54216845953488" calcext:value-type="float">
            <text:p>1.54216845953488</text:p>
          </table:table-cell>
          <table:table-cell table:number-columns-repeated="4"/>
        </table:table-row>
        <table:table-row table:style-name="ro1">
          <table:table-cell office:value-type="float" office:value="0.522816698299778" calcext:value-type="float">
            <text:p>0.522816698299778</text:p>
          </table:table-cell>
          <table:table-cell office:value-type="float" office:value="-0.820701594755519" calcext:value-type="float">
            <text:p>-0.820701594755519</text:p>
          </table:table-cell>
          <table:table-cell table:number-columns-repeated="4"/>
          <table:table-cell office:value-type="float" office:value="-0.739389028079927" calcext:value-type="float">
            <text:p>-0.739389028079927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0.542370031631464" calcext:value-type="float">
            <text:p>0.542370031631464</text:p>
          </table:table-cell>
          <table:table-cell office:value-type="float" office:value="-0.847808928083396" calcext:value-type="float">
            <text:p>-0.847808928083396</text:p>
          </table:table-cell>
          <table:table-cell table:number-columns-repeated="4"/>
          <table:table-cell office:value-type="float" office:value="-0.888397085829524" calcext:value-type="float">
            <text:p>-0.88839708582952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0.565695104844053" calcext:value-type="float">
            <text:p>0.565695104844053</text:p>
          </table:table-cell>
          <table:table-cell office:value-type="float" office:value="-0.880145130009623" calcext:value-type="float">
            <text:p>-0.880145130009623</text:p>
          </table:table-cell>
          <table:table-cell table:number-columns-repeated="4"/>
          <table:table-cell office:value-type="float" office:value="-1.33839708582664" calcext:value-type="float">
            <text:p>-1.3383970858266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0.566602899547462" calcext:value-type="float">
            <text:p>0.566602899547462</text:p>
          </table:table-cell>
          <table:table-cell office:value-type="float" office:value="-1.63101237965748" calcext:value-type="float">
            <text:p>-1.63101237965748</text:p>
          </table:table-cell>
          <table:table-cell table:number-columns-repeated="4"/>
          <table:table-cell office:value-type="float" office:value="-2.06243777654885" calcext:value-type="float">
            <text:p>-2.06243777654885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1.55660292286487" calcext:value-type="float">
            <text:p>1.55660292286487</text:p>
          </table:table-cell>
          <table:table-cell office:value-type="float" office:value="-1.64601790011511" calcext:value-type="float">
            <text:p>-1.64601790011511</text:p>
          </table:table-cell>
          <table:table-cell table:number-columns-repeated="4"/>
          <table:table-cell office:value-type="float" office:value="-3.31635615466794" calcext:value-type="float">
            <text:p>-3.31635615466794</text:p>
          </table:table-cell>
          <table:table-cell office:value-type="float" office:value="0.835962563112844" calcext:value-type="float">
            <text:p>0.835962563112844</text:p>
          </table:table-cell>
          <table:table-cell table:number-columns-repeated="4"/>
        </table:table-row>
        <table:table-row table:style-name="ro1">
          <table:table-cell office:value-type="float" office:value="1.55750036862457" calcext:value-type="float">
            <text:p>1.55750036862457</text:p>
          </table:table-cell>
          <table:table-cell office:value-type="float" office:value="-0.684095661621541" calcext:value-type="float">
            <text:p>-0.684095661621541</text:p>
          </table:table-cell>
          <table:table-cell table:number-columns-repeated="4"/>
          <table:table-cell office:value-type="float" office:value="-4.04039708581695" calcext:value-type="float">
            <text:p>-4.04039708581695</text:p>
          </table:table-cell>
          <table:table-cell office:value-type="float" office:value="-0.418035829410655" calcext:value-type="float">
            <text:p>-0.418035829410655</text:p>
          </table:table-cell>
          <table:table-cell table:number-columns-repeated="4"/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0.226241578609915" calcext:value-type="float">
            <text:p>0.226241578609915</text:p>
          </table:table-cell>
          <table:table-cell table:number-columns-repeated="4"/>
          <table:table-cell office:value-type="float" office:value="-4.04039708581695" calcext:value-type="float">
            <text:p>-4.04039708581695</text:p>
          </table:table-cell>
          <table:table-cell office:value-type="float" office:value="-1.14203655954043" calcext:value-type="float">
            <text:p>-1.14203655954043</text:p>
          </table:table-cell>
          <table:table-cell table:number-columns-repeated="4"/>
        </table:table-row>
        <table:table-row table:style-name="ro1">
          <table:table-cell office:value-type="float" office:value="0.988012033281876" calcext:value-type="float">
            <text:p>0.988012033281876</text:p>
          </table:table-cell>
          <table:table-cell office:value-type="float" office:value="0.652963426400675" calcext:value-type="float">
            <text:p>0.652963426400675</text:p>
          </table:table-cell>
          <table:table-cell table:number-columns-repeated="10"/>
        </table:table-row>
        <table:table-row table:style-name="ro1">
          <table:table-cell office:value-type="float" office:value="-0.484397169726321" calcext:value-type="float">
            <text:p>-0.484397169726321</text:p>
          </table:table-cell>
          <table:table-cell office:value-type="float" office:value="0.652962359163212" calcext:value-type="float">
            <text:p>0.652962359163212</text:p>
          </table:table-cell>
          <table:table-cell table:number-columns-repeated="4"/>
          <table:table-cell table:formula="of:=[.K20]+0.28461" office:value-type="float" office:value="-4.04039000000005" calcext:value-type="float">
            <text:p>-4.04039000000005</text:p>
          </table:table-cell>
          <table:table-cell table:formula="of:=[.L20]+0.643" office:value-type="float" office:value="-3.11699999999476" calcext:value-type="float">
            <text:p>-3.11699999999476</text:p>
          </table:table-cell>
          <table:table-cell table:number-columns-repeated="4"/>
        </table:table-row>
        <table:table-row table:style-name="ro1">
          <table:table-cell office:value-type="float" office:value="-0.484397185064125" calcext:value-type="float">
            <text:p>-0.484397185064125</text:p>
          </table:table-cell>
          <table:table-cell office:value-type="float" office:value="0.662962359157973" calcext:value-type="float">
            <text:p>0.662962359157973</text:p>
          </table:table-cell>
          <table:table-cell table:number-columns-repeated="4"/>
          <table:table-cell table:formula="of:=[.K21]+0.28461" office:value-type="float" office:value="-4.54039000000005" calcext:value-type="float">
            <text:p>-4.54039000000005</text:p>
          </table:table-cell>
          <table:table-cell table:formula="of:=[.L21]+0.643" office:value-type="float" office:value="-3.91699999999476" calcext:value-type="float">
            <text:p>-3.91699999999476</text:p>
          </table:table-cell>
          <table:table-cell table:number-columns-repeated="4"/>
        </table:table-row>
        <table:table-row table:style-name="ro1">
          <table:table-cell office:value-type="float" office:value="0.988012012443562" calcext:value-type="float">
            <text:p>0.988012012443562</text:p>
          </table:table-cell>
          <table:table-cell office:value-type="float" office:value="0.662963426409988" calcext:value-type="float">
            <text:p>0.662963426409988</text:p>
          </table:table-cell>
          <table:table-cell table:number-columns-repeated="4"/>
          <table:table-cell table:formula="of:=[.K22]+0.28461" office:value-type="float" office:value="-4.94039000000005" calcext:value-type="float">
            <text:p>-4.94039000000005</text:p>
          </table:table-cell>
          <table:table-cell table:formula="of:=[.L22]+0.643" office:value-type="float" office:value="-4.01699999999476" calcext:value-type="float">
            <text:p>-4.01699999999476</text:p>
          </table:table-cell>
          <table:table-cell table:number-columns-repeated="4"/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1.08968530231505" calcext:value-type="float">
            <text:p>1.08968530231505</text:p>
          </table:table-cell>
          <table:table-cell table:number-columns-repeated="10"/>
        </table:table-row>
        <table:table-row table:style-name="ro1">
          <table:table-cell office:value-type="float" office:value="1.55750032840305" calcext:value-type="float">
            <text:p>1.55750032840305</text:p>
          </table:table-cell>
          <table:table-cell office:value-type="float" office:value="2.00002239790047" calcext:value-type="float">
            <text:p>2.00002239790047</text:p>
          </table:table-cell>
          <table:table-cell table:number-columns-repeated="10"/>
        </table:table-row>
        <table:table-row table:style-name="ro1">
          <table:table-cell office:value-type="float" office:value="1.55660292314136" calcext:value-type="float">
            <text:p>1.55660292314136</text:p>
          </table:table-cell>
          <table:table-cell office:value-type="float" office:value="2.94694448632072" calcext:value-type="float">
            <text:p>2.94694448632072</text:p>
          </table:table-cell>
          <table:table-cell table:number-columns-repeated="10"/>
        </table:table-row>
        <table:table-row table:style-name="ro1">
          <table:table-cell office:value-type="float" office:value="0.566602900115072" calcext:value-type="float">
            <text:p>0.566602900115072</text:p>
          </table:table-cell>
          <table:table-cell office:value-type="float" office:value="2.96193973756453" calcext:value-type="float">
            <text:p>2.96193973756453</text:p>
          </table:table-cell>
          <table:table-cell table:number-columns-repeated="10"/>
        </table:table-row>
        <table:table-row table:style-name="ro1">
          <table:table-cell office:value-type="float" office:value="0.565695259181751" calcext:value-type="float">
            <text:p>0.565695259181751</text:p>
          </table:table-cell>
          <table:table-cell office:value-type="float" office:value="2.19609248208872" calcext:value-type="float">
            <text:p>2.19609248208872</text:p>
          </table:table-cell>
          <table:table-cell table:number-columns-repeated="10"/>
        </table:table-row>
        <table:table-row table:style-name="ro1">
          <table:table-cell office:value-type="float" office:value="0.542370304669078" calcext:value-type="float">
            <text:p>0.542370304669078</text:p>
          </table:table-cell>
          <table:table-cell office:value-type="float" office:value="2.16375485422031" calcext:value-type="float">
            <text:p>2.16375485422031</text:p>
          </table:table-cell>
          <table:table-cell table:number-columns-repeated="10"/>
        </table:table-row>
        <table:table-row table:style-name="ro1">
          <table:table-cell office:value-type="float" office:value="0.522816971337363" calcext:value-type="float">
            <text:p>0.522816971337363</text:p>
          </table:table-cell>
          <table:table-cell office:value-type="float" office:value="2.1366461875441" calcext:value-type="float">
            <text:p>2.1366461875441</text:p>
          </table:table-cell>
          <table:table-cell table:number-columns-repeated="10"/>
        </table:table-row>
        <table:table-row table:style-name="ro1">
          <table:table-cell office:value-type="float" office:value="0.503263638005677" calcext:value-type="float">
            <text:p>0.503263638005677</text:p>
          </table:table-cell>
          <table:table-cell office:value-type="float" office:value="2.10953752088244" calcext:value-type="float">
            <text:p>2.10953752088244</text:p>
          </table:table-cell>
          <table:table-cell table:number-columns-repeated="10"/>
        </table:table-row>
        <table:table-row table:style-name="ro1">
          <table:table-cell office:value-type="float" office:value="0.483710304673963" calcext:value-type="float">
            <text:p>0.483710304673963</text:p>
          </table:table-cell>
          <table:table-cell office:value-type="float" office:value="2.08242885422078" calcext:value-type="float">
            <text:p>2.08242885422078</text:p>
          </table:table-cell>
          <table:table-cell table:number-columns-repeated="10"/>
        </table:table-row>
        <table:table-row table:style-name="ro1">
          <table:table-cell office:value-type="float" office:value="0.464156971342277" calcext:value-type="float">
            <text:p>0.464156971342277</text:p>
          </table:table-cell>
          <table:table-cell office:value-type="float" office:value="2.05532018754457" calcext:value-type="float">
            <text:p>2.05532018754457</text:p>
          </table:table-cell>
          <table:table-cell table:number-columns-repeated="10"/>
        </table:table-row>
        <table:table-row table:style-name="ro1">
          <table:table-cell office:value-type="float" office:value="0.444603638010477" calcext:value-type="float">
            <text:p>0.444603638010477</text:p>
          </table:table-cell>
          <table:table-cell office:value-type="float" office:value="2.02821152088291" calcext:value-type="float">
            <text:p>2.02821152088291</text:p>
          </table:table-cell>
          <table:table-cell table:number-columns-repeated="10"/>
        </table:table-row>
        <table:table-row table:style-name="ro1">
          <table:table-cell office:value-type="float" office:value="0.425050304664268" calcext:value-type="float">
            <text:p>0.425050304664268</text:p>
          </table:table-cell>
          <table:table-cell office:value-type="float" office:value="2.00110285420669" calcext:value-type="float">
            <text:p>2.00110285420669</text:p>
          </table:table-cell>
          <table:table-cell table:number-columns-repeated="10"/>
        </table:table-row>
        <table:table-row table:style-name="ro1">
          <table:table-cell office:value-type="float" office:value="0.405496971332553" calcext:value-type="float">
            <text:p>0.405496971332553</text:p>
          </table:table-cell>
          <table:table-cell office:value-type="float" office:value="1.97399418754503" calcext:value-type="float">
            <text:p>1.97399418754503</text:p>
          </table:table-cell>
          <table:table-cell table:number-columns-repeated="10"/>
        </table:table-row>
        <table:table-row table:style-name="ro1">
          <table:table-cell office:value-type="float" office:value="0.385943638000754" calcext:value-type="float">
            <text:p>0.385943638000754</text:p>
          </table:table-cell>
          <table:table-cell office:value-type="float" office:value="1.94688552088337" calcext:value-type="float">
            <text:p>1.94688552088337</text:p>
          </table:table-cell>
          <table:table-cell table:number-columns-repeated="10"/>
        </table:table-row>
        <table:table-row table:style-name="ro1">
          <table:table-cell office:value-type="float" office:value="0.366390304669068" calcext:value-type="float">
            <text:p>0.366390304669068</text:p>
          </table:table-cell>
          <table:table-cell office:value-type="float" office:value="1.91977685420716" calcext:value-type="float">
            <text:p>1.91977685420716</text:p>
          </table:table-cell>
          <table:table-cell table:number-columns-repeated="10"/>
        </table:table-row>
        <table:table-row table:style-name="ro1">
          <table:table-cell office:value-type="float" office:value="0.346836971337353" calcext:value-type="float">
            <text:p>0.346836971337353</text:p>
          </table:table-cell>
          <table:table-cell office:value-type="float" office:value="1.8926681875455" calcext:value-type="float">
            <text:p>1.8926681875455</text:p>
          </table:table-cell>
          <table:table-cell table:number-columns-repeated="10"/>
        </table:table-row>
        <table:table-row table:style-name="ro1">
          <table:table-cell office:value-type="float" office:value="0.327283638005667" calcext:value-type="float">
            <text:p>0.327283638005667</text:p>
          </table:table-cell>
          <table:table-cell office:value-type="float" office:value="1.86555952088384" calcext:value-type="float">
            <text:p>1.86555952088384</text:p>
          </table:table-cell>
          <table:table-cell table:number-columns-repeated="10"/>
        </table:table-row>
        <table:table-row table:style-name="ro1">
          <table:table-cell office:value-type="float" office:value="0.307730304673953" calcext:value-type="float">
            <text:p>0.307730304673953</text:p>
          </table:table-cell>
          <table:table-cell office:value-type="float" office:value="1.83845085420762" calcext:value-type="float">
            <text:p>1.83845085420762</text:p>
          </table:table-cell>
          <table:table-cell table:number-columns-repeated="10"/>
        </table:table-row>
        <table:table-row table:style-name="ro1">
          <table:table-cell office:value-type="float" office:value="0.288176971342267" calcext:value-type="float">
            <text:p>0.288176971342267</text:p>
          </table:table-cell>
          <table:table-cell office:value-type="float" office:value="1.81134218754596" calcext:value-type="float">
            <text:p>1.81134218754596</text:p>
          </table:table-cell>
          <table:table-cell table:number-columns-repeated="10"/>
        </table:table-row>
        <table:table-row table:style-name="ro1">
          <table:table-cell office:value-type="float" office:value="0.265712690030369" calcext:value-type="float">
            <text:p>0.265712690030369</text:p>
          </table:table-cell>
          <table:table-cell office:value-type="float" office:value="1.78019779370516" calcext:value-type="float">
            <text:p>1.78019779370516</text:p>
          </table:table-cell>
          <table:table-cell table:number-columns-repeated="10"/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1.76443263271358" calcext:value-type="float">
            <text:p>1.76443263271358</text:p>
          </table:table-cell>
          <table:table-cell table:number-columns-repeated="10"/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1.75086863272009" calcext:value-type="float">
            <text:p>1.75086863272009</text:p>
          </table:table-cell>
          <table:table-cell table:number-columns-repeated="10"/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1.73730463271204" calcext:value-type="float">
            <text:p>1.73730463271204</text:p>
          </table:table-cell>
          <table:table-cell table:number-columns-repeated="10"/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1.72374063271855" calcext:value-type="float">
            <text:p>1.72374063271855</text:p>
          </table:table-cell>
          <table:table-cell table:number-columns-repeated="10"/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1.7101766327105" calcext:value-type="float">
            <text:p>1.7101766327105</text:p>
          </table:table-cell>
          <table:table-cell table:number-columns-repeated="10"/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1.69661263271701" calcext:value-type="float">
            <text:p>1.69661263271701</text:p>
          </table:table-cell>
          <table:table-cell table:number-columns-repeated="10"/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1.68304863270896" calcext:value-type="float">
            <text:p>1.68304863270896</text:p>
          </table:table-cell>
          <table:table-cell table:number-columns-repeated="10"/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1.66948463271547" calcext:value-type="float">
            <text:p>1.66948463271547</text:p>
          </table:table-cell>
          <table:table-cell table:number-columns-repeated="10"/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1.65592063270742" calcext:value-type="float">
            <text:p>1.65592063270742</text:p>
          </table:table-cell>
          <table:table-cell table:number-columns-repeated="10"/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1.64235663271393" calcext:value-type="float">
            <text:p>1.64235663271393</text:p>
          </table:table-cell>
          <table:table-cell table:number-columns-repeated="10"/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1.62879263272043" calcext:value-type="float">
            <text:p>1.62879263272043</text:p>
          </table:table-cell>
          <table:table-cell table:number-columns-repeated="10"/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1.61522863271239" calcext:value-type="float">
            <text:p>1.61522863271239</text:p>
          </table:table-cell>
          <table:table-cell table:number-columns-repeated="10"/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1.60166463271889" calcext:value-type="float">
            <text:p>1.60166463271889</text:p>
          </table:table-cell>
          <table:table-cell table:number-columns-repeated="10"/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1.58810063271085" calcext:value-type="float">
            <text:p>1.58810063271085</text:p>
          </table:table-cell>
          <table:table-cell table:number-columns-repeated="10"/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1.57282227264659" calcext:value-type="float">
            <text:p>1.57282227264659</text:p>
          </table:table-cell>
          <table:table-cell table:number-columns-repeated="10"/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1.57051495111955" calcext:value-type="float">
            <text:p>1.57051495111955</text:p>
          </table:table-cell>
          <table:table-cell table:number-columns-repeated="10"/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1.56849961778789" calcext:value-type="float">
            <text:p>1.56849961778789</text:p>
          </table:table-cell>
          <table:table-cell table:number-columns-repeated="10"/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1.56648428445624" calcext:value-type="float">
            <text:p>1.56648428445624</text:p>
          </table:table-cell>
          <table:table-cell table:number-columns-repeated="10"/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1.56446895112458" calcext:value-type="float">
            <text:p>1.56446895112458</text:p>
          </table:table-cell>
          <table:table-cell table:number-columns-repeated="10"/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1.56245361779293" calcext:value-type="float">
            <text:p>1.56245361779293</text:p>
          </table:table-cell>
          <table:table-cell table:number-columns-repeated="10"/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1.56043828446127" calcext:value-type="float">
            <text:p>1.56043828446127</text:p>
          </table:table-cell>
          <table:table-cell table:number-columns-repeated="10"/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1.55842295112961" calcext:value-type="float">
            <text:p>1.55842295112961</text:p>
          </table:table-cell>
          <table:table-cell table:number-columns-repeated="10"/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1.55640761779796" calcext:value-type="float">
            <text:p>1.55640761779796</text:p>
          </table:table-cell>
          <table:table-cell table:number-columns-repeated="10"/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1.55439228445175" calcext:value-type="float">
            <text:p>1.55439228445175</text:p>
          </table:table-cell>
          <table:table-cell table:number-columns-repeated="10"/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1.5523769511201" calcext:value-type="float">
            <text:p>1.5523769511201</text:p>
          </table:table-cell>
          <table:table-cell table:number-columns-repeated="10"/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1.55036161778844" calcext:value-type="float">
            <text:p>1.55036161778844</text:p>
          </table:table-cell>
          <table:table-cell table:number-columns-repeated="10"/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1.54834628445678" calcext:value-type="float">
            <text:p>1.54834628445678</text:p>
          </table:table-cell>
          <table:table-cell table:number-columns-repeated="10"/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1.54633095112513" calcext:value-type="float">
            <text:p>1.54633095112513</text:p>
          </table:table-cell>
          <table:table-cell table:number-columns-repeated="10"/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1.54431561779347" calcext:value-type="float">
            <text:p>1.54431561779347</text:p>
          </table:table-cell>
          <table:table-cell table:number-columns-repeated="10"/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1.54216845953488" calcext:value-type="float">
            <text:p>1.54216845953488</text:p>
          </table:table-cell>
          <table:table-cell table:number-columns-repeated="10"/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10"/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10"/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10"/>
        </table:table-row>
        <table:table-row table:style-name="ro1">
          <table:table-cell office:value-type="float" office:value="-2.06243777654885" calcext:value-type="float">
            <text:p>-2.06243777654885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10"/>
        </table:table-row>
        <table:table-row table:style-name="ro1">
          <table:table-cell office:value-type="float" office:value="-3.31635615466794" calcext:value-type="float">
            <text:p>-3.31635615466794</text:p>
          </table:table-cell>
          <table:table-cell office:value-type="float" office:value="0.835962563112844" calcext:value-type="float">
            <text:p>0.835962563112844</text:p>
          </table:table-cell>
          <table:table-cell table:number-columns-repeated="10"/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0.418035829410655" calcext:value-type="float">
            <text:p>-0.418035829410655</text:p>
          </table:table-cell>
          <table:table-cell table:number-columns-repeated="10"/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1.14203655954043" calcext:value-type="float">
            <text:p>-1.14203655954043</text:p>
          </table:table-cell>
          <table:table-cell table:number-columns-repeated="10"/>
        </table:table-row>
      </table:table>
      <table:table table:name="Sheet6" table:style-name="ta2">
        <office:forms form:automatic-focus="false" form:apply-design-mode="false"/>
        <table:shapes>
          <draw:frame draw:z-index="0" draw:style-name="gr2" draw:text-style-name="P2" svg:width="19.5594in" svg:height="11.0016in" svg:x="4.9606in" svg:y="4.9571in">
            <draw:object draw:notify-on-update-of-ranges="Sheet6.A1:Sheet6.A147 Sheet6.B1:Sheet6.B1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-3.04601790011511" calcext:value-type="float">
            <text:p>-3.04601790011511</text:p>
          </table:table-cell>
          <table:table-cell table:number-columns-repeated="4"/>
        </table:table-row>
        <table:table-row table:style-name="ro1">
          <table:table-cell office:value-type="float" office:value="2.434" calcext:value-type="float">
            <text:p>2.434</text:p>
          </table:table-cell>
          <table:table-cell table:formula="of:=[.B3]-0.1" office:value-type="float" office:value="-3.04601790011511" calcext:value-type="float">
            <text:p>-3.04601790011511</text:p>
          </table:table-cell>
          <table:table-cell table:number-columns-repeated="4"/>
        </table:table-row>
        <table:table-row table:style-name="ro1">
          <table:table-cell office:value-type="float" office:value="2.134" calcext:value-type="float">
            <text:p>2.134</text:p>
          </table:table-cell>
          <table:table-cell table:formula="of:=[.B4]-0.8" office:value-type="float" office:value="-2.94601790011511" calcext:value-type="float">
            <text:p>-2.94601790011511</text:p>
          </table:table-cell>
          <table:table-cell table:number-columns-repeated="4"/>
        </table:table-row>
        <table:table-row table:style-name="ro1">
          <table:table-cell office:value-type="float" office:value="1.734" calcext:value-type="float">
            <text:p>1.734</text:p>
          </table:table-cell>
          <table:table-cell table:formula="of:=[.B5]-0.5" office:value-type="float" office:value="-2.14601790011511" calcext:value-type="float">
            <text:p>-2.14601790011511</text:p>
          </table:table-cell>
          <table:table-cell table:number-columns-repeated="4"/>
        </table:table-row>
        <table:table-row table:style-name="ro1">
          <table:table-cell office:value-type="float" office:value="1.55660292286487" calcext:value-type="float">
            <text:p>1.55660292286487</text:p>
          </table:table-cell>
          <table:table-cell office:value-type="float" office:value="-1.64601790011511" calcext:value-type="float">
            <text:p>-1.64601790011511</text:p>
          </table:table-cell>
          <table:table-cell table:number-columns-repeated="4"/>
        </table:table-row>
        <table:table-row table:style-name="ro1">
          <table:table-cell office:value-type="float" office:value="1.55750036862457" calcext:value-type="float">
            <text:p>1.55750036862457</text:p>
          </table:table-cell>
          <table:table-cell office:value-type="float" office:value="-0.684095661621541" calcext:value-type="float">
            <text:p>-0.684095661621541</text:p>
          </table:table-cell>
          <table:table-cell table:number-columns-repeated="4"/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0.226241578609915" calcext:value-type="float">
            <text:p>0.226241578609915</text:p>
          </table:table-cell>
          <table:table-cell table:number-columns-repeated="4"/>
        </table:table-row>
        <table:table-row table:style-name="ro1">
          <table:table-cell office:value-type="float" office:value="0.988012033281876" calcext:value-type="float">
            <text:p>0.988012033281876</text:p>
          </table:table-cell>
          <table:table-cell office:value-type="float" office:value="0.652963426400675" calcext:value-type="float">
            <text:p>0.652963426400675</text:p>
          </table:table-cell>
          <table:table-cell table:number-columns-repeated="4"/>
        </table:table-row>
        <table:table-row table:style-name="ro1">
          <table:table-cell office:value-type="float" office:value="-0.484397169726321" calcext:value-type="float">
            <text:p>-0.484397169726321</text:p>
          </table:table-cell>
          <table:table-cell office:value-type="float" office:value="0.652962359163212" calcext:value-type="float">
            <text:p>0.652962359163212</text:p>
          </table:table-cell>
          <table:table-cell table:number-columns-repeated="4"/>
        </table:table-row>
        <table:table-row table:style-name="ro1">
          <table:table-cell office:value-type="float" office:value="-0.484397185064125" calcext:value-type="float">
            <text:p>-0.484397185064125</text:p>
          </table:table-cell>
          <table:table-cell office:value-type="float" office:value="0.662962359157973" calcext:value-type="float">
            <text:p>0.662962359157973</text:p>
          </table:table-cell>
          <table:table-cell table:number-columns-repeated="4"/>
        </table:table-row>
        <table:table-row table:style-name="ro1">
          <table:table-cell office:value-type="float" office:value="0.988012012443562" calcext:value-type="float">
            <text:p>0.988012012443562</text:p>
          </table:table-cell>
          <table:table-cell office:value-type="float" office:value="0.662963426409988" calcext:value-type="float">
            <text:p>0.662963426409988</text:p>
          </table:table-cell>
          <table:table-cell table:number-columns-repeated="4"/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1.08968530231505" calcext:value-type="float">
            <text:p>1.08968530231505</text:p>
          </table:table-cell>
          <table:table-cell table:number-columns-repeated="4"/>
        </table:table-row>
        <table:table-row table:style-name="ro1">
          <table:table-cell office:value-type="float" office:value="1.55750032840305" calcext:value-type="float">
            <text:p>1.55750032840305</text:p>
          </table:table-cell>
          <table:table-cell office:value-type="float" office:value="2.00002239790047" calcext:value-type="float">
            <text:p>2.00002239790047</text:p>
          </table:table-cell>
          <table:table-cell table:number-columns-repeated="4"/>
        </table:table-row>
        <table:table-row table:style-name="ro1">
          <table:table-cell office:value-type="float" office:value="1.55660292314136" calcext:value-type="float">
            <text:p>1.55660292314136</text:p>
          </table:table-cell>
          <table:table-cell office:value-type="float" office:value="2.94694448632072" calcext:value-type="float">
            <text:p>2.94694448632072</text:p>
          </table:table-cell>
          <table:table-cell table:number-columns-repeated="4"/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4.2469" calcext:value-type="float">
            <text:p>4.2469</text:p>
          </table:table-cell>
          <table:table-cell table:number-columns-repeated="4"/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4.3469" calcext:value-type="float">
            <text:p>4.3469</text:p>
          </table:table-cell>
          <table:table-cell table:number-columns-repeated="4"/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4.3469" calcext:value-type="float">
            <text:p>4.3469</text:p>
          </table:table-cell>
          <table:table-cell table:number-columns-repeated="4"/>
        </table:table-row>
        <table:table-row table:style-name="ro1">
          <table:table-cell office:value-type="float" office:value="2.7346" calcext:value-type="float">
            <text:p>2.7346</text:p>
          </table:table-cell>
          <table:table-cell office:value-type="float" office:value="6.0619" calcext:value-type="float">
            <text:p>6.0619</text:p>
          </table:table-cell>
          <table:table-cell table:number-columns-repeated="4"/>
        </table:table-row>
        <table:table-row table:style-name="ro1">
          <table:table-cell office:value-type="float" office:value="2.4346" calcext:value-type="float">
            <text:p>2.4346</text:p>
          </table:table-cell>
          <table:table-cell office:value-type="float" office:value="6.0119" calcext:value-type="float">
            <text:p>6.0119</text:p>
          </table:table-cell>
          <table:table-cell table:number-columns-repeated="4"/>
        </table:table-row>
        <table:table-row table:style-name="ro1">
          <table:table-cell office:value-type="float" office:value="1.8346" calcext:value-type="float">
            <text:p>1.8346</text:p>
          </table:table-cell>
          <table:table-cell office:value-type="float" office:value="5.8619" calcext:value-type="float">
            <text:p>5.8619</text:p>
          </table:table-cell>
          <table:table-cell table:number-columns-repeated="4"/>
        </table:table-row>
        <table:table-row table:style-name="ro1">
          <table:table-cell office:value-type="float" office:value="1.4346" calcext:value-type="float">
            <text:p>1.4346</text:p>
          </table:table-cell>
          <table:table-cell office:value-type="float" office:value="5.4619" calcext:value-type="float">
            <text:p>5.4619</text:p>
          </table:table-cell>
          <table:table-cell table:number-columns-repeated="4"/>
        </table:table-row>
        <table:table-row table:style-name="ro1">
          <table:table-cell office:value-type="float" office:value="0.9346" calcext:value-type="float">
            <text:p>0.9346</text:p>
          </table:table-cell>
          <table:table-cell office:value-type="float" office:value="4.2619" calcext:value-type="float">
            <text:p>4.2619</text:p>
          </table:table-cell>
          <table:table-cell table:number-columns-repeated="4"/>
        </table:table-row>
        <table:table-row table:style-name="ro1">
          <table:table-cell office:value-type="float" office:value="0.566602900115072" calcext:value-type="float">
            <text:p>0.566602900115072</text:p>
          </table:table-cell>
          <table:table-cell office:value-type="float" office:value="2.96193973756453" calcext:value-type="float">
            <text:p>2.96193973756453</text:p>
          </table:table-cell>
          <table:table-cell table:number-columns-repeated="4"/>
        </table:table-row>
        <table:table-row table:style-name="ro1">
          <table:table-cell office:value-type="float" office:value="0.565695259181751" calcext:value-type="float">
            <text:p>0.565695259181751</text:p>
          </table:table-cell>
          <table:table-cell office:value-type="float" office:value="2.19609248208872" calcext:value-type="float">
            <text:p>2.19609248208872</text:p>
          </table:table-cell>
          <table:table-cell table:number-columns-repeated="4"/>
        </table:table-row>
        <table:table-row table:style-name="ro1">
          <table:table-cell office:value-type="float" office:value="0.542370304669078" calcext:value-type="float">
            <text:p>0.542370304669078</text:p>
          </table:table-cell>
          <table:table-cell office:value-type="float" office:value="2.16375485422031" calcext:value-type="float">
            <text:p>2.16375485422031</text:p>
          </table:table-cell>
          <table:table-cell table:number-columns-repeated="4"/>
        </table:table-row>
        <table:table-row table:style-name="ro1">
          <table:table-cell office:value-type="float" office:value="0.522816971337363" calcext:value-type="float">
            <text:p>0.522816971337363</text:p>
          </table:table-cell>
          <table:table-cell office:value-type="float" office:value="2.1366461875441" calcext:value-type="float">
            <text:p>2.1366461875441</text:p>
          </table:table-cell>
          <table:table-cell table:number-columns-repeated="4"/>
        </table:table-row>
        <table:table-row table:style-name="ro1">
          <table:table-cell office:value-type="float" office:value="0.503263638005677" calcext:value-type="float">
            <text:p>0.503263638005677</text:p>
          </table:table-cell>
          <table:table-cell office:value-type="float" office:value="2.10953752088244" calcext:value-type="float">
            <text:p>2.10953752088244</text:p>
          </table:table-cell>
          <table:table-cell table:number-columns-repeated="4"/>
        </table:table-row>
        <table:table-row table:style-name="ro1">
          <table:table-cell office:value-type="float" office:value="0.483710304673963" calcext:value-type="float">
            <text:p>0.483710304673963</text:p>
          </table:table-cell>
          <table:table-cell office:value-type="float" office:value="2.08242885422078" calcext:value-type="float">
            <text:p>2.08242885422078</text:p>
          </table:table-cell>
          <table:table-cell table:number-columns-repeated="4"/>
        </table:table-row>
        <table:table-row table:style-name="ro1">
          <table:table-cell office:value-type="float" office:value="0.464156971342277" calcext:value-type="float">
            <text:p>0.464156971342277</text:p>
          </table:table-cell>
          <table:table-cell office:value-type="float" office:value="2.05532018754457" calcext:value-type="float">
            <text:p>2.05532018754457</text:p>
          </table:table-cell>
          <table:table-cell table:number-columns-repeated="4"/>
        </table:table-row>
        <table:table-row table:style-name="ro1">
          <table:table-cell office:value-type="float" office:value="0.444603638010477" calcext:value-type="float">
            <text:p>0.444603638010477</text:p>
          </table:table-cell>
          <table:table-cell office:value-type="float" office:value="2.02821152088291" calcext:value-type="float">
            <text:p>2.02821152088291</text:p>
          </table:table-cell>
          <table:table-cell table:number-columns-repeated="4"/>
        </table:table-row>
        <table:table-row table:style-name="ro1">
          <table:table-cell office:value-type="float" office:value="0.425050304664268" calcext:value-type="float">
            <text:p>0.425050304664268</text:p>
          </table:table-cell>
          <table:table-cell office:value-type="float" office:value="2.00110285420669" calcext:value-type="float">
            <text:p>2.00110285420669</text:p>
          </table:table-cell>
          <table:table-cell table:number-columns-repeated="4"/>
        </table:table-row>
        <table:table-row table:style-name="ro1">
          <table:table-cell office:value-type="float" office:value="0.405496971332553" calcext:value-type="float">
            <text:p>0.405496971332553</text:p>
          </table:table-cell>
          <table:table-cell office:value-type="float" office:value="1.97399418754503" calcext:value-type="float">
            <text:p>1.97399418754503</text:p>
          </table:table-cell>
          <table:table-cell table:number-columns-repeated="4"/>
        </table:table-row>
        <table:table-row table:style-name="ro1">
          <table:table-cell office:value-type="float" office:value="0.385943638000754" calcext:value-type="float">
            <text:p>0.385943638000754</text:p>
          </table:table-cell>
          <table:table-cell office:value-type="float" office:value="1.94688552088337" calcext:value-type="float">
            <text:p>1.94688552088337</text:p>
          </table:table-cell>
          <table:table-cell table:number-columns-repeated="4"/>
        </table:table-row>
        <table:table-row table:style-name="ro1">
          <table:table-cell office:value-type="float" office:value="0.366390304669068" calcext:value-type="float">
            <text:p>0.366390304669068</text:p>
          </table:table-cell>
          <table:table-cell office:value-type="float" office:value="1.91977685420716" calcext:value-type="float">
            <text:p>1.91977685420716</text:p>
          </table:table-cell>
          <table:table-cell table:number-columns-repeated="4"/>
        </table:table-row>
        <table:table-row table:style-name="ro1">
          <table:table-cell office:value-type="float" office:value="0.346836971337353" calcext:value-type="float">
            <text:p>0.346836971337353</text:p>
          </table:table-cell>
          <table:table-cell office:value-type="float" office:value="1.8926681875455" calcext:value-type="float">
            <text:p>1.8926681875455</text:p>
          </table:table-cell>
          <table:table-cell table:number-columns-repeated="4"/>
        </table:table-row>
        <table:table-row table:style-name="ro1">
          <table:table-cell office:value-type="float" office:value="0.327283638005667" calcext:value-type="float">
            <text:p>0.327283638005667</text:p>
          </table:table-cell>
          <table:table-cell office:value-type="float" office:value="1.86555952088384" calcext:value-type="float">
            <text:p>1.86555952088384</text:p>
          </table:table-cell>
          <table:table-cell table:number-columns-repeated="4"/>
        </table:table-row>
        <table:table-row table:style-name="ro1">
          <table:table-cell office:value-type="float" office:value="0.307730304673953" calcext:value-type="float">
            <text:p>0.307730304673953</text:p>
          </table:table-cell>
          <table:table-cell office:value-type="float" office:value="1.83845085420762" calcext:value-type="float">
            <text:p>1.83845085420762</text:p>
          </table:table-cell>
          <table:table-cell table:number-columns-repeated="4"/>
        </table:table-row>
        <table:table-row table:style-name="ro1">
          <table:table-cell office:value-type="float" office:value="0.288176971342267" calcext:value-type="float">
            <text:p>0.288176971342267</text:p>
          </table:table-cell>
          <table:table-cell office:value-type="float" office:value="1.81134218754596" calcext:value-type="float">
            <text:p>1.81134218754596</text:p>
          </table:table-cell>
          <table:table-cell table:number-columns-repeated="4"/>
        </table:table-row>
        <table:table-row table:style-name="ro1">
          <table:table-cell office:value-type="float" office:value="0.265712690030369" calcext:value-type="float">
            <text:p>0.265712690030369</text:p>
          </table:table-cell>
          <table:table-cell office:value-type="float" office:value="1.78019779370516" calcext:value-type="float">
            <text:p>1.7801977937051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1.76443263271358" calcext:value-type="float">
            <text:p>1.76443263271358</text:p>
          </table:table-cell>
          <table:table-cell table:number-columns-repeated="4"/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1.75086863272009" calcext:value-type="float">
            <text:p>1.75086863272009</text:p>
          </table:table-cell>
          <table:table-cell table:number-columns-repeated="4"/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1.73730463271204" calcext:value-type="float">
            <text:p>1.73730463271204</text:p>
          </table:table-cell>
          <table:table-cell table:number-columns-repeated="4"/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1.72374063271855" calcext:value-type="float">
            <text:p>1.72374063271855</text:p>
          </table:table-cell>
          <table:table-cell table:number-columns-repeated="4"/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1.7101766327105" calcext:value-type="float">
            <text:p>1.7101766327105</text:p>
          </table:table-cell>
          <table:table-cell table:number-columns-repeated="4"/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1.69661263271701" calcext:value-type="float">
            <text:p>1.69661263271701</text:p>
          </table:table-cell>
          <table:table-cell table:number-columns-repeated="4"/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1.68304863270896" calcext:value-type="float">
            <text:p>1.68304863270896</text:p>
          </table:table-cell>
          <table:table-cell table:number-columns-repeated="4"/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1.66948463271547" calcext:value-type="float">
            <text:p>1.66948463271547</text:p>
          </table:table-cell>
          <table:table-cell table:number-columns-repeated="4"/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1.65592063270742" calcext:value-type="float">
            <text:p>1.65592063270742</text:p>
          </table:table-cell>
          <table:table-cell table:number-columns-repeated="4"/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1.64235663271393" calcext:value-type="float">
            <text:p>1.64235663271393</text:p>
          </table:table-cell>
          <table:table-cell table:number-columns-repeated="4"/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1.62879263272043" calcext:value-type="float">
            <text:p>1.62879263272043</text:p>
          </table:table-cell>
          <table:table-cell table:number-columns-repeated="4"/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1.61522863271239" calcext:value-type="float">
            <text:p>1.61522863271239</text:p>
          </table:table-cell>
          <table:table-cell table:number-columns-repeated="4"/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1.60166463271889" calcext:value-type="float">
            <text:p>1.60166463271889</text:p>
          </table:table-cell>
          <table:table-cell table:number-columns-repeated="4"/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1.58810063271085" calcext:value-type="float">
            <text:p>1.58810063271085</text:p>
          </table:table-cell>
          <table:table-cell table:number-columns-repeated="4"/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1.57282227264659" calcext:value-type="float">
            <text:p>1.57282227264659</text:p>
          </table:table-cell>
          <table:table-cell table:number-columns-repeated="4"/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1.57051495111955" calcext:value-type="float">
            <text:p>1.57051495111955</text:p>
          </table:table-cell>
          <table:table-cell table:number-columns-repeated="4"/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1.56849961778789" calcext:value-type="float">
            <text:p>1.56849961778789</text:p>
          </table:table-cell>
          <table:table-cell table:number-columns-repeated="4"/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1.56648428445624" calcext:value-type="float">
            <text:p>1.56648428445624</text:p>
          </table:table-cell>
          <table:table-cell table:number-columns-repeated="4"/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1.56446895112458" calcext:value-type="float">
            <text:p>1.56446895112458</text:p>
          </table:table-cell>
          <table:table-cell table:number-columns-repeated="4"/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1.56245361779293" calcext:value-type="float">
            <text:p>1.56245361779293</text:p>
          </table:table-cell>
          <table:table-cell table:number-columns-repeated="4"/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1.56043828446127" calcext:value-type="float">
            <text:p>1.56043828446127</text:p>
          </table:table-cell>
          <table:table-cell table:number-columns-repeated="4"/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1.55842295112961" calcext:value-type="float">
            <text:p>1.55842295112961</text:p>
          </table:table-cell>
          <table:table-cell table:number-columns-repeated="4"/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1.55640761779796" calcext:value-type="float">
            <text:p>1.55640761779796</text:p>
          </table:table-cell>
          <table:table-cell table:number-columns-repeated="4"/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1.55439228445175" calcext:value-type="float">
            <text:p>1.55439228445175</text:p>
          </table:table-cell>
          <table:table-cell table:number-columns-repeated="4"/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1.5523769511201" calcext:value-type="float">
            <text:p>1.5523769511201</text:p>
          </table:table-cell>
          <table:table-cell table:number-columns-repeated="4"/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1.55036161778844" calcext:value-type="float">
            <text:p>1.55036161778844</text:p>
          </table:table-cell>
          <table:table-cell table:number-columns-repeated="4"/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1.54834628445678" calcext:value-type="float">
            <text:p>1.54834628445678</text:p>
          </table:table-cell>
          <table:table-cell table:number-columns-repeated="4"/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1.54633095112513" calcext:value-type="float">
            <text:p>1.54633095112513</text:p>
          </table:table-cell>
          <table:table-cell table:number-columns-repeated="4"/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1.54431561779347" calcext:value-type="float">
            <text:p>1.54431561779347</text:p>
          </table:table-cell>
          <table:table-cell table:number-columns-repeated="4"/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1.54216845953488" calcext:value-type="float">
            <text:p>1.54216845953488</text:p>
          </table:table-cell>
          <table:table-cell table:number-columns-repeated="4"/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-2.06243777654885" calcext:value-type="float">
            <text:p>-2.06243777654885</text:p>
          </table:table-cell>
          <table:table-cell office:value-type="float" office:value="1.55996344046434" calcext:value-type="float">
            <text:p>1.55996344046434</text:p>
          </table:table-cell>
          <table:table-cell table:number-columns-repeated="4"/>
        </table:table-row>
        <table:table-row table:style-name="ro1">
          <table:table-cell office:value-type="float" office:value="-3.31635615466794" calcext:value-type="float">
            <text:p>-3.31635615466794</text:p>
          </table:table-cell>
          <table:table-cell office:value-type="float" office:value="0.835962563112844" calcext:value-type="float">
            <text:p>0.835962563112844</text:p>
          </table:table-cell>
          <table:table-cell table:number-columns-repeated="4"/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0.418035829410655" calcext:value-type="float">
            <text:p>-0.418035829410655</text:p>
          </table:table-cell>
          <table:table-cell table:number-columns-repeated="4"/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1.14203655954043" calcext:value-type="float">
            <text:p>-1.14203655954043</text:p>
          </table:table-cell>
          <table:table-cell table:number-columns-repeated="4"/>
        </table:table-row>
        <table:table-row table:style-name="ro1">
          <table:table-cell office:value-type="float" office:value="-4.04039000000005" calcext:value-type="float">
            <text:p>-4.04039000000005</text:p>
          </table:table-cell>
          <table:table-cell office:value-type="float" office:value="-3.11699999999476" calcext:value-type="float">
            <text:p>-3.11699999999476</text:p>
          </table:table-cell>
          <table:table-cell table:number-columns-repeated="4"/>
        </table:table-row>
        <table:table-row table:style-name="ro1">
          <table:table-cell office:value-type="float" office:value="-4.54039000000005" calcext:value-type="float">
            <text:p>-4.54039000000005</text:p>
          </table:table-cell>
          <table:table-cell office:value-type="float" office:value="-3.91699999999476" calcext:value-type="float">
            <text:p>-3.91699999999476</text:p>
          </table:table-cell>
          <table:table-cell table:number-columns-repeated="4"/>
        </table:table-row>
        <table:table-row table:style-name="ro1">
          <table:table-cell office:value-type="float" office:value="-4.94039000000005" calcext:value-type="float">
            <text:p>-4.94039000000005</text:p>
          </table:table-cell>
          <table:table-cell office:value-type="float" office:value="-4.01699999999476" calcext:value-type="float">
            <text:p>-4.01699999999476</text:p>
          </table:table-cell>
          <table:table-cell table:number-columns-repeated="4"/>
        </table:table-row>
        <table:table-row table:style-name="ro1">
          <table:table-cell office:value-type="float" office:value="-4.94039000000005" calcext:value-type="float">
            <text:p>-4.94039000000005</text:p>
          </table:table-cell>
          <table:table-cell table:formula="of:=[.B82]-0.05" office:value-type="float" office:value="-7.307" calcext:value-type="float">
            <text:p>-7.307</text:p>
          </table:table-cell>
          <table:table-cell table:number-columns-repeated="4"/>
        </table:table-row>
        <table:table-row table:style-name="ro1">
          <table:table-cell office:value-type="float" office:value="-4.64040000000005" calcext:value-type="float">
            <text:p>-4.64040000000005</text:p>
          </table:table-cell>
          <table:table-cell office:value-type="float" office:value="-7.257" calcext:value-type="float">
            <text:p>-7.257</text:p>
          </table:table-cell>
          <table:table-cell table:number-columns-repeated="4"/>
        </table:table-row>
        <table:table-row table:style-name="ro1">
          <table:table-cell office:value-type="float" office:value="-4.03639999999996" calcext:value-type="float">
            <text:p>-4.03639999999996</text:p>
          </table:table-cell>
          <table:table-cell office:value-type="float" office:value="-7.057" calcext:value-type="float">
            <text:p>-7.057</text:p>
          </table:table-cell>
          <table:table-cell table:number-columns-repeated="4"/>
        </table:table-row>
        <table:table-row table:style-name="ro1">
          <table:table-cell office:value-type="float" office:value="-3.03639999999996" calcext:value-type="float">
            <text:p>-3.03639999999996</text:p>
          </table:table-cell>
          <table:table-cell office:value-type="float" office:value="-6.057" calcext:value-type="float">
            <text:p>-6.057</text:p>
          </table:table-cell>
          <table:table-cell table:number-columns-repeated="4"/>
        </table:table-row>
        <table:table-row table:style-name="ro1">
          <table:table-cell office:value-type="float" office:value="-2.23639999999996" calcext:value-type="float">
            <text:p>-2.23639999999996</text:p>
          </table:table-cell>
          <table:table-cell office:value-type="float" office:value="-3.91699999999476" calcext:value-type="float">
            <text:p>-3.91699999999476</text:p>
          </table:table-cell>
          <table:table-cell table:number-columns-repeated="4"/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2.81703655952879" calcext:value-type="float">
            <text:p>-2.81703655952879</text:p>
          </table:table-cell>
          <table:table-cell table:number-columns-repeated="4"/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1.14203655954043" calcext:value-type="float">
            <text:p>-1.14203655954043</text:p>
          </table:table-cell>
          <table:table-cell table:number-columns-repeated="4"/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0.901416760738357" calcext:value-type="float">
            <text:p>-0.901416760738357</text:p>
          </table:table-cell>
          <table:table-cell table:number-columns-repeated="4"/>
        </table:table-row>
        <table:table-row table:style-name="ro1">
          <table:table-cell office:value-type="float" office:value="-1.99573786485414" calcext:value-type="float">
            <text:p>-1.99573786485414</text:p>
          </table:table-cell>
          <table:table-cell office:value-type="float" office:value="-0.484655947482679" calcext:value-type="float">
            <text:p>-0.484655947482679</text:p>
          </table:table-cell>
          <table:table-cell table:number-columns-repeated="4"/>
        </table:table-row>
        <table:table-row table:style-name="ro1">
          <table:table-cell office:value-type="float" office:value="-1.57905700687834" calcext:value-type="float">
            <text:p>-1.5790570068783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4"/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4"/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4"/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-0.244036559539381" calcext:value-type="float">
            <text:p>-0.244036559539381</text:p>
          </table:table-cell>
          <table:table-cell table:number-columns-repeated="4"/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-0.226241578609915" calcext:value-type="float">
            <text:p>-0.226241578609915</text:p>
          </table:table-cell>
          <table:table-cell table:number-columns-repeated="4"/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-0.22838873686851" calcext:value-type="float">
            <text:p>-0.22838873686851</text:p>
          </table:table-cell>
          <table:table-cell table:number-columns-repeated="4"/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-0.230404070200166" calcext:value-type="float">
            <text:p>-0.230404070200166</text:p>
          </table:table-cell>
          <table:table-cell table:number-columns-repeated="4"/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-0.232419403531821" calcext:value-type="float">
            <text:p>-0.232419403531821</text:p>
          </table:table-cell>
          <table:table-cell table:number-columns-repeated="4"/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-0.234434736863477" calcext:value-type="float">
            <text:p>-0.234434736863477</text:p>
          </table:table-cell>
          <table:table-cell table:number-columns-repeated="4"/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-0.236450070195133" calcext:value-type="float">
            <text:p>-0.236450070195133</text:p>
          </table:table-cell>
          <table:table-cell table:number-columns-repeated="4"/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-0.238465403526789" calcext:value-type="float">
            <text:p>-0.238465403526789</text:p>
          </table:table-cell>
          <table:table-cell table:number-columns-repeated="4"/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-0.240480736858444" calcext:value-type="float">
            <text:p>-0.240480736858444</text:p>
          </table:table-cell>
          <table:table-cell table:number-columns-repeated="4"/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-0.2424960701901" calcext:value-type="float">
            <text:p>-0.2424960701901</text:p>
          </table:table-cell>
          <table:table-cell table:number-columns-repeated="4"/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-0.244511403536308" calcext:value-type="float">
            <text:p>-0.244511403536308</text:p>
          </table:table-cell>
          <table:table-cell table:number-columns-repeated="4"/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-0.246526736867963" calcext:value-type="float">
            <text:p>-0.246526736867963</text:p>
          </table:table-cell>
          <table:table-cell table:number-columns-repeated="4"/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-0.248542070199619" calcext:value-type="float">
            <text:p>-0.248542070199619</text:p>
          </table:table-cell>
          <table:table-cell table:number-columns-repeated="4"/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-0.250557403531275" calcext:value-type="float">
            <text:p>-0.250557403531275</text:p>
          </table:table-cell>
          <table:table-cell table:number-columns-repeated="4"/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-0.25257273686293" calcext:value-type="float">
            <text:p>-0.25257273686293</text:p>
          </table:table-cell>
          <table:table-cell table:number-columns-repeated="4"/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-0.254588070194586" calcext:value-type="float">
            <text:p>-0.254588070194586</text:p>
          </table:table-cell>
          <table:table-cell table:number-columns-repeated="4"/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-0.256895391721628" calcext:value-type="float">
            <text:p>-0.256895391721628</text:p>
          </table:table-cell>
          <table:table-cell table:number-columns-repeated="4"/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-0.272173751785886" calcext:value-type="float">
            <text:p>-0.272173751785886</text:p>
          </table:table-cell>
          <table:table-cell table:number-columns-repeated="4"/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-0.285737751779379" calcext:value-type="float">
            <text:p>-0.285737751779379</text:p>
          </table:table-cell>
          <table:table-cell table:number-columns-repeated="4"/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-0.299301751787425" calcext:value-type="float">
            <text:p>-0.299301751787425</text:p>
          </table:table-cell>
          <table:table-cell table:number-columns-repeated="4"/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-0.312865751780919" calcext:value-type="float">
            <text:p>-0.312865751780919</text:p>
          </table:table-cell>
          <table:table-cell table:number-columns-repeated="4"/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-0.326429751788964" calcext:value-type="float">
            <text:p>-0.326429751788964</text:p>
          </table:table-cell>
          <table:table-cell table:number-columns-repeated="4"/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-0.339993751782458" calcext:value-type="float">
            <text:p>-0.339993751782458</text:p>
          </table:table-cell>
          <table:table-cell table:number-columns-repeated="4"/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-0.353557751790504" calcext:value-type="float">
            <text:p>-0.353557751790504</text:p>
          </table:table-cell>
          <table:table-cell table:number-columns-repeated="4"/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-0.367121751783998" calcext:value-type="float">
            <text:p>-0.367121751783998</text:p>
          </table:table-cell>
          <table:table-cell table:number-columns-repeated="4"/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-0.380685751777492" calcext:value-type="float">
            <text:p>-0.380685751777492</text:p>
          </table:table-cell>
          <table:table-cell table:number-columns-repeated="4"/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-0.394249751785537" calcext:value-type="float">
            <text:p>-0.394249751785537</text:p>
          </table:table-cell>
          <table:table-cell table:number-columns-repeated="4"/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-0.407813751779031" calcext:value-type="float">
            <text:p>-0.407813751779031</text:p>
          </table:table-cell>
          <table:table-cell table:number-columns-repeated="4"/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-0.421377751787077" calcext:value-type="float">
            <text:p>-0.421377751787077</text:p>
          </table:table-cell>
          <table:table-cell table:number-columns-repeated="4"/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-0.434941751780571" calcext:value-type="float">
            <text:p>-0.434941751780571</text:p>
          </table:table-cell>
          <table:table-cell table:number-columns-repeated="4"/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-0.448505751788616" calcext:value-type="float">
            <text:p>-0.448505751788616</text:p>
          </table:table-cell>
          <table:table-cell table:number-columns-repeated="4"/>
        </table:table-row>
        <table:table-row table:style-name="ro1">
          <table:table-cell office:value-type="float" office:value="0.265712467778968" calcext:value-type="float">
            <text:p>0.265712467778968</text:p>
          </table:table-cell>
          <table:table-cell office:value-type="float" office:value="-0.464270803160616" calcext:value-type="float">
            <text:p>-0.464270803160616</text:p>
          </table:table-cell>
          <table:table-cell table:number-columns-repeated="4"/>
        </table:table-row>
        <table:table-row table:style-name="ro1">
          <table:table-cell office:value-type="float" office:value="0.288176698304653" calcext:value-type="float">
            <text:p>0.288176698304653</text:p>
          </table:table-cell>
          <table:table-cell office:value-type="float" office:value="-0.495413594748243" calcext:value-type="float">
            <text:p>-0.495413594748243</text:p>
          </table:table-cell>
          <table:table-cell table:number-columns-repeated="4"/>
        </table:table-row>
        <table:table-row table:style-name="ro1">
          <table:table-cell office:value-type="float" office:value="0.307730031636368" calcext:value-type="float">
            <text:p>0.307730031636368</text:p>
          </table:table-cell>
          <table:table-cell office:value-type="float" office:value="-0.522520928090671" calcext:value-type="float">
            <text:p>-0.522520928090671</text:p>
          </table:table-cell>
          <table:table-cell table:number-columns-repeated="4"/>
        </table:table-row>
        <table:table-row table:style-name="ro1">
          <table:table-cell office:value-type="float" office:value="0.327283364968054" calcext:value-type="float">
            <text:p>0.327283364968054</text:p>
          </table:table-cell>
          <table:table-cell office:value-type="float" office:value="-0.549628261418548" calcext:value-type="float">
            <text:p>-0.549628261418548</text:p>
          </table:table-cell>
          <table:table-cell table:number-columns-repeated="4"/>
        </table:table-row>
        <table:table-row table:style-name="ro1">
          <table:table-cell office:value-type="float" office:value="0.346836698299768" calcext:value-type="float">
            <text:p>0.346836698299768</text:p>
          </table:table-cell>
          <table:table-cell office:value-type="float" office:value="-0.576735594746424" calcext:value-type="float">
            <text:p>-0.576735594746424</text:p>
          </table:table-cell>
          <table:table-cell table:number-columns-repeated="4"/>
        </table:table-row>
        <table:table-row table:style-name="ro1">
          <table:table-cell office:value-type="float" office:value="0.366390031631454" calcext:value-type="float">
            <text:p>0.366390031631454</text:p>
          </table:table-cell>
          <table:table-cell office:value-type="float" office:value="-0.603842928088852" calcext:value-type="float">
            <text:p>-0.603842928088852</text:p>
          </table:table-cell>
          <table:table-cell table:number-columns-repeated="4"/>
        </table:table-row>
        <table:table-row table:style-name="ro1">
          <table:table-cell office:value-type="float" office:value="0.385943364963254" calcext:value-type="float">
            <text:p>0.385943364963254</text:p>
          </table:table-cell>
          <table:table-cell office:value-type="float" office:value="-0.630950261416729" calcext:value-type="float">
            <text:p>-0.630950261416729</text:p>
          </table:table-cell>
          <table:table-cell table:number-columns-repeated="4"/>
        </table:table-row>
        <table:table-row table:style-name="ro1">
          <table:table-cell office:value-type="float" office:value="0.405496698294968" calcext:value-type="float">
            <text:p>0.405496698294968</text:p>
          </table:table-cell>
          <table:table-cell office:value-type="float" office:value="-0.658057594744605" calcext:value-type="float">
            <text:p>-0.658057594744605</text:p>
          </table:table-cell>
          <table:table-cell table:number-columns-repeated="4"/>
        </table:table-row>
        <table:table-row table:style-name="ro1">
          <table:table-cell office:value-type="float" office:value="0.425050031626654" calcext:value-type="float">
            <text:p>0.425050031626654</text:p>
          </table:table-cell>
          <table:table-cell office:value-type="float" office:value="-0.685164928072481" calcext:value-type="float">
            <text:p>-0.685164928072481</text:p>
          </table:table-cell>
          <table:table-cell table:number-columns-repeated="4"/>
        </table:table-row>
        <table:table-row table:style-name="ro1">
          <table:table-cell office:value-type="float" office:value="0.444603364972977" calcext:value-type="float">
            <text:p>0.444603364972977</text:p>
          </table:table-cell>
          <table:table-cell office:value-type="float" office:value="-0.71227226141491" calcext:value-type="float">
            <text:p>-0.71227226141491</text:p>
          </table:table-cell>
          <table:table-cell table:number-columns-repeated="4"/>
        </table:table-row>
        <table:table-row table:style-name="ro1">
          <table:table-cell office:value-type="float" office:value="0.464156698304663" calcext:value-type="float">
            <text:p>0.464156698304663</text:p>
          </table:table-cell>
          <table:table-cell office:value-type="float" office:value="-0.739379594757338" calcext:value-type="float">
            <text:p>-0.739379594757338</text:p>
          </table:table-cell>
          <table:table-cell table:number-columns-repeated="4"/>
        </table:table-row>
        <table:table-row table:style-name="ro1">
          <table:table-cell office:value-type="float" office:value="0.483710031636377" calcext:value-type="float">
            <text:p>0.483710031636377</text:p>
          </table:table-cell>
          <table:table-cell office:value-type="float" office:value="-0.766486928085214" calcext:value-type="float">
            <text:p>-0.766486928085214</text:p>
          </table:table-cell>
          <table:table-cell table:number-columns-repeated="4"/>
        </table:table-row>
        <table:table-row table:style-name="ro1">
          <table:table-cell office:value-type="float" office:value="0.503263364968063" calcext:value-type="float">
            <text:p>0.503263364968063</text:p>
          </table:table-cell>
          <table:table-cell office:value-type="float" office:value="-0.793594261413091" calcext:value-type="float">
            <text:p>-0.793594261413091</text:p>
          </table:table-cell>
          <table:table-cell table:number-columns-repeated="4"/>
        </table:table-row>
        <table:table-row table:style-name="ro1">
          <table:table-cell office:value-type="float" office:value="0.522816698299778" calcext:value-type="float">
            <text:p>0.522816698299778</text:p>
          </table:table-cell>
          <table:table-cell office:value-type="float" office:value="-0.820701594755519" calcext:value-type="float">
            <text:p>-0.820701594755519</text:p>
          </table:table-cell>
          <table:table-cell table:number-columns-repeated="4"/>
        </table:table-row>
        <table:table-row table:style-name="ro1">
          <table:table-cell office:value-type="float" office:value="0.542370031631464" calcext:value-type="float">
            <text:p>0.542370031631464</text:p>
          </table:table-cell>
          <table:table-cell office:value-type="float" office:value="-0.847808928083396" calcext:value-type="float">
            <text:p>-0.847808928083396</text:p>
          </table:table-cell>
          <table:table-cell table:number-columns-repeated="4"/>
        </table:table-row>
        <table:table-row table:style-name="ro1">
          <table:table-cell office:value-type="float" office:value="0.565695104844053" calcext:value-type="float">
            <text:p>0.565695104844053</text:p>
          </table:table-cell>
          <table:table-cell office:value-type="float" office:value="-0.880145130009623" calcext:value-type="float">
            <text:p>-0.880145130009623</text:p>
          </table:table-cell>
          <table:table-cell table:number-columns-repeated="4"/>
        </table:table-row>
        <table:table-row table:style-name="ro1">
          <table:table-cell office:value-type="float" office:value="0.566602899547462" calcext:value-type="float">
            <text:p>0.566602899547462</text:p>
          </table:table-cell>
          <table:table-cell office:value-type="float" office:value="-1.63101237965748" calcext:value-type="float">
            <text:p>-1.63101237965748</text:p>
          </table:table-cell>
          <table:table-cell table:number-columns-repeated="4"/>
        </table:table-row>
        <table:table-row table:style-name="ro1">
          <table:table-cell office:value-type="float" office:value="0.9346" calcext:value-type="float">
            <text:p>0.9346</text:p>
          </table:table-cell>
          <table:table-cell table:formula="of:=[.B140]-1.2999" office:value-type="float" office:value="-2.93091237965748" calcext:value-type="float">
            <text:p>-2.93091237965748</text:p>
          </table:table-cell>
          <table:table-cell table:number-columns-repeated="4"/>
        </table:table-row>
        <table:table-row table:style-name="ro1">
          <table:table-cell office:value-type="float" office:value="1.4346" calcext:value-type="float">
            <text:p>1.4346</text:p>
          </table:table-cell>
          <table:table-cell table:formula="of:=[.B141]-1.2" office:value-type="float" office:value="-4.13091237965748" calcext:value-type="float">
            <text:p>-4.13091237965748</text:p>
          </table:table-cell>
          <table:table-cell table:number-columns-repeated="4"/>
        </table:table-row>
        <table:table-row table:style-name="ro1">
          <table:table-cell office:value-type="float" office:value="1.8346" calcext:value-type="float">
            <text:p>1.8346</text:p>
          </table:table-cell>
          <table:table-cell table:formula="of:=[.B142]-0.4" office:value-type="float" office:value="-4.53091237965748" calcext:value-type="float">
            <text:p>-4.53091237965748</text:p>
          </table:table-cell>
          <table:table-cell table:number-columns-repeated="4"/>
        </table:table-row>
        <table:table-row table:style-name="ro1">
          <table:table-cell office:value-type="float" office:value="2.4346" calcext:value-type="float">
            <text:p>2.4346</text:p>
          </table:table-cell>
          <table:table-cell table:formula="of:=[.B143]-0.15" office:value-type="float" office:value="-4.68091237965748" calcext:value-type="float">
            <text:p>-4.68091237965748</text:p>
          </table:table-cell>
          <table:table-cell table:number-columns-repeated="4"/>
        </table:table-row>
        <table:table-row table:style-name="ro1">
          <table:table-cell office:value-type="float" office:value="2.7346" calcext:value-type="float">
            <text:p>2.7346</text:p>
          </table:table-cell>
          <table:table-cell table:formula="of:=[.B144]-0.05" office:value-type="float" office:value="-4.73091237965748" calcext:value-type="float">
            <text:p>-4.73091237965748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float" office:value="1.55750036862457" calcext:value-type="float">
            <text:p>1.55750036862457</text:p>
          </table:table-cell>
          <table:table-cell office:value-type="float" office:value="-0.684095661621541" calcext:value-type="float">
            <text:p>-0.684095661621541</text:p>
          </table:table-cell>
        </table:table-row>
        <table:table-row table:style-name="ro1">
          <table:table-cell table:number-columns-repeated="4"/>
          <table:table-cell office:value-type="float" office:value="1.30442750973455" calcext:value-type="float">
            <text:p>1.30442750973455</text:p>
          </table:table-cell>
          <table:table-cell office:value-type="float" office:value="0.226241578609915" calcext:value-type="float">
            <text:p>0.226241578609915</text:p>
          </table:table-cell>
        </table:table-row>
        <table:table-row table:style-name="ro1">
          <table:table-cell table:number-columns-repeated="4"/>
          <table:table-cell office:value-type="float" office:value="0.988012033281876" calcext:value-type="float">
            <text:p>0.988012033281876</text:p>
          </table:table-cell>
          <table:table-cell office:value-type="float" office:value="0.652963426400675" calcext:value-type="float">
            <text:p>0.652963426400675</text:p>
          </table:table-cell>
        </table:table-row>
        <table:table-row table:style-name="ro1">
          <table:table-cell table:number-columns-repeated="4"/>
          <table:table-cell office:value-type="float" office:value="-0.484397169726321" calcext:value-type="float">
            <text:p>-0.484397169726321</text:p>
          </table:table-cell>
          <table:table-cell office:value-type="float" office:value="0.652962359163212" calcext:value-type="float">
            <text:p>0.652962359163212</text:p>
          </table:table-cell>
        </table:table-row>
        <table:table-row table:style-name="ro1">
          <table:table-cell table:number-columns-repeated="4"/>
          <table:table-cell office:value-type="float" office:value="-0.484397185064125" calcext:value-type="float">
            <text:p>-0.484397185064125</text:p>
          </table:table-cell>
          <table:table-cell office:value-type="float" office:value="0.662962359157973" calcext:value-type="float">
            <text:p>0.662962359157973</text:p>
          </table:table-cell>
        </table:table-row>
        <table:table-row table:style-name="ro1">
          <table:table-cell table:number-columns-repeated="4"/>
          <table:table-cell office:value-type="float" office:value="0.988012012443562" calcext:value-type="float">
            <text:p>0.988012012443562</text:p>
          </table:table-cell>
          <table:table-cell office:value-type="float" office:value="0.662963426409988" calcext:value-type="float">
            <text:p>0.662963426409988</text:p>
          </table:table-cell>
        </table:table-row>
        <table:table-row table:style-name="ro1">
          <table:table-cell table:number-columns-repeated="4"/>
          <table:table-cell office:value-type="float" office:value="1.30442750973455" calcext:value-type="float">
            <text:p>1.30442750973455</text:p>
          </table:table-cell>
          <table:table-cell office:value-type="float" office:value="1.08968530231505" calcext:value-type="float">
            <text:p>1.08968530231505</text:p>
          </table:table-cell>
        </table:table-row>
        <table:table-row table:style-name="ro1">
          <table:table-cell table:number-columns-repeated="4"/>
          <table:table-cell office:value-type="float" office:value="1.55750032840305" calcext:value-type="float">
            <text:p>1.55750032840305</text:p>
          </table:table-cell>
          <table:table-cell office:value-type="float" office:value="2.00002239790047" calcext:value-type="float">
            <text:p>2.00002239790047</text:p>
          </table:table-cell>
        </table:table-row>
        <table:table-row table:style-name="ro1">
          <table:table-cell table:number-columns-repeated="4"/>
          <table:table-cell office:value-type="float" office:value="1.55660292314136" calcext:value-type="float">
            <text:p>1.55660292314136</text:p>
          </table:table-cell>
          <table:table-cell office:value-type="float" office:value="2.94694448632072" calcext:value-type="float">
            <text:p>2.94694448632072</text:p>
          </table:table-cell>
        </table:table-row>
        <table:table-row table:style-name="ro1">
          <table:table-cell table:number-columns-repeated="4"/>
          <table:table-cell office:value-type="float" office:value="1.734" calcext:value-type="float">
            <text:p>1.734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table:number-columns-repeated="4"/>
          <table:table-cell office:value-type="float" office:value="2.134" calcext:value-type="float">
            <text:p>2.134</text:p>
          </table:table-cell>
          <table:table-cell office:value-type="float" office:value="4.2469" calcext:value-type="float">
            <text:p>4.2469</text:p>
          </table:table-cell>
        </table:table-row>
        <table:table-row table:style-name="ro1">
          <table:table-cell table:number-columns-repeated="4"/>
          <table:table-cell office:value-type="float" office:value="2.434" calcext:value-type="float">
            <text:p>2.434</text:p>
          </table:table-cell>
          <table:table-cell office:value-type="float" office:value="4.3469" calcext:value-type="float">
            <text:p>4.3469</text:p>
          </table:table-cell>
        </table:table-row>
        <table:table-row table:style-name="ro1">
          <table:table-cell table:number-columns-repeated="4"/>
          <table:table-cell office:value-type="float" office:value="2.734" calcext:value-type="float">
            <text:p>2.734</text:p>
          </table:table-cell>
          <table:table-cell office:value-type="float" office:value="4.3469" calcext:value-type="float">
            <text:p>4.3469</text:p>
          </table:table-cell>
        </table:table-row>
        <table:table-row table:style-name="ro1">
          <table:table-cell table:number-columns-repeated="4"/>
          <table:table-cell office:value-type="float" office:value="2.7346" calcext:value-type="float">
            <text:p>2.7346</text:p>
          </table:table-cell>
          <table:table-cell office:value-type="float" office:value="6.0619" calcext:value-type="float">
            <text:p>6.0619</text:p>
          </table:table-cell>
        </table:table-row>
        <table:table-row table:style-name="ro1">
          <table:table-cell table:number-columns-repeated="4"/>
          <table:table-cell office:value-type="float" office:value="2.4346" calcext:value-type="float">
            <text:p>2.4346</text:p>
          </table:table-cell>
          <table:table-cell office:value-type="float" office:value="6.0119" calcext:value-type="float">
            <text:p>6.0119</text:p>
          </table:table-cell>
        </table:table-row>
        <table:table-row table:style-name="ro1">
          <table:table-cell table:number-columns-repeated="4"/>
          <table:table-cell office:value-type="float" office:value="1.8346" calcext:value-type="float">
            <text:p>1.8346</text:p>
          </table:table-cell>
          <table:table-cell office:value-type="float" office:value="5.8619" calcext:value-type="float">
            <text:p>5.8619</text:p>
          </table:table-cell>
        </table:table-row>
        <table:table-row table:style-name="ro1">
          <table:table-cell table:number-columns-repeated="4"/>
          <table:table-cell office:value-type="float" office:value="1.4346" calcext:value-type="float">
            <text:p>1.4346</text:p>
          </table:table-cell>
          <table:table-cell office:value-type="float" office:value="5.4619" calcext:value-type="float">
            <text:p>5.4619</text:p>
          </table:table-cell>
        </table:table-row>
        <table:table-row table:style-name="ro1">
          <table:table-cell table:number-columns-repeated="4"/>
          <table:table-cell office:value-type="float" office:value="0.9346" calcext:value-type="float">
            <text:p>0.9346</text:p>
          </table:table-cell>
          <table:table-cell office:value-type="float" office:value="4.2619" calcext:value-type="float">
            <text:p>4.2619</text:p>
          </table:table-cell>
        </table:table-row>
        <table:table-row table:style-name="ro1">
          <table:table-cell table:number-columns-repeated="4"/>
          <table:table-cell office:value-type="float" office:value="0.566602900115072" calcext:value-type="float">
            <text:p>0.566602900115072</text:p>
          </table:table-cell>
          <table:table-cell office:value-type="float" office:value="2.96193973756453" calcext:value-type="float">
            <text:p>2.96193973756453</text:p>
          </table:table-cell>
        </table:table-row>
        <table:table-row table:style-name="ro1">
          <table:table-cell table:number-columns-repeated="4"/>
          <table:table-cell office:value-type="float" office:value="0.565695259181751" calcext:value-type="float">
            <text:p>0.565695259181751</text:p>
          </table:table-cell>
          <table:table-cell office:value-type="float" office:value="2.19609248208872" calcext:value-type="float">
            <text:p>2.19609248208872</text:p>
          </table:table-cell>
        </table:table-row>
        <table:table-row table:style-name="ro1">
          <table:table-cell table:number-columns-repeated="4"/>
          <table:table-cell office:value-type="float" office:value="0.542370304669078" calcext:value-type="float">
            <text:p>0.542370304669078</text:p>
          </table:table-cell>
          <table:table-cell office:value-type="float" office:value="2.16375485422031" calcext:value-type="float">
            <text:p>2.16375485422031</text:p>
          </table:table-cell>
        </table:table-row>
        <table:table-row table:style-name="ro1">
          <table:table-cell table:number-columns-repeated="4"/>
          <table:table-cell office:value-type="float" office:value="0.522816971337363" calcext:value-type="float">
            <text:p>0.522816971337363</text:p>
          </table:table-cell>
          <table:table-cell office:value-type="float" office:value="2.1366461875441" calcext:value-type="float">
            <text:p>2.1366461875441</text:p>
          </table:table-cell>
        </table:table-row>
        <table:table-row table:style-name="ro1">
          <table:table-cell table:number-columns-repeated="4"/>
          <table:table-cell office:value-type="float" office:value="0.503263638005677" calcext:value-type="float">
            <text:p>0.503263638005677</text:p>
          </table:table-cell>
          <table:table-cell office:value-type="float" office:value="2.10953752088244" calcext:value-type="float">
            <text:p>2.10953752088244</text:p>
          </table:table-cell>
        </table:table-row>
        <table:table-row table:style-name="ro1">
          <table:table-cell table:number-columns-repeated="4"/>
          <table:table-cell office:value-type="float" office:value="0.483710304673963" calcext:value-type="float">
            <text:p>0.483710304673963</text:p>
          </table:table-cell>
          <table:table-cell office:value-type="float" office:value="2.08242885422078" calcext:value-type="float">
            <text:p>2.08242885422078</text:p>
          </table:table-cell>
        </table:table-row>
        <table:table-row table:style-name="ro1">
          <table:table-cell table:number-columns-repeated="4"/>
          <table:table-cell office:value-type="float" office:value="0.464156971342277" calcext:value-type="float">
            <text:p>0.464156971342277</text:p>
          </table:table-cell>
          <table:table-cell office:value-type="float" office:value="2.05532018754457" calcext:value-type="float">
            <text:p>2.05532018754457</text:p>
          </table:table-cell>
        </table:table-row>
        <table:table-row table:style-name="ro1">
          <table:table-cell table:number-columns-repeated="4"/>
          <table:table-cell office:value-type="float" office:value="0.444603638010477" calcext:value-type="float">
            <text:p>0.444603638010477</text:p>
          </table:table-cell>
          <table:table-cell office:value-type="float" office:value="2.02821152088291" calcext:value-type="float">
            <text:p>2.02821152088291</text:p>
          </table:table-cell>
        </table:table-row>
        <table:table-row table:style-name="ro1">
          <table:table-cell table:number-columns-repeated="4"/>
          <table:table-cell office:value-type="float" office:value="0.425050304664268" calcext:value-type="float">
            <text:p>0.425050304664268</text:p>
          </table:table-cell>
          <table:table-cell office:value-type="float" office:value="2.00110285420669" calcext:value-type="float">
            <text:p>2.00110285420669</text:p>
          </table:table-cell>
        </table:table-row>
        <table:table-row table:style-name="ro1">
          <table:table-cell table:number-columns-repeated="4"/>
          <table:table-cell office:value-type="float" office:value="0.405496971332553" calcext:value-type="float">
            <text:p>0.405496971332553</text:p>
          </table:table-cell>
          <table:table-cell office:value-type="float" office:value="1.97399418754503" calcext:value-type="float">
            <text:p>1.97399418754503</text:p>
          </table:table-cell>
        </table:table-row>
        <table:table-row table:style-name="ro1">
          <table:table-cell table:number-columns-repeated="4"/>
          <table:table-cell office:value-type="float" office:value="0.385943638000754" calcext:value-type="float">
            <text:p>0.385943638000754</text:p>
          </table:table-cell>
          <table:table-cell office:value-type="float" office:value="1.94688552088337" calcext:value-type="float">
            <text:p>1.94688552088337</text:p>
          </table:table-cell>
        </table:table-row>
        <table:table-row table:style-name="ro1">
          <table:table-cell table:number-columns-repeated="4"/>
          <table:table-cell office:value-type="float" office:value="0.366390304669068" calcext:value-type="float">
            <text:p>0.366390304669068</text:p>
          </table:table-cell>
          <table:table-cell office:value-type="float" office:value="1.91977685420716" calcext:value-type="float">
            <text:p>1.91977685420716</text:p>
          </table:table-cell>
        </table:table-row>
        <table:table-row table:style-name="ro1">
          <table:table-cell table:number-columns-repeated="4"/>
          <table:table-cell office:value-type="float" office:value="0.346836971337353" calcext:value-type="float">
            <text:p>0.346836971337353</text:p>
          </table:table-cell>
          <table:table-cell office:value-type="float" office:value="1.8926681875455" calcext:value-type="float">
            <text:p>1.8926681875455</text:p>
          </table:table-cell>
        </table:table-row>
        <table:table-row table:style-name="ro1">
          <table:table-cell table:number-columns-repeated="4"/>
          <table:table-cell office:value-type="float" office:value="0.327283638005667" calcext:value-type="float">
            <text:p>0.327283638005667</text:p>
          </table:table-cell>
          <table:table-cell office:value-type="float" office:value="1.86555952088384" calcext:value-type="float">
            <text:p>1.86555952088384</text:p>
          </table:table-cell>
        </table:table-row>
        <table:table-row table:style-name="ro1">
          <table:table-cell table:number-columns-repeated="4"/>
          <table:table-cell office:value-type="float" office:value="0.307730304673953" calcext:value-type="float">
            <text:p>0.307730304673953</text:p>
          </table:table-cell>
          <table:table-cell office:value-type="float" office:value="1.83845085420762" calcext:value-type="float">
            <text:p>1.83845085420762</text:p>
          </table:table-cell>
        </table:table-row>
        <table:table-row table:style-name="ro1">
          <table:table-cell table:number-columns-repeated="4"/>
          <table:table-cell office:value-type="float" office:value="0.288176971342267" calcext:value-type="float">
            <text:p>0.288176971342267</text:p>
          </table:table-cell>
          <table:table-cell office:value-type="float" office:value="1.81134218754596" calcext:value-type="float">
            <text:p>1.81134218754596</text:p>
          </table:table-cell>
        </table:table-row>
        <table:table-row table:style-name="ro1">
          <table:table-cell table:number-columns-repeated="4"/>
          <table:table-cell office:value-type="float" office:value="0.265712690030369" calcext:value-type="float">
            <text:p>0.265712690030369</text:p>
          </table:table-cell>
          <table:table-cell office:value-type="float" office:value="1.78019779370516" calcext:value-type="float">
            <text:p>1.78019779370516</text:p>
          </table:table-cell>
        </table:table-row>
        <table:table-row table:style-name="ro1">
          <table:table-cell table:number-columns-repeated="4"/>
          <table:table-cell office:value-type="float" office:value="0.233749999984951" calcext:value-type="float">
            <text:p>0.233749999984951</text:p>
          </table:table-cell>
          <table:table-cell office:value-type="float" office:value="1.76443263271358" calcext:value-type="float">
            <text:p>1.76443263271358</text:p>
          </table:table-cell>
        </table:table-row>
        <table:table-row table:style-name="ro1">
          <table:table-cell table:number-columns-repeated="4"/>
          <table:table-cell office:value-type="float" office:value="0.206250000002967" calcext:value-type="float">
            <text:p>0.206250000002967</text:p>
          </table:table-cell>
          <table:table-cell office:value-type="float" office:value="1.75086863272009" calcext:value-type="float">
            <text:p>1.75086863272009</text:p>
          </table:table-cell>
        </table:table-row>
      </table:table>
      <table:table table:name="part1" table:style-name="ta2">
        <office:forms form:automatic-focus="false" form:apply-design-mode="false"/>
        <table:shapes>
          <draw:frame draw:z-index="0" draw:style-name="gr2" draw:text-style-name="P2" svg:width="19.6898in" svg:height="11.0748in" svg:x="3.8874in" svg:y="0in">
            <draw:object draw:notify-on-update-of-ranges="part1.A1:part1.A28 part1.B1:part1.B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-3.04601790011511" calcext:value-type="float">
            <text:p>-3.04601790011511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-3.04601790011511" calcext:value-type="float">
            <text:p>-3.04601790011511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-2.94601790011511" calcext:value-type="float">
            <text:p>-2.94601790011511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-2.14601790011511" calcext:value-type="float">
            <text:p>-2.14601790011511</text:p>
          </table:table-cell>
        </table:table-row>
        <table:table-row table:style-name="ro1">
          <table:table-cell office:value-type="float" office:value="1.55660292286487" calcext:value-type="float">
            <text:p>1.55660292286487</text:p>
          </table:table-cell>
          <table:table-cell office:value-type="float" office:value="-1.64601790011511" calcext:value-type="float">
            <text:p>-1.64601790011511</text:p>
          </table:table-cell>
        </table:table-row>
        <table:table-row table:style-name="ro1">
          <table:table-cell office:value-type="float" office:value="1.55750036862457" calcext:value-type="float">
            <text:p>1.55750036862457</text:p>
          </table:table-cell>
          <table:table-cell office:value-type="float" office:value="-0.684095661621541" calcext:value-type="float">
            <text:p>-0.684095661621541</text:p>
          </table:table-cell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0.226241578609915" calcext:value-type="float">
            <text:p>0.226241578609915</text:p>
          </table:table-cell>
        </table:table-row>
        <table:table-row table:style-name="ro1">
          <table:table-cell office:value-type="float" office:value="0.988012033281876" calcext:value-type="float">
            <text:p>0.988012033281876</text:p>
          </table:table-cell>
          <table:table-cell office:value-type="float" office:value="0.652963426400675" calcext:value-type="float">
            <text:p>0.652963426400675</text:p>
          </table:table-cell>
        </table:table-row>
        <table:table-row table:style-name="ro1">
          <table:table-cell office:value-type="float" office:value="-0.484397169726321" calcext:value-type="float">
            <text:p>-0.484397169726321</text:p>
          </table:table-cell>
          <table:table-cell office:value-type="float" office:value="0.652962359163212" calcext:value-type="float">
            <text:p>0.652962359163212</text:p>
          </table:table-cell>
        </table:table-row>
        <table:table-row table:style-name="ro1">
          <table:table-cell office:value-type="float" office:value="-0.484397185064125" calcext:value-type="float">
            <text:p>-0.484397185064125</text:p>
          </table:table-cell>
          <table:table-cell office:value-type="float" office:value="0.662962359157973" calcext:value-type="float">
            <text:p>0.662962359157973</text:p>
          </table:table-cell>
        </table:table-row>
        <table:table-row table:style-name="ro1">
          <table:table-cell office:value-type="float" office:value="0.988012012443562" calcext:value-type="float">
            <text:p>0.988012012443562</text:p>
          </table:table-cell>
          <table:table-cell office:value-type="float" office:value="0.662963426409988" calcext:value-type="float">
            <text:p>0.662963426409988</text:p>
          </table:table-cell>
        </table:table-row>
        <table:table-row table:style-name="ro1">
          <table:table-cell office:value-type="float" office:value="1.30442750973455" calcext:value-type="float">
            <text:p>1.30442750973455</text:p>
          </table:table-cell>
          <table:table-cell office:value-type="float" office:value="1.08968530231505" calcext:value-type="float">
            <text:p>1.08968530231505</text:p>
          </table:table-cell>
        </table:table-row>
        <table:table-row table:style-name="ro1">
          <table:table-cell office:value-type="float" office:value="1.55750032840305" calcext:value-type="float">
            <text:p>1.55750032840305</text:p>
          </table:table-cell>
          <table:table-cell office:value-type="float" office:value="2.00002239790047" calcext:value-type="float">
            <text:p>2.00002239790047</text:p>
          </table:table-cell>
        </table:table-row>
        <table:table-row table:style-name="ro1">
          <table:table-cell office:value-type="float" office:value="1.55660292314136" calcext:value-type="float">
            <text:p>1.55660292314136</text:p>
          </table:table-cell>
          <table:table-cell office:value-type="float" office:value="2.94694448632072" calcext:value-type="float">
            <text:p>2.94694448632072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4.2469" calcext:value-type="float">
            <text:p>4.2469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4.3469" calcext:value-type="float">
            <text:p>4.3469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4.3469" calcext:value-type="float">
            <text:p>4.3469</text:p>
          </table:table-cell>
        </table:table-row>
      </table:table>
      <table:table table:name="part2" table:style-name="ta2">
        <office:forms form:automatic-focus="false" form:apply-design-mode="false"/>
        <table:shapes>
          <draw:frame draw:z-index="0" draw:style-name="gr2" draw:text-style-name="P2" svg:width="18.9701in" svg:height="8.5437in" svg:x="5.3768in" svg:y="0.3764in">
            <draw:object draw:notify-on-update-of-ranges="part2.A1:part2.A579 part2.B1:part2.B5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-4.94039000000005" calcext:value-type="float">
            <text:p>-4.94039000000005</text:p>
          </table:table-cell>
          <table:table-cell office:value-type="float" office:value="-7.307" calcext:value-type="float">
            <text:p>-7.307</text:p>
          </table:table-cell>
        </table:table-row>
        <table:table-row table:style-name="ro1">
          <table:table-cell office:value-type="float" office:value="-4.64040000000005" calcext:value-type="float">
            <text:p>-4.64040000000005</text:p>
          </table:table-cell>
          <table:table-cell office:value-type="float" office:value="-7.257" calcext:value-type="float">
            <text:p>-7.257</text:p>
          </table:table-cell>
        </table:table-row>
        <table:table-row table:style-name="ro1">
          <table:table-cell office:value-type="float" office:value="-4.03639999999996" calcext:value-type="float">
            <text:p>-4.03639999999996</text:p>
          </table:table-cell>
          <table:table-cell office:value-type="float" office:value="-7.057" calcext:value-type="float">
            <text:p>-7.057</text:p>
          </table:table-cell>
        </table:table-row>
        <table:table-row table:style-name="ro1">
          <table:table-cell office:value-type="float" office:value="-3.03639999999996" calcext:value-type="float">
            <text:p>-3.03639999999996</text:p>
          </table:table-cell>
          <table:table-cell office:value-type="float" office:value="-6.057" calcext:value-type="float">
            <text:p>-6.057</text:p>
          </table:table-cell>
        </table:table-row>
        <table:table-row table:style-name="ro1">
          <table:table-cell office:value-type="float" office:value="-2.23639999999996" calcext:value-type="float">
            <text:p>-2.23639999999996</text:p>
          </table:table-cell>
          <table:table-cell office:value-type="float" office:value="-3.91699999999476" calcext:value-type="float">
            <text:p>-3.91699999999476</text:p>
          </table:table-cell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2.81703655952879" calcext:value-type="float">
            <text:p>-2.81703655952879</text:p>
          </table:table-cell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1.14203655954043" calcext:value-type="float">
            <text:p>-1.14203655954043</text:p>
          </table:table-cell>
        </table:table-row>
        <table:table-row table:style-name="ro1">
          <table:table-cell office:value-type="float" office:value="-2.23639708582775" calcext:value-type="float">
            <text:p>-2.23639708582775</text:p>
          </table:table-cell>
          <table:table-cell office:value-type="float" office:value="-0.901416760738357" calcext:value-type="float">
            <text:p>-0.901416760738357</text:p>
          </table:table-cell>
        </table:table-row>
        <table:table-row table:style-name="ro1">
          <table:table-cell office:value-type="float" office:value="-1.99573786485414" calcext:value-type="float">
            <text:p>-1.99573786485414</text:p>
          </table:table-cell>
          <table:table-cell office:value-type="float" office:value="-0.484655947482679" calcext:value-type="float">
            <text:p>-0.484655947482679</text:p>
          </table:table-cell>
        </table:table-row>
        <table:table-row table:style-name="ro1">
          <table:table-cell office:value-type="float" office:value="-1.57905700687834" calcext:value-type="float">
            <text:p>-1.57905700687834</text:p>
          </table:table-cell>
          <table:table-cell office:value-type="float" office:value="-0.244036559539381" calcext:value-type="float">
            <text:p>-0.244036559539381</text:p>
          </table:table-cell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-0.244036559539381" calcext:value-type="float">
            <text:p>-0.244036559539381</text:p>
          </table:table-cell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-0.244036559539381" calcext:value-type="float">
            <text:p>-0.244036559539381</text:p>
          </table:table-cell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-0.244036559539381" calcext:value-type="float">
            <text:p>-0.244036559539381</text:p>
          </table:table-cell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-0.226241578609915" calcext:value-type="float">
            <text:p>-0.226241578609915</text:p>
          </table:table-cell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-0.22838873686851" calcext:value-type="float">
            <text:p>-0.22838873686851</text:p>
          </table:table-cell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-0.230404070200166" calcext:value-type="float">
            <text:p>-0.230404070200166</text:p>
          </table:table-cell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-0.232419403531821" calcext:value-type="float">
            <text:p>-0.232419403531821</text:p>
          </table:table-cell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-0.234434736863477" calcext:value-type="float">
            <text:p>-0.234434736863477</text:p>
          </table:table-cell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-0.236450070195133" calcext:value-type="float">
            <text:p>-0.236450070195133</text:p>
          </table:table-cell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-0.238465403526789" calcext:value-type="float">
            <text:p>-0.238465403526789</text:p>
          </table:table-cell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-0.240480736858444" calcext:value-type="float">
            <text:p>-0.240480736858444</text:p>
          </table:table-cell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-0.2424960701901" calcext:value-type="float">
            <text:p>-0.2424960701901</text:p>
          </table:table-cell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-0.244511403536308" calcext:value-type="float">
            <text:p>-0.244511403536308</text:p>
          </table:table-cell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-0.246526736867963" calcext:value-type="float">
            <text:p>-0.246526736867963</text:p>
          </table:table-cell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-0.248542070199619" calcext:value-type="float">
            <text:p>-0.248542070199619</text:p>
          </table:table-cell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-0.250557403531275" calcext:value-type="float">
            <text:p>-0.250557403531275</text:p>
          </table:table-cell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-0.25257273686293" calcext:value-type="float">
            <text:p>-0.25257273686293</text:p>
          </table:table-cell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-0.254588070194586" calcext:value-type="float">
            <text:p>-0.254588070194586</text:p>
          </table:table-cell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-0.256895391721628" calcext:value-type="float">
            <text:p>-0.256895391721628</text:p>
          </table:table-cell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-0.272173751785886" calcext:value-type="float">
            <text:p>-0.272173751785886</text:p>
          </table:table-cell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-0.285737751779379" calcext:value-type="float">
            <text:p>-0.285737751779379</text:p>
          </table:table-cell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-0.299301751787425" calcext:value-type="float">
            <text:p>-0.299301751787425</text:p>
          </table:table-cell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-0.312865751780919" calcext:value-type="float">
            <text:p>-0.312865751780919</text:p>
          </table:table-cell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-0.326429751788964" calcext:value-type="float">
            <text:p>-0.326429751788964</text:p>
          </table:table-cell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-0.339993751782458" calcext:value-type="float">
            <text:p>-0.339993751782458</text:p>
          </table:table-cell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-0.353557751790504" calcext:value-type="float">
            <text:p>-0.353557751790504</text:p>
          </table:table-cell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-0.367121751783998" calcext:value-type="float">
            <text:p>-0.367121751783998</text:p>
          </table:table-cell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-0.380685751777492" calcext:value-type="float">
            <text:p>-0.380685751777492</text:p>
          </table:table-cell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-0.394249751785537" calcext:value-type="float">
            <text:p>-0.394249751785537</text:p>
          </table:table-cell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-0.407813751779031" calcext:value-type="float">
            <text:p>-0.407813751779031</text:p>
          </table:table-cell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-0.421377751787077" calcext:value-type="float">
            <text:p>-0.421377751787077</text:p>
          </table:table-cell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-0.434941751780571" calcext:value-type="float">
            <text:p>-0.434941751780571</text:p>
          </table:table-cell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-0.448505751788616" calcext:value-type="float">
            <text:p>-0.448505751788616</text:p>
          </table:table-cell>
        </table:table-row>
        <table:table-row table:style-name="ro1">
          <table:table-cell office:value-type="float" office:value="0.265712467778968" calcext:value-type="float">
            <text:p>0.265712467778968</text:p>
          </table:table-cell>
          <table:table-cell office:value-type="float" office:value="-0.464270803160616" calcext:value-type="float">
            <text:p>-0.464270803160616</text:p>
          </table:table-cell>
        </table:table-row>
        <table:table-row table:style-name="ro1">
          <table:table-cell office:value-type="float" office:value="0.288176698304653" calcext:value-type="float">
            <text:p>0.288176698304653</text:p>
          </table:table-cell>
          <table:table-cell office:value-type="float" office:value="-0.495413594748243" calcext:value-type="float">
            <text:p>-0.495413594748243</text:p>
          </table:table-cell>
        </table:table-row>
        <table:table-row table:style-name="ro1">
          <table:table-cell office:value-type="float" office:value="0.307730031636368" calcext:value-type="float">
            <text:p>0.307730031636368</text:p>
          </table:table-cell>
          <table:table-cell office:value-type="float" office:value="-0.522520928090671" calcext:value-type="float">
            <text:p>-0.522520928090671</text:p>
          </table:table-cell>
        </table:table-row>
        <table:table-row table:style-name="ro1">
          <table:table-cell office:value-type="float" office:value="0.327283364968054" calcext:value-type="float">
            <text:p>0.327283364968054</text:p>
          </table:table-cell>
          <table:table-cell office:value-type="float" office:value="-0.549628261418548" calcext:value-type="float">
            <text:p>-0.549628261418548</text:p>
          </table:table-cell>
        </table:table-row>
        <table:table-row table:style-name="ro1">
          <table:table-cell office:value-type="float" office:value="0.346836698299768" calcext:value-type="float">
            <text:p>0.346836698299768</text:p>
          </table:table-cell>
          <table:table-cell office:value-type="float" office:value="-0.576735594746424" calcext:value-type="float">
            <text:p>-0.576735594746424</text:p>
          </table:table-cell>
        </table:table-row>
        <table:table-row table:style-name="ro1">
          <table:table-cell office:value-type="float" office:value="0.366390031631454" calcext:value-type="float">
            <text:p>0.366390031631454</text:p>
          </table:table-cell>
          <table:table-cell office:value-type="float" office:value="-0.603842928088852" calcext:value-type="float">
            <text:p>-0.603842928088852</text:p>
          </table:table-cell>
        </table:table-row>
        <table:table-row table:style-name="ro1">
          <table:table-cell office:value-type="float" office:value="0.385943364963254" calcext:value-type="float">
            <text:p>0.385943364963254</text:p>
          </table:table-cell>
          <table:table-cell office:value-type="float" office:value="-0.630950261416729" calcext:value-type="float">
            <text:p>-0.630950261416729</text:p>
          </table:table-cell>
        </table:table-row>
        <table:table-row table:style-name="ro1">
          <table:table-cell office:value-type="float" office:value="0.405496698294968" calcext:value-type="float">
            <text:p>0.405496698294968</text:p>
          </table:table-cell>
          <table:table-cell office:value-type="float" office:value="-0.658057594744605" calcext:value-type="float">
            <text:p>-0.658057594744605</text:p>
          </table:table-cell>
        </table:table-row>
        <table:table-row table:style-name="ro1">
          <table:table-cell office:value-type="float" office:value="0.425050031626654" calcext:value-type="float">
            <text:p>0.425050031626654</text:p>
          </table:table-cell>
          <table:table-cell office:value-type="float" office:value="-0.685164928072481" calcext:value-type="float">
            <text:p>-0.685164928072481</text:p>
          </table:table-cell>
        </table:table-row>
        <table:table-row table:style-name="ro1">
          <table:table-cell office:value-type="float" office:value="0.444603364972977" calcext:value-type="float">
            <text:p>0.444603364972977</text:p>
          </table:table-cell>
          <table:table-cell office:value-type="float" office:value="-0.71227226141491" calcext:value-type="float">
            <text:p>-0.71227226141491</text:p>
          </table:table-cell>
        </table:table-row>
        <table:table-row table:style-name="ro1">
          <table:table-cell office:value-type="float" office:value="0.464156698304663" calcext:value-type="float">
            <text:p>0.464156698304663</text:p>
          </table:table-cell>
          <table:table-cell office:value-type="float" office:value="-0.739379594757338" calcext:value-type="float">
            <text:p>-0.739379594757338</text:p>
          </table:table-cell>
        </table:table-row>
        <table:table-row table:style-name="ro1">
          <table:table-cell office:value-type="float" office:value="0.483710031636377" calcext:value-type="float">
            <text:p>0.483710031636377</text:p>
          </table:table-cell>
          <table:table-cell office:value-type="float" office:value="-0.766486928085214" calcext:value-type="float">
            <text:p>-0.766486928085214</text:p>
          </table:table-cell>
        </table:table-row>
        <table:table-row table:style-name="ro1">
          <table:table-cell office:value-type="float" office:value="0.503263364968063" calcext:value-type="float">
            <text:p>0.503263364968063</text:p>
          </table:table-cell>
          <table:table-cell office:value-type="float" office:value="-0.793594261413091" calcext:value-type="float">
            <text:p>-0.793594261413091</text:p>
          </table:table-cell>
        </table:table-row>
        <table:table-row table:style-name="ro1">
          <table:table-cell office:value-type="float" office:value="0.522816698299778" calcext:value-type="float">
            <text:p>0.522816698299778</text:p>
          </table:table-cell>
          <table:table-cell office:value-type="float" office:value="-0.820701594755519" calcext:value-type="float">
            <text:p>-0.820701594755519</text:p>
          </table:table-cell>
        </table:table-row>
        <table:table-row table:style-name="ro1">
          <table:table-cell office:value-type="float" office:value="0.542370031631464" calcext:value-type="float">
            <text:p>0.542370031631464</text:p>
          </table:table-cell>
          <table:table-cell office:value-type="float" office:value="-0.847808928083396" calcext:value-type="float">
            <text:p>-0.847808928083396</text:p>
          </table:table-cell>
        </table:table-row>
        <table:table-row table:style-name="ro1">
          <table:table-cell office:value-type="float" office:value="0.565695104844053" calcext:value-type="float">
            <text:p>0.565695104844053</text:p>
          </table:table-cell>
          <table:table-cell office:value-type="float" office:value="-0.880145130009623" calcext:value-type="float">
            <text:p>-0.880145130009623</text:p>
          </table:table-cell>
        </table:table-row>
        <table:table-row table:style-name="ro1">
          <table:table-cell office:value-type="float" office:value="0.566602899547462" calcext:value-type="float">
            <text:p>0.566602899547462</text:p>
          </table:table-cell>
          <table:table-cell office:value-type="float" office:value="-1.63101237965748" calcext:value-type="float">
            <text:p>-1.63101237965748</text:p>
          </table:table-cell>
        </table:table-row>
        <table:table-row table:style-name="ro1">
          <table:table-cell office:value-type="float" office:value="0.9346" calcext:value-type="float">
            <text:p>0.9346</text:p>
          </table:table-cell>
          <table:table-cell office:value-type="float" office:value="-2.93091237965748" calcext:value-type="float">
            <text:p>-2.93091237965748</text:p>
          </table:table-cell>
        </table:table-row>
        <table:table-row table:style-name="ro1">
          <table:table-cell office:value-type="float" office:value="1.4346" calcext:value-type="float">
            <text:p>1.4346</text:p>
          </table:table-cell>
          <table:table-cell office:value-type="float" office:value="-4.13091237965748" calcext:value-type="float">
            <text:p>-4.13091237965748</text:p>
          </table:table-cell>
        </table:table-row>
        <table:table-row table:style-name="ro1">
          <table:table-cell office:value-type="float" office:value="1.8346" calcext:value-type="float">
            <text:p>1.8346</text:p>
          </table:table-cell>
          <table:table-cell office:value-type="float" office:value="-4.53091237965748" calcext:value-type="float">
            <text:p>-4.53091237965748</text:p>
          </table:table-cell>
        </table:table-row>
        <table:table-row table:style-name="ro1">
          <table:table-cell office:value-type="float" office:value="2.4346" calcext:value-type="float">
            <text:p>2.4346</text:p>
          </table:table-cell>
          <table:table-cell office:value-type="float" office:value="-4.68091237965748" calcext:value-type="float">
            <text:p>-4.68091237965748</text:p>
          </table:table-cell>
        </table:table-row>
        <table:table-row table:style-name="ro1">
          <table:table-cell office:value-type="float" office:value="2.7346" calcext:value-type="float">
            <text:p>2.7346</text:p>
          </table:table-cell>
          <table:table-cell office:value-type="float" office:value="-4.73091237965748" calcext:value-type="float">
            <text:p>-4.73091237965748</text:p>
          </table:table-cell>
        </table:table-row>
        <table:table-row table:style-name="ro1">
          <table:table-cell office:value-type="float" office:value="2.7346" calcext:value-type="float">
            <text:p>2.7346</text:p>
          </table:table-cell>
          <table:table-cell office:value-type="float" office:value="-7.307" calcext:value-type="float">
            <text:p>-7.307</text:p>
          </table:table-cell>
        </table:table-row>
      </table:table>
      <table:table table:name="part3" table:style-name="ta2">
        <office:forms form:automatic-focus="false" form:apply-design-mode="false"/>
        <table:shapes>
          <draw:frame draw:z-index="0" draw:style-name="gr2" draw:text-style-name="P2" svg:width="19.1587in" svg:height="10.7764in" svg:x="3.4217in" svg:y="0in">
            <draw:object draw:notify-on-update-of-ranges="part3.A1:part3.A582 part3.B1:part3.B5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2.7346" calcext:value-type="float">
            <text:p>2.7346</text:p>
          </table:table-cell>
          <table:table-cell office:value-type="float" office:value="6.0619" calcext:value-type="float">
            <text:p>6.0619</text:p>
          </table:table-cell>
        </table:table-row>
        <table:table-row table:style-name="ro1">
          <table:table-cell office:value-type="float" office:value="2.4346" calcext:value-type="float">
            <text:p>2.4346</text:p>
          </table:table-cell>
          <table:table-cell office:value-type="float" office:value="6.0119" calcext:value-type="float">
            <text:p>6.0119</text:p>
          </table:table-cell>
        </table:table-row>
        <table:table-row table:style-name="ro1">
          <table:table-cell office:value-type="float" office:value="1.8346" calcext:value-type="float">
            <text:p>1.8346</text:p>
          </table:table-cell>
          <table:table-cell office:value-type="float" office:value="5.8619" calcext:value-type="float">
            <text:p>5.8619</text:p>
          </table:table-cell>
        </table:table-row>
        <table:table-row table:style-name="ro1">
          <table:table-cell office:value-type="float" office:value="1.4346" calcext:value-type="float">
            <text:p>1.4346</text:p>
          </table:table-cell>
          <table:table-cell office:value-type="float" office:value="5.4619" calcext:value-type="float">
            <text:p>5.4619</text:p>
          </table:table-cell>
        </table:table-row>
        <table:table-row table:style-name="ro1">
          <table:table-cell office:value-type="float" office:value="0.9346" calcext:value-type="float">
            <text:p>0.9346</text:p>
          </table:table-cell>
          <table:table-cell office:value-type="float" office:value="4.2619" calcext:value-type="float">
            <text:p>4.2619</text:p>
          </table:table-cell>
        </table:table-row>
        <table:table-row table:style-name="ro1">
          <table:table-cell office:value-type="float" office:value="0.566602900115072" calcext:value-type="float">
            <text:p>0.566602900115072</text:p>
          </table:table-cell>
          <table:table-cell office:value-type="float" office:value="2.96193973756453" calcext:value-type="float">
            <text:p>2.96193973756453</text:p>
          </table:table-cell>
        </table:table-row>
        <table:table-row table:style-name="ro1">
          <table:table-cell office:value-type="float" office:value="0.565695259181751" calcext:value-type="float">
            <text:p>0.565695259181751</text:p>
          </table:table-cell>
          <table:table-cell office:value-type="float" office:value="2.19609248208872" calcext:value-type="float">
            <text:p>2.19609248208872</text:p>
          </table:table-cell>
        </table:table-row>
        <table:table-row table:style-name="ro1">
          <table:table-cell office:value-type="float" office:value="0.542370304669078" calcext:value-type="float">
            <text:p>0.542370304669078</text:p>
          </table:table-cell>
          <table:table-cell office:value-type="float" office:value="2.16375485422031" calcext:value-type="float">
            <text:p>2.16375485422031</text:p>
          </table:table-cell>
        </table:table-row>
        <table:table-row table:style-name="ro1">
          <table:table-cell office:value-type="float" office:value="0.522816971337363" calcext:value-type="float">
            <text:p>0.522816971337363</text:p>
          </table:table-cell>
          <table:table-cell office:value-type="float" office:value="2.1366461875441" calcext:value-type="float">
            <text:p>2.1366461875441</text:p>
          </table:table-cell>
        </table:table-row>
        <table:table-row table:style-name="ro1">
          <table:table-cell office:value-type="float" office:value="0.503263638005677" calcext:value-type="float">
            <text:p>0.503263638005677</text:p>
          </table:table-cell>
          <table:table-cell office:value-type="float" office:value="2.10953752088244" calcext:value-type="float">
            <text:p>2.10953752088244</text:p>
          </table:table-cell>
        </table:table-row>
        <table:table-row table:style-name="ro1">
          <table:table-cell office:value-type="float" office:value="0.483710304673963" calcext:value-type="float">
            <text:p>0.483710304673963</text:p>
          </table:table-cell>
          <table:table-cell office:value-type="float" office:value="2.08242885422078" calcext:value-type="float">
            <text:p>2.08242885422078</text:p>
          </table:table-cell>
        </table:table-row>
        <table:table-row table:style-name="ro1">
          <table:table-cell office:value-type="float" office:value="0.464156971342277" calcext:value-type="float">
            <text:p>0.464156971342277</text:p>
          </table:table-cell>
          <table:table-cell office:value-type="float" office:value="2.05532018754457" calcext:value-type="float">
            <text:p>2.05532018754457</text:p>
          </table:table-cell>
        </table:table-row>
        <table:table-row table:style-name="ro1">
          <table:table-cell office:value-type="float" office:value="0.444603638010477" calcext:value-type="float">
            <text:p>0.444603638010477</text:p>
          </table:table-cell>
          <table:table-cell office:value-type="float" office:value="2.02821152088291" calcext:value-type="float">
            <text:p>2.02821152088291</text:p>
          </table:table-cell>
        </table:table-row>
        <table:table-row table:style-name="ro1">
          <table:table-cell office:value-type="float" office:value="0.425050304664268" calcext:value-type="float">
            <text:p>0.425050304664268</text:p>
          </table:table-cell>
          <table:table-cell office:value-type="float" office:value="2.00110285420669" calcext:value-type="float">
            <text:p>2.00110285420669</text:p>
          </table:table-cell>
        </table:table-row>
        <table:table-row table:style-name="ro1">
          <table:table-cell office:value-type="float" office:value="0.405496971332553" calcext:value-type="float">
            <text:p>0.405496971332553</text:p>
          </table:table-cell>
          <table:table-cell office:value-type="float" office:value="1.97399418754503" calcext:value-type="float">
            <text:p>1.97399418754503</text:p>
          </table:table-cell>
        </table:table-row>
        <table:table-row table:style-name="ro1">
          <table:table-cell office:value-type="float" office:value="0.385943638000754" calcext:value-type="float">
            <text:p>0.385943638000754</text:p>
          </table:table-cell>
          <table:table-cell office:value-type="float" office:value="1.94688552088337" calcext:value-type="float">
            <text:p>1.94688552088337</text:p>
          </table:table-cell>
        </table:table-row>
        <table:table-row table:style-name="ro1">
          <table:table-cell office:value-type="float" office:value="0.366390304669068" calcext:value-type="float">
            <text:p>0.366390304669068</text:p>
          </table:table-cell>
          <table:table-cell office:value-type="float" office:value="1.91977685420716" calcext:value-type="float">
            <text:p>1.91977685420716</text:p>
          </table:table-cell>
        </table:table-row>
        <table:table-row table:style-name="ro1">
          <table:table-cell office:value-type="float" office:value="0.346836971337353" calcext:value-type="float">
            <text:p>0.346836971337353</text:p>
          </table:table-cell>
          <table:table-cell office:value-type="float" office:value="1.8926681875455" calcext:value-type="float">
            <text:p>1.8926681875455</text:p>
          </table:table-cell>
        </table:table-row>
        <table:table-row table:style-name="ro1">
          <table:table-cell office:value-type="float" office:value="0.327283638005667" calcext:value-type="float">
            <text:p>0.327283638005667</text:p>
          </table:table-cell>
          <table:table-cell office:value-type="float" office:value="1.86555952088384" calcext:value-type="float">
            <text:p>1.86555952088384</text:p>
          </table:table-cell>
        </table:table-row>
        <table:table-row table:style-name="ro1">
          <table:table-cell office:value-type="float" office:value="0.307730304673953" calcext:value-type="float">
            <text:p>0.307730304673953</text:p>
          </table:table-cell>
          <table:table-cell office:value-type="float" office:value="1.83845085420762" calcext:value-type="float">
            <text:p>1.83845085420762</text:p>
          </table:table-cell>
        </table:table-row>
        <table:table-row table:style-name="ro1">
          <table:table-cell office:value-type="float" office:value="0.288176971342267" calcext:value-type="float">
            <text:p>0.288176971342267</text:p>
          </table:table-cell>
          <table:table-cell office:value-type="float" office:value="1.81134218754596" calcext:value-type="float">
            <text:p>1.81134218754596</text:p>
          </table:table-cell>
        </table:table-row>
        <table:table-row table:style-name="ro1">
          <table:table-cell office:value-type="float" office:value="0.265712690030369" calcext:value-type="float">
            <text:p>0.265712690030369</text:p>
          </table:table-cell>
          <table:table-cell office:value-type="float" office:value="1.78019779370516" calcext:value-type="float">
            <text:p>1.78019779370516</text:p>
          </table:table-cell>
        </table:table-row>
        <table:table-row table:style-name="ro1">
          <table:table-cell office:value-type="float" office:value="0.233749999984951" calcext:value-type="float">
            <text:p>0.233749999984951</text:p>
          </table:table-cell>
          <table:table-cell office:value-type="float" office:value="1.76443263271358" calcext:value-type="float">
            <text:p>1.76443263271358</text:p>
          </table:table-cell>
        </table:table-row>
        <table:table-row table:style-name="ro1">
          <table:table-cell office:value-type="float" office:value="0.206250000002967" calcext:value-type="float">
            <text:p>0.206250000002967</text:p>
          </table:table-cell>
          <table:table-cell office:value-type="float" office:value="1.75086863272009" calcext:value-type="float">
            <text:p>1.75086863272009</text:p>
          </table:table-cell>
        </table:table-row>
        <table:table-row table:style-name="ro1">
          <table:table-cell office:value-type="float" office:value="0.17875000000646" calcext:value-type="float">
            <text:p>0.17875000000646</text:p>
          </table:table-cell>
          <table:table-cell office:value-type="float" office:value="1.73730463271204" calcext:value-type="float">
            <text:p>1.73730463271204</text:p>
          </table:table-cell>
        </table:table-row>
        <table:table-row table:style-name="ro1">
          <table:table-cell office:value-type="float" office:value="0.151250000009952" calcext:value-type="float">
            <text:p>0.151250000009952</text:p>
          </table:table-cell>
          <table:table-cell office:value-type="float" office:value="1.72374063271855" calcext:value-type="float">
            <text:p>1.72374063271855</text:p>
          </table:table-cell>
        </table:table-row>
        <table:table-row table:style-name="ro1">
          <table:table-cell office:value-type="float" office:value="0.123749999998864" calcext:value-type="float">
            <text:p>0.123749999998864</text:p>
          </table:table-cell>
          <table:table-cell office:value-type="float" office:value="1.7101766327105" calcext:value-type="float">
            <text:p>1.7101766327105</text:p>
          </table:table-cell>
        </table:table-row>
        <table:table-row table:style-name="ro1">
          <table:table-cell office:value-type="float" office:value="0.096250000002357" calcext:value-type="float">
            <text:p>0.096250000002357</text:p>
          </table:table-cell>
          <table:table-cell office:value-type="float" office:value="1.69661263271701" calcext:value-type="float">
            <text:p>1.69661263271701</text:p>
          </table:table-cell>
        </table:table-row>
        <table:table-row table:style-name="ro1">
          <table:table-cell office:value-type="float" office:value="0.068750000005878" calcext:value-type="float">
            <text:p>0.068750000005878</text:p>
          </table:table-cell>
          <table:table-cell office:value-type="float" office:value="1.68304863270896" calcext:value-type="float">
            <text:p>1.68304863270896</text:p>
          </table:table-cell>
        </table:table-row>
        <table:table-row table:style-name="ro1">
          <table:table-cell office:value-type="float" office:value="0.04125000000937" calcext:value-type="float">
            <text:p>0.04125000000937</text:p>
          </table:table-cell>
          <table:table-cell office:value-type="float" office:value="1.66948463271547" calcext:value-type="float">
            <text:p>1.66948463271547</text:p>
          </table:table-cell>
        </table:table-row>
        <table:table-row table:style-name="ro1">
          <table:table-cell office:value-type="float" office:value="0.013749999998254" calcext:value-type="float">
            <text:p>0.013749999998254</text:p>
          </table:table-cell>
          <table:table-cell office:value-type="float" office:value="1.65592063270742" calcext:value-type="float">
            <text:p>1.65592063270742</text:p>
          </table:table-cell>
        </table:table-row>
        <table:table-row table:style-name="ro1">
          <table:table-cell office:value-type="float" office:value="-0.013749999998225" calcext:value-type="float">
            <text:p>-0.013749999998225</text:p>
          </table:table-cell>
          <table:table-cell office:value-type="float" office:value="1.64235663271393" calcext:value-type="float">
            <text:p>1.64235663271393</text:p>
          </table:table-cell>
        </table:table-row>
        <table:table-row table:style-name="ro1">
          <table:table-cell office:value-type="float" office:value="-0.041249999994733" calcext:value-type="float">
            <text:p>-0.041249999994733</text:p>
          </table:table-cell>
          <table:table-cell office:value-type="float" office:value="1.62879263272043" calcext:value-type="float">
            <text:p>1.62879263272043</text:p>
          </table:table-cell>
        </table:table-row>
        <table:table-row table:style-name="ro1">
          <table:table-cell office:value-type="float" office:value="-0.068749999991241" calcext:value-type="float">
            <text:p>-0.068749999991241</text:p>
          </table:table-cell>
          <table:table-cell office:value-type="float" office:value="1.61522863271239" calcext:value-type="float">
            <text:p>1.61522863271239</text:p>
          </table:table-cell>
        </table:table-row>
        <table:table-row table:style-name="ro1">
          <table:table-cell office:value-type="float" office:value="-0.096250000016823" calcext:value-type="float">
            <text:p>-0.096250000016823</text:p>
          </table:table-cell>
          <table:table-cell office:value-type="float" office:value="1.60166463271889" calcext:value-type="float">
            <text:p>1.60166463271889</text:p>
          </table:table-cell>
        </table:table-row>
        <table:table-row table:style-name="ro1">
          <table:table-cell office:value-type="float" office:value="-0.123749999998722" calcext:value-type="float">
            <text:p>-0.123749999998722</text:p>
          </table:table-cell>
          <table:table-cell office:value-type="float" office:value="1.58810063271085" calcext:value-type="float">
            <text:p>1.58810063271085</text:p>
          </table:table-cell>
        </table:table-row>
        <table:table-row table:style-name="ro1">
          <table:table-cell office:value-type="float" office:value="-0.154725737374946" calcext:value-type="float">
            <text:p>-0.154725737374946</text:p>
          </table:table-cell>
          <table:table-cell office:value-type="float" office:value="1.57282227264659" calcext:value-type="float">
            <text:p>1.57282227264659</text:p>
          </table:table-cell>
        </table:table-row>
        <table:table-row table:style-name="ro1">
          <table:table-cell office:value-type="float" office:value="-0.18526359184753" calcext:value-type="float">
            <text:p>-0.18526359184753</text:p>
          </table:table-cell>
          <table:table-cell office:value-type="float" office:value="1.57051495111955" calcext:value-type="float">
            <text:p>1.57051495111955</text:p>
          </table:table-cell>
        </table:table-row>
        <table:table-row table:style-name="ro1">
          <table:table-cell office:value-type="float" office:value="-0.211936925188525" calcext:value-type="float">
            <text:p>-0.211936925188525</text:p>
          </table:table-cell>
          <table:table-cell office:value-type="float" office:value="1.56849961778789" calcext:value-type="float">
            <text:p>1.56849961778789</text:p>
          </table:table-cell>
        </table:table-row>
        <table:table-row table:style-name="ro1">
          <table:table-cell office:value-type="float" office:value="-0.238610258515024" calcext:value-type="float">
            <text:p>-0.238610258515024</text:p>
          </table:table-cell>
          <table:table-cell office:value-type="float" office:value="1.56648428445624" calcext:value-type="float">
            <text:p>1.56648428445624</text:p>
          </table:table-cell>
        </table:table-row>
        <table:table-row table:style-name="ro1">
          <table:table-cell office:value-type="float" office:value="-0.265283591856047" calcext:value-type="float">
            <text:p>-0.265283591856047</text:p>
          </table:table-cell>
          <table:table-cell office:value-type="float" office:value="1.56446895112458" calcext:value-type="float">
            <text:p>1.56446895112458</text:p>
          </table:table-cell>
        </table:table-row>
        <table:table-row table:style-name="ro1">
          <table:table-cell office:value-type="float" office:value="-0.291956925182546" calcext:value-type="float">
            <text:p>-0.291956925182546</text:p>
          </table:table-cell>
          <table:table-cell office:value-type="float" office:value="1.56245361779293" calcext:value-type="float">
            <text:p>1.56245361779293</text:p>
          </table:table-cell>
        </table:table-row>
        <table:table-row table:style-name="ro1">
          <table:table-cell office:value-type="float" office:value="-0.318630258523541" calcext:value-type="float">
            <text:p>-0.318630258523541</text:p>
          </table:table-cell>
          <table:table-cell office:value-type="float" office:value="1.56043828446127" calcext:value-type="float">
            <text:p>1.56043828446127</text:p>
          </table:table-cell>
        </table:table-row>
        <table:table-row table:style-name="ro1">
          <table:table-cell office:value-type="float" office:value="-0.345303591864649" calcext:value-type="float">
            <text:p>-0.345303591864649</text:p>
          </table:table-cell>
          <table:table-cell office:value-type="float" office:value="1.55842295112961" calcext:value-type="float">
            <text:p>1.55842295112961</text:p>
          </table:table-cell>
        </table:table-row>
        <table:table-row table:style-name="ro1">
          <table:table-cell office:value-type="float" office:value="-0.371976925191035" calcext:value-type="float">
            <text:p>-0.371976925191035</text:p>
          </table:table-cell>
          <table:table-cell office:value-type="float" office:value="1.55640761779796" calcext:value-type="float">
            <text:p>1.55640761779796</text:p>
          </table:table-cell>
        </table:table-row>
        <table:table-row table:style-name="ro1">
          <table:table-cell office:value-type="float" office:value="-0.398650258517534" calcext:value-type="float">
            <text:p>-0.398650258517534</text:p>
          </table:table-cell>
          <table:table-cell office:value-type="float" office:value="1.55439228445175" calcext:value-type="float">
            <text:p>1.55439228445175</text:p>
          </table:table-cell>
        </table:table-row>
        <table:table-row table:style-name="ro1">
          <table:table-cell office:value-type="float" office:value="-0.425323591858529" calcext:value-type="float">
            <text:p>-0.425323591858529</text:p>
          </table:table-cell>
          <table:table-cell office:value-type="float" office:value="1.5523769511201" calcext:value-type="float">
            <text:p>1.5523769511201</text:p>
          </table:table-cell>
        </table:table-row>
        <table:table-row table:style-name="ro1">
          <table:table-cell office:value-type="float" office:value="-0.451996925185028" calcext:value-type="float">
            <text:p>-0.451996925185028</text:p>
          </table:table-cell>
          <table:table-cell office:value-type="float" office:value="1.55036161778844" calcext:value-type="float">
            <text:p>1.55036161778844</text:p>
          </table:table-cell>
        </table:table-row>
        <table:table-row table:style-name="ro1">
          <table:table-cell office:value-type="float" office:value="-0.478670258526023" calcext:value-type="float">
            <text:p>-0.478670258526023</text:p>
          </table:table-cell>
          <table:table-cell office:value-type="float" office:value="1.54834628445678" calcext:value-type="float">
            <text:p>1.54834628445678</text:p>
          </table:table-cell>
        </table:table-row>
        <table:table-row table:style-name="ro1">
          <table:table-cell office:value-type="float" office:value="-0.505343591852522" calcext:value-type="float">
            <text:p>-0.505343591852522</text:p>
          </table:table-cell>
          <table:table-cell office:value-type="float" office:value="1.54633095112513" calcext:value-type="float">
            <text:p>1.54633095112513</text:p>
          </table:table-cell>
        </table:table-row>
        <table:table-row table:style-name="ro1">
          <table:table-cell office:value-type="float" office:value="-0.532016925193545" calcext:value-type="float">
            <text:p>-0.532016925193545</text:p>
          </table:table-cell>
          <table:table-cell office:value-type="float" office:value="1.54431561779347" calcext:value-type="float">
            <text:p>1.54431561779347</text:p>
          </table:table-cell>
        </table:table-row>
        <table:table-row table:style-name="ro1">
          <table:table-cell office:value-type="float" office:value="-0.56043498734644" calcext:value-type="float">
            <text:p>-0.56043498734644</text:p>
          </table:table-cell>
          <table:table-cell office:value-type="float" office:value="1.54216845953488" calcext:value-type="float">
            <text:p>1.54216845953488</text:p>
          </table:table-cell>
        </table:table-row>
        <table:table-row table:style-name="ro1">
          <table:table-cell office:value-type="float" office:value="-0.739389028079927" calcext:value-type="float">
            <text:p>-0.739389028079927</text:p>
          </table:table-cell>
          <table:table-cell office:value-type="float" office:value="1.55996344046434" calcext:value-type="float">
            <text:p>1.55996344046434</text:p>
          </table:table-cell>
        </table:table-row>
        <table:table-row table:style-name="ro1">
          <table:table-cell office:value-type="float" office:value="-0.888397085829524" calcext:value-type="float">
            <text:p>-0.888397085829524</text:p>
          </table:table-cell>
          <table:table-cell office:value-type="float" office:value="1.55996344046434" calcext:value-type="float">
            <text:p>1.55996344046434</text:p>
          </table:table-cell>
        </table:table-row>
        <table:table-row table:style-name="ro1">
          <table:table-cell office:value-type="float" office:value="-1.33839708582664" calcext:value-type="float">
            <text:p>-1.33839708582664</text:p>
          </table:table-cell>
          <table:table-cell office:value-type="float" office:value="1.55996344046434" calcext:value-type="float">
            <text:p>1.55996344046434</text:p>
          </table:table-cell>
        </table:table-row>
        <table:table-row table:style-name="ro1">
          <table:table-cell office:value-type="float" office:value="-2.06243777654885" calcext:value-type="float">
            <text:p>-2.06243777654885</text:p>
          </table:table-cell>
          <table:table-cell office:value-type="float" office:value="1.55996344046434" calcext:value-type="float">
            <text:p>1.55996344046434</text:p>
          </table:table-cell>
        </table:table-row>
        <table:table-row table:style-name="ro1">
          <table:table-cell office:value-type="float" office:value="-3.31635615466794" calcext:value-type="float">
            <text:p>-3.31635615466794</text:p>
          </table:table-cell>
          <table:table-cell office:value-type="float" office:value="0.835962563112844" calcext:value-type="float">
            <text:p>0.835962563112844</text:p>
          </table:table-cell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0.418035829410655" calcext:value-type="float">
            <text:p>-0.418035829410655</text:p>
          </table:table-cell>
        </table:table-row>
        <table:table-row table:style-name="ro1">
          <table:table-cell office:value-type="float" office:value="-4.04039708581695" calcext:value-type="float">
            <text:p>-4.04039708581695</text:p>
          </table:table-cell>
          <table:table-cell office:value-type="float" office:value="-1.14203655954043" calcext:value-type="float">
            <text:p>-1.14203655954043</text:p>
          </table:table-cell>
        </table:table-row>
        <table:table-row table:style-name="ro1">
          <table:table-cell office:value-type="float" office:value="-4.04039000000005" calcext:value-type="float">
            <text:p>-4.04039000000005</text:p>
          </table:table-cell>
          <table:table-cell office:value-type="float" office:value="-3.11699999999476" calcext:value-type="float">
            <text:p>-3.11699999999476</text:p>
          </table:table-cell>
        </table:table-row>
        <table:table-row table:style-name="ro1">
          <table:table-cell office:value-type="float" office:value="-4.54039000000005" calcext:value-type="float">
            <text:p>-4.54039000000005</text:p>
          </table:table-cell>
          <table:table-cell office:value-type="float" office:value="-3.91699999999476" calcext:value-type="float">
            <text:p>-3.91699999999476</text:p>
          </table:table-cell>
        </table:table-row>
        <table:table-row table:style-name="ro1">
          <table:table-cell office:value-type="float" office:value="-4.94039000000005" calcext:value-type="float">
            <text:p>-4.94039000000005</text:p>
          </table:table-cell>
          <table:table-cell office:value-type="float" office:value="-4.01699999999476" calcext:value-type="float">
            <text:p>-4.01699999999476</text:p>
          </table:table-cell>
        </table:table-row>
        <table:table-row table:style-name="ro1">
          <table:table-cell office:value-type="float" office:value="-4.94039000000005" calcext:value-type="float">
            <text:p>-4.94039000000005</text:p>
          </table:table-cell>
          <table:table-cell office:value-type="float" office:value="6.0619" calcext:value-type="float">
            <text:p>6.0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year number:calendar="jewish"/>
      <number:seconds/>
      <number:text>tán</number:text>
      <number:day number:calendar="jewish"/>
      <number:text>a</number:text>
      <number:year number:calendar="jewish"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tices_5f_pantalon1" style:display-name="PageStyle_vertices_pantalo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</meta:editing-cycles>
    <dc:date>2024-02-13T21:55:26.487703355</dc:date>
    <meta:editing-duration>PT49M34S</meta:editing-duration>
    <meta:generator>LibreOffice/6.4.7.2$Linux_X86_64 LibreOffice_project/40$Build-2</meta:generator>
    <meta:document-statistic meta:table-count="6" meta:cell-count="1289" meta:object-count="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date-style style:name="N144">
      <number:year number:calendar="jewish"/>
      <number:seconds/>
      <number:text>tán</number:text>
      <number:day number:calendar="jewish"/>
      <number:text>a</number:text>
      <number:year number:calendar="jewish"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14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144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28.7cm" svg:height="15.156cm" xlink:href=".." xlink:type="simple" chart:class="chart:scatter" chart:style-name="ch1">
        <chart:plot-area chart:style-name="ch2" table:cell-range-address="vertices_pantalon1.A2:vertices_pantalon1.B121" svg:x="0.574cm" svg:y="0.303cm" svg:width="27.552cm" svg:height="14.55cm">
          <chartooo:coordinate-region svg:x="1.659cm" svg:y="0.463cm" svg:width="25.38cm" svg:height="13.97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vertices_pantalon1.B2:vertices_pantalon1.B121" chart:class="chart:scatter">
            <chart:domain table:cell-range-address="vertices_pantalon1.A2:vertices_pantalon1.A121"/>
            <chart:data-point chart:repeated="1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9.002013306192">
                <text:p>-159.002013306192</text:p>
                <draw:g>
                  <svg:desc>vertices_pantalon1.A2:vertices_pantalon1.A121</svg:desc>
                </draw:g>
              </table:table-cell>
              <table:table-cell office:value-type="float" office:value="68280.4899465701">
                <text:p>68280.4899465701</text:p>
                <draw:g>
                  <svg:desc>vertices_pantalon1.B2:vertices_pantalon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7.198013306203">
                <text:p>-157.198013306203</text:p>
              </table:table-cell>
              <table:table-cell office:value-type="float" office:value="68280.4899465701">
                <text:p>68280.4899465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7.198013306203">
                <text:p>-157.198013306203</text:p>
              </table:table-cell>
              <table:table-cell office:value-type="float" office:value="68282.1649465701">
                <text:p>68282.1649465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7.198013306203">
                <text:p>-157.198013306203</text:p>
              </table:table-cell>
              <table:table-cell office:value-type="float" office:value="68282.4055663689">
                <text:p>68282.4055663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.957354085229">
                <text:p>-156.957354085229</text:p>
              </table:table-cell>
              <table:table-cell office:value-type="float" office:value="68282.8223271822">
                <text:p>68282.822327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6.540673227253">
                <text:p>-156.540673227253</text:p>
              </table:table-cell>
              <table:table-cell office:value-type="float" office:value="68283.0629465701">
                <text:p>68283.0629465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6.300013306201">
                <text:p>-156.300013306201</text:p>
              </table:table-cell>
              <table:table-cell office:value-type="float" office:value="68283.0629465701">
                <text:p>68283.0629465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5.850013306204">
                <text:p>-155.850013306204</text:p>
              </table:table-cell>
              <table:table-cell office:value-type="float" office:value="68283.0629465701">
                <text:p>68283.0629465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5.701005248455">
                <text:p>-155.701005248455</text:p>
              </table:table-cell>
              <table:table-cell office:value-type="float" office:value="68283.0629465701">
                <text:p>68283.0629465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5.522051207721">
                <text:p>-155.522051207721</text:p>
              </table:table-cell>
              <table:table-cell office:value-type="float" office:value="68283.080741551">
                <text:p>68283.080741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5.493633145568">
                <text:p>-155.493633145568</text:p>
              </table:table-cell>
              <table:table-cell office:value-type="float" office:value="68283.0785943928">
                <text:p>68283.0785943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5.466959812227">
                <text:p>-155.466959812227</text:p>
              </table:table-cell>
              <table:table-cell office:value-type="float" office:value="68283.0765790594">
                <text:p>68283.0765790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5.440286478901">
                <text:p>-155.440286478901</text:p>
              </table:table-cell>
              <table:table-cell office:value-type="float" office:value="68283.0745637261">
                <text:p>68283.0745637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5.41361314556">
                <text:p>-155.41361314556</text:p>
              </table:table-cell>
              <table:table-cell office:value-type="float" office:value="68283.0725483928">
                <text:p>68283.0725483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5.386939812233">
                <text:p>-155.386939812233</text:p>
              </table:table-cell>
              <table:table-cell office:value-type="float" office:value="68283.0705330594">
                <text:p>68283.0705330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5.360266478892">
                <text:p>-155.360266478892</text:p>
              </table:table-cell>
              <table:table-cell office:value-type="float" office:value="68283.0685177261">
                <text:p>68283.0685177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5.333593145566">
                <text:p>-155.333593145566</text:p>
              </table:table-cell>
              <table:table-cell office:value-type="float" office:value="68283.0665023928">
                <text:p>68283.0665023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5.306919812239">
                <text:p>-155.306919812239</text:p>
              </table:table-cell>
              <table:table-cell office:value-type="float" office:value="68283.0644870594">
                <text:p>68283.0644870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5.280246478898">
                <text:p>-155.280246478898</text:p>
              </table:table-cell>
              <table:table-cell office:value-type="float" office:value="68283.0624717261">
                <text:p>68283.0624717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5.253573145557">
                <text:p>-155.253573145557</text:p>
              </table:table-cell>
              <table:table-cell office:value-type="float" office:value="68283.0604563928">
                <text:p>68283.0604563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5.226899812231">
                <text:p>-155.226899812231</text:p>
              </table:table-cell>
              <table:table-cell office:value-type="float" office:value="68283.0584410594">
                <text:p>68283.0584410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5.20022647889">
                <text:p>-155.20022647889</text:p>
              </table:table-cell>
              <table:table-cell office:value-type="float" office:value="68283.0564257261">
                <text:p>68283.0564257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5.173553145563">
                <text:p>-155.173553145563</text:p>
              </table:table-cell>
              <table:table-cell office:value-type="float" office:value="68283.0544103928">
                <text:p>68283.0544103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5.146879812222">
                <text:p>-155.146879812222</text:p>
              </table:table-cell>
              <table:table-cell office:value-type="float" office:value="68283.0523950594">
                <text:p>68283.0523950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5.11634195775">
                <text:p>-155.11634195775</text:p>
              </table:table-cell>
              <table:table-cell office:value-type="float" office:value="68283.0500877379">
                <text:p>68283.050087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.085366220373">
                <text:p>-155.085366220373</text:p>
              </table:table-cell>
              <table:table-cell office:value-type="float" office:value="68283.0348093779">
                <text:p>68283.0348093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5.057866220392">
                <text:p>-155.057866220392</text:p>
              </table:table-cell>
              <table:table-cell office:value-type="float" office:value="68283.0212453779">
                <text:p>68283.0212453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5.030366220366">
                <text:p>-155.030366220366</text:p>
              </table:table-cell>
              <table:table-cell office:value-type="float" office:value="68283.0076813778">
                <text:p>68283.0076813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5.00286622037">
                <text:p>-155.00286622037</text:p>
              </table:table-cell>
              <table:table-cell office:value-type="float" office:value="68282.9941173778">
                <text:p>68282.9941173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4.975366220373">
                <text:p>-154.975366220373</text:p>
              </table:table-cell>
              <table:table-cell office:value-type="float" office:value="68282.9805533778">
                <text:p>68282.9805533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4.947866220377">
                <text:p>-154.947866220377</text:p>
              </table:table-cell>
              <table:table-cell office:value-type="float" office:value="68282.9669893779">
                <text:p>68282.9669893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4.920366220365">
                <text:p>-154.920366220365</text:p>
              </table:table-cell>
              <table:table-cell office:value-type="float" office:value="68282.9534253778">
                <text:p>68282.9534253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4.892866220369">
                <text:p>-154.892866220369</text:p>
              </table:table-cell>
              <table:table-cell office:value-type="float" office:value="68282.9398613778">
                <text:p>68282.9398613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4.865366220372">
                <text:p>-154.865366220372</text:p>
              </table:table-cell>
              <table:table-cell office:value-type="float" office:value="68282.9262973779">
                <text:p>68282.9262973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4.837866220376">
                <text:p>-154.837866220376</text:p>
              </table:table-cell>
              <table:table-cell office:value-type="float" office:value="68282.9127333778">
                <text:p>68282.9127333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4.810366220365">
                <text:p>-154.810366220365</text:p>
              </table:table-cell>
              <table:table-cell office:value-type="float" office:value="68282.8991693779">
                <text:p>68282.8991693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4.782866220368">
                <text:p>-154.782866220368</text:p>
              </table:table-cell>
              <table:table-cell office:value-type="float" office:value="68282.8856053779">
                <text:p>68282.8856053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4.755366220372">
                <text:p>-154.755366220372</text:p>
              </table:table-cell>
              <table:table-cell office:value-type="float" office:value="68282.8720413779">
                <text:p>68282.872041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4.72786622039">
                <text:p>-154.72786622039</text:p>
              </table:table-cell>
              <table:table-cell office:value-type="float" office:value="68282.8584773778">
                <text:p>68282.8584773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4.695903752596">
                <text:p>-154.695903752596</text:p>
              </table:table-cell>
              <table:table-cell office:value-type="float" office:value="68282.8427123265">
                <text:p>68282.8427123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4.67343952207">
                <text:p>-154.67343952207</text:p>
              </table:table-cell>
              <table:table-cell office:value-type="float" office:value="68282.8115695349">
                <text:p>68282.8115695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4.653886188738">
                <text:p>-154.653886188738</text:p>
              </table:table-cell>
              <table:table-cell office:value-type="float" office:value="68282.7844622015">
                <text:p>68282.784462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4.634332855407">
                <text:p>-154.634332855407</text:p>
              </table:table-cell>
              <table:table-cell office:value-type="float" office:value="68282.7573548682">
                <text:p>68282.7573548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4.614779522075">
                <text:p>-154.614779522075</text:p>
              </table:table-cell>
              <table:table-cell office:value-type="float" office:value="68282.7302475349">
                <text:p>68282.73024753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4.595226188743">
                <text:p>-154.595226188743</text:p>
              </table:table-cell>
              <table:table-cell office:value-type="float" office:value="68282.7031402015">
                <text:p>68282.7031402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4.575672855412">
                <text:p>-154.575672855412</text:p>
              </table:table-cell>
              <table:table-cell office:value-type="float" office:value="68282.6760328682">
                <text:p>68282.6760328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4.55611952208">
                <text:p>-154.55611952208</text:p>
              </table:table-cell>
              <table:table-cell office:value-type="float" office:value="68282.6489255349">
                <text:p>68282.6489255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4.536566188748">
                <text:p>-154.536566188748</text:p>
              </table:table-cell>
              <table:table-cell office:value-type="float" office:value="68282.6218182016">
                <text:p>68282.6218182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4.517012855402">
                <text:p>-154.517012855402</text:p>
              </table:table-cell>
              <table:table-cell office:value-type="float" office:value="68282.5947108682">
                <text:p>68282.5947108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4.49745952207">
                <text:p>-154.49745952207</text:p>
              </table:table-cell>
              <table:table-cell office:value-type="float" office:value="68282.5676035349">
                <text:p>68282.5676035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4.477906188738">
                <text:p>-154.477906188738</text:p>
              </table:table-cell>
              <table:table-cell office:value-type="float" office:value="68282.5404962015">
                <text:p>68282.5404962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4.458352855407">
                <text:p>-154.458352855407</text:p>
              </table:table-cell>
              <table:table-cell office:value-type="float" office:value="68282.5133888682">
                <text:p>68282.5133888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4.438799522075">
                <text:p>-154.438799522075</text:p>
              </table:table-cell>
              <table:table-cell office:value-type="float" office:value="68282.4862815349">
                <text:p>68282.4862815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4.419246188743">
                <text:p>-154.419246188743</text:p>
              </table:table-cell>
              <table:table-cell office:value-type="float" office:value="68282.4591742016">
                <text:p>68282.4591742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4.395921115531">
                <text:p>-154.395921115531</text:p>
              </table:table-cell>
              <table:table-cell office:value-type="float" office:value="68282.4268379996">
                <text:p>68282.4268379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4.395013320827">
                <text:p>-154.395013320827</text:p>
              </table:table-cell>
              <table:table-cell office:value-type="float" office:value="68281.67597075">
                <text:p>68281.67597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3.40501329751">
                <text:p>-153.40501329751</text:p>
              </table:table-cell>
              <table:table-cell office:value-type="float" office:value="68281.6609652295">
                <text:p>68281.6609652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3.40411585175">
                <text:p>-153.40411585175</text:p>
              </table:table-cell>
              <table:table-cell office:value-type="float" office:value="68282.622887468">
                <text:p>68282.622887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53.65718871064">
                <text:p>-153.65718871064</text:p>
              </table:table-cell>
              <table:table-cell office:value-type="float" office:value="68283.5332247082">
                <text:p>68283.5332247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3.973604187093">
                <text:p>-153.973604187093</text:p>
              </table:table-cell>
              <table:table-cell office:value-type="float" office:value="68283.959946556">
                <text:p>68283.959946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5.446013390101">
                <text:p>-155.446013390101</text:p>
              </table:table-cell>
              <table:table-cell office:value-type="float" office:value="68283.9599454888">
                <text:p>68283.9599454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5.446013405439">
                <text:p>-155.446013405439</text:p>
              </table:table-cell>
              <table:table-cell office:value-type="float" office:value="68283.9699454888">
                <text:p>68283.9699454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3.973604207931">
                <text:p>-153.973604207931</text:p>
              </table:table-cell>
              <table:table-cell office:value-type="float" office:value="68283.969946556">
                <text:p>68283.969946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3.65718871064">
                <text:p>-153.65718871064</text:p>
              </table:table-cell>
              <table:table-cell office:value-type="float" office:value="68284.3966684319">
                <text:p>68284.3966684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3.404115891972">
                <text:p>-153.404115891972</text:p>
              </table:table-cell>
              <table:table-cell office:value-type="float" office:value="68285.3070055275">
                <text:p>68285.3070055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3.405013297233">
                <text:p>-153.405013297233</text:p>
              </table:table-cell>
              <table:table-cell office:value-type="float" office:value="68286.253927616">
                <text:p>68286.2539276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4.39501332026">
                <text:p>-154.39501332026</text:p>
              </table:table-cell>
              <table:table-cell office:value-type="float" office:value="68286.2689228672">
                <text:p>68286.2689228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4.395920961193">
                <text:p>-154.395920961193</text:p>
              </table:table-cell>
              <table:table-cell office:value-type="float" office:value="68285.5030756117">
                <text:p>68285.5030756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4.419245915706">
                <text:p>-154.419245915706</text:p>
              </table:table-cell>
              <table:table-cell office:value-type="float" office:value="68285.4707379838">
                <text:p>68285.4707379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4.438799249037">
                <text:p>-154.438799249037</text:p>
              </table:table-cell>
              <table:table-cell office:value-type="float" office:value="68285.4436293172">
                <text:p>68285.4436293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54.458352582369">
                <text:p>-154.458352582369</text:p>
              </table:table-cell>
              <table:table-cell office:value-type="float" office:value="68285.4165206505">
                <text:p>68285.4165206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54.477905915701">
                <text:p>-154.477905915701</text:p>
              </table:table-cell>
              <table:table-cell office:value-type="float" office:value="68285.3894119839">
                <text:p>68285.3894119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54.497459249032">
                <text:p>-154.497459249032</text:p>
              </table:table-cell>
              <table:table-cell office:value-type="float" office:value="68285.3623033172">
                <text:p>68285.3623033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4.517012582364">
                <text:p>-154.517012582364</text:p>
              </table:table-cell>
              <table:table-cell office:value-type="float" office:value="68285.3351946505">
                <text:p>68285.3351946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4.536565915711">
                <text:p>-154.536565915711</text:p>
              </table:table-cell>
              <table:table-cell office:value-type="float" office:value="68285.3080859838">
                <text:p>68285.3080859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4.556119249042">
                <text:p>-154.556119249042</text:p>
              </table:table-cell>
              <table:table-cell office:value-type="float" office:value="68285.2809773172">
                <text:p>68285.2809773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4.575672582374">
                <text:p>-154.575672582374</text:p>
              </table:table-cell>
              <table:table-cell office:value-type="float" office:value="68285.2538686505">
                <text:p>68285.2538686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4.595225915706">
                <text:p>-154.595225915706</text:p>
              </table:table-cell>
              <table:table-cell office:value-type="float" office:value="68285.2267599838">
                <text:p>68285.2267599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4.614779249037">
                <text:p>-154.614779249037</text:p>
              </table:table-cell>
              <table:table-cell office:value-type="float" office:value="68285.1996513172">
                <text:p>68285.1996513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4.634332582369">
                <text:p>-154.634332582369</text:p>
              </table:table-cell>
              <table:table-cell office:value-type="float" office:value="68285.1725426505">
                <text:p>68285.1725426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4.653885915701">
                <text:p>-154.653885915701</text:p>
              </table:table-cell>
              <table:table-cell office:value-type="float" office:value="68285.1454339838">
                <text:p>68285.1454339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54.673439249033">
                <text:p>-154.673439249033</text:p>
              </table:table-cell>
              <table:table-cell office:value-type="float" office:value="68285.1183253172">
                <text:p>68285.1183253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4.695903530344">
                <text:p>-154.695903530344</text:p>
              </table:table-cell>
              <table:table-cell office:value-type="float" office:value="68285.0871809233">
                <text:p>68285.0871809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4.72786622039">
                <text:p>-154.72786622039</text:p>
              </table:table-cell>
              <table:table-cell office:value-type="float" office:value="68285.0714157623">
                <text:p>68285.071415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4.755366220372">
                <text:p>-154.755366220372</text:p>
              </table:table-cell>
              <table:table-cell office:value-type="float" office:value="68285.0578517624">
                <text:p>68285.0578517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4.782866220368">
                <text:p>-154.782866220368</text:p>
              </table:table-cell>
              <table:table-cell office:value-type="float" office:value="68285.0442877623">
                <text:p>68285.0442877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4.810366220365">
                <text:p>-154.810366220365</text:p>
              </table:table-cell>
              <table:table-cell office:value-type="float" office:value="68285.0307237624">
                <text:p>68285.0307237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54.837866220376">
                <text:p>-154.837866220376</text:p>
              </table:table-cell>
              <table:table-cell office:value-type="float" office:value="68285.0171597623">
                <text:p>68285.01715976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54.865366220372">
                <text:p>-154.865366220372</text:p>
              </table:table-cell>
              <table:table-cell office:value-type="float" office:value="68285.0035957623">
                <text:p>68285.003595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54.892866220369">
                <text:p>-154.892866220369</text:p>
              </table:table-cell>
              <table:table-cell office:value-type="float" office:value="68284.9900317623">
                <text:p>68284.9900317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4.920366220365">
                <text:p>-154.920366220365</text:p>
              </table:table-cell>
              <table:table-cell office:value-type="float" office:value="68284.9764677624">
                <text:p>68284.9764677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4.947866220377">
                <text:p>-154.947866220377</text:p>
              </table:table-cell>
              <table:table-cell office:value-type="float" office:value="68284.9629037623">
                <text:p>68284.96290376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54.975366220373">
                <text:p>-154.975366220373</text:p>
              </table:table-cell>
              <table:table-cell office:value-type="float" office:value="68284.9493397623">
                <text:p>68284.9493397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5.00286622037">
                <text:p>-155.00286622037</text:p>
              </table:table-cell>
              <table:table-cell office:value-type="float" office:value="68284.9357757624">
                <text:p>68284.9357757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55.030366220366">
                <text:p>-155.030366220366</text:p>
              </table:table-cell>
              <table:table-cell office:value-type="float" office:value="68284.9222117623">
                <text:p>68284.9222117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55.057866220392">
                <text:p>-155.057866220392</text:p>
              </table:table-cell>
              <table:table-cell office:value-type="float" office:value="68284.9086477624">
                <text:p>68284.9086477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55.085366220373">
                <text:p>-155.085366220373</text:p>
              </table:table-cell>
              <table:table-cell office:value-type="float" office:value="68284.8950837623">
                <text:p>68284.8950837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5.11634195775">
                <text:p>-155.11634195775</text:p>
              </table:table-cell>
              <table:table-cell office:value-type="float" office:value="68284.8798054023">
                <text:p>68284.8798054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55.146879812222">
                <text:p>-155.146879812222</text:p>
              </table:table-cell>
              <table:table-cell office:value-type="float" office:value="68284.8774980808">
                <text:p>68284.8774980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5.173553145563">
                <text:p>-155.173553145563</text:p>
              </table:table-cell>
              <table:table-cell office:value-type="float" office:value="68284.8754827474">
                <text:p>68284.8754827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5.20022647889">
                <text:p>-155.20022647889</text:p>
              </table:table-cell>
              <table:table-cell office:value-type="float" office:value="68284.8734674141">
                <text:p>68284.873467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5.226899812231">
                <text:p>-155.226899812231</text:p>
              </table:table-cell>
              <table:table-cell office:value-type="float" office:value="68284.8714520808">
                <text:p>68284.8714520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55.253573145557">
                <text:p>-155.253573145557</text:p>
              </table:table-cell>
              <table:table-cell office:value-type="float" office:value="68284.8694367474">
                <text:p>68284.8694367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5.280246478898">
                <text:p>-155.280246478898</text:p>
              </table:table-cell>
              <table:table-cell office:value-type="float" office:value="68284.8674214141">
                <text:p>68284.8674214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5.306919812239">
                <text:p>-155.306919812239</text:p>
              </table:table-cell>
              <table:table-cell office:value-type="float" office:value="68284.8654060808">
                <text:p>68284.8654060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.333593145566">
                <text:p>-155.333593145566</text:p>
              </table:table-cell>
              <table:table-cell office:value-type="float" office:value="68284.8633907474">
                <text:p>68284.8633907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55.360266478892">
                <text:p>-155.360266478892</text:p>
              </table:table-cell>
              <table:table-cell office:value-type="float" office:value="68284.8613754141">
                <text:p>68284.8613754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55.386939812233">
                <text:p>-155.386939812233</text:p>
              </table:table-cell>
              <table:table-cell office:value-type="float" office:value="68284.8593600808">
                <text:p>68284.8593600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55.41361314556">
                <text:p>-155.41361314556</text:p>
              </table:table-cell>
              <table:table-cell office:value-type="float" office:value="68284.8573447474">
                <text:p>68284.8573447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55.440286478901">
                <text:p>-155.440286478901</text:p>
              </table:table-cell>
              <table:table-cell office:value-type="float" office:value="68284.8553294141">
                <text:p>68284.855329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55.466959812227">
                <text:p>-155.466959812227</text:p>
              </table:table-cell>
              <table:table-cell office:value-type="float" office:value="68284.8533140808">
                <text:p>68284.8533140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55.493633145568">
                <text:p>-155.493633145568</text:p>
              </table:table-cell>
              <table:table-cell office:value-type="float" office:value="68284.8512987474">
                <text:p>68284.85129874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55.522051207721">
                <text:p>-155.522051207721</text:p>
              </table:table-cell>
              <table:table-cell office:value-type="float" office:value="68284.8491515892">
                <text:p>68284.8491515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5.701005248455">
                <text:p>-155.701005248455</text:p>
              </table:table-cell>
              <table:table-cell office:value-type="float" office:value="68284.8669465701">
                <text:p>68284.8669465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5.850013306204">
                <text:p>-155.850013306204</text:p>
              </table:table-cell>
              <table:table-cell office:value-type="float" office:value="68284.8669465701">
                <text:p>68284.86694657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56.300013306201">
                <text:p>-156.300013306201</text:p>
              </table:table-cell>
              <table:table-cell office:value-type="float" office:value="68284.8669465701">
                <text:p>68284.8669465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7.024053996924">
                <text:p>-157.024053996924</text:p>
              </table:table-cell>
              <table:table-cell office:value-type="float" office:value="68284.8669465701">
                <text:p>68284.8669465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58.277972375043">
                <text:p>-158.277972375043</text:p>
              </table:table-cell>
              <table:table-cell office:value-type="float" office:value="68284.1429456927">
                <text:p>68284.1429456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59.002013306192">
                <text:p>-159.002013306192</text:p>
              </table:table-cell>
              <table:table-cell office:value-type="float" office:value="68282.8889473002">
                <text:p>68282.8889473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59.002013306192">
                <text:p>-159.002013306192</text:p>
              </table:table-cell>
              <table:table-cell office:value-type="float" office:value="68282.1649465701">
                <text:p>68282.1649465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7.917cm" svg:height="24.094cm" xlink:href=".." xlink:type="simple" chart:class="chart:scatter" chart:style-name="ch1">
        <chart:plot-area chart:style-name="ch2" table:cell-range-address="Sheet2.A1:Sheet2.B120" svg:x="0.958cm" svg:y="0.481cm" svg:width="46.001cm" svg:height="23.132cm">
          <chartooo:coordinate-region svg:x="1.104cm" svg:y="0.68cm" svg:width="45.761cm" svg:height="22.7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1:Sheet2.B120" chart:class="chart:scatter">
            <chart:domain table:cell-range-address="Sheet2.A1:Sheet2.A120"/>
            <chart:data-point chart:repeated="1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04039708581695">
                <text:p>-4.04039708581695</text:p>
                <draw:g>
                  <svg:desc>Sheet2.A1:Sheet2.A120</svg:desc>
                </draw:g>
              </table:table-cell>
              <table:table-cell office:value-type="float" office:value="-2.81703655952879">
                <text:p>-2.81703655952879</text:p>
                <draw:g>
                  <svg:desc>Sheet2.B1:Sheet2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2.81703655952879">
                <text:p>-2.81703655952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0.901416760738357">
                <text:p>-0.901416760738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9573786485414">
                <text:p>-1.99573786485414</text:p>
              </table:table-cell>
              <table:table-cell office:value-type="float" office:value="-0.484655947482679">
                <text:p>-0.484655947482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7905700687834">
                <text:p>-1.5790570068783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-0.226241578609915">
                <text:p>-0.22624157860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-0.22838873686851">
                <text:p>-0.22838873686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-0.230404070200166">
                <text:p>-0.230404070200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-0.232419403531821">
                <text:p>-0.232419403531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-0.234434736863477">
                <text:p>-0.234434736863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-0.236450070195133">
                <text:p>-0.236450070195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-0.238465403526789">
                <text:p>-0.238465403526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-0.240480736858444">
                <text:p>-0.24048073685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-0.2424960701901">
                <text:p>-0.2424960701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-0.244511403536308">
                <text:p>-0.244511403536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-0.246526736867963">
                <text:p>-0.24652673686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-0.248542070199619">
                <text:p>-0.248542070199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-0.250557403531275">
                <text:p>-0.250557403531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-0.25257273686293">
                <text:p>-0.25257273686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-0.254588070194586">
                <text:p>-0.254588070194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-0.256895391721628">
                <text:p>-0.256895391721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-0.272173751785886">
                <text:p>-0.272173751785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-0.285737751779379">
                <text:p>-0.285737751779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-0.299301751787425">
                <text:p>-0.299301751787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-0.312865751780919">
                <text:p>-0.312865751780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-0.326429751788964">
                <text:p>-0.326429751788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-0.339993751782458">
                <text:p>-0.339993751782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-0.353557751790504">
                <text:p>-0.353557751790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-0.367121751783998">
                <text:p>-0.367121751783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-0.380685751777492">
                <text:p>-0.380685751777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-0.394249751785537">
                <text:p>-0.394249751785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-0.407813751779031">
                <text:p>-0.40781375177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-0.421377751787077">
                <text:p>-0.421377751787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-0.434941751780571">
                <text:p>-0.434941751780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-0.448505751788616">
                <text:p>-0.448505751788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5712467778968">
                <text:p>0.265712467778968</text:p>
              </table:table-cell>
              <table:table-cell office:value-type="float" office:value="-0.464270803160616">
                <text:p>-0.464270803160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8176698304653">
                <text:p>0.288176698304653</text:p>
              </table:table-cell>
              <table:table-cell office:value-type="float" office:value="-0.495413594748243">
                <text:p>-0.495413594748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730031636368">
                <text:p>0.307730031636368</text:p>
              </table:table-cell>
              <table:table-cell office:value-type="float" office:value="-0.522520928090671">
                <text:p>-0.522520928090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7283364968054">
                <text:p>0.327283364968054</text:p>
              </table:table-cell>
              <table:table-cell office:value-type="float" office:value="-0.549628261418548">
                <text:p>-0.549628261418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836698299768">
                <text:p>0.346836698299768</text:p>
              </table:table-cell>
              <table:table-cell office:value-type="float" office:value="-0.576735594746424">
                <text:p>-0.576735594746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6390031631454">
                <text:p>0.366390031631454</text:p>
              </table:table-cell>
              <table:table-cell office:value-type="float" office:value="-0.603842928088852">
                <text:p>-0.603842928088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5943364963254">
                <text:p>0.385943364963254</text:p>
              </table:table-cell>
              <table:table-cell office:value-type="float" office:value="-0.630950261416729">
                <text:p>-0.630950261416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5496698294968">
                <text:p>0.405496698294968</text:p>
              </table:table-cell>
              <table:table-cell office:value-type="float" office:value="-0.658057594744605">
                <text:p>-0.658057594744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5050031626654">
                <text:p>0.425050031626654</text:p>
              </table:table-cell>
              <table:table-cell office:value-type="float" office:value="-0.685164928072481">
                <text:p>-0.685164928072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4603364972977">
                <text:p>0.444603364972977</text:p>
              </table:table-cell>
              <table:table-cell office:value-type="float" office:value="-0.71227226141491">
                <text:p>-0.7122722614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4156698304663">
                <text:p>0.464156698304663</text:p>
              </table:table-cell>
              <table:table-cell office:value-type="float" office:value="-0.739379594757338">
                <text:p>-0.7393795947573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3710031636377">
                <text:p>0.483710031636377</text:p>
              </table:table-cell>
              <table:table-cell office:value-type="float" office:value="-0.766486928085214">
                <text:p>-0.7664869280852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3263364968063">
                <text:p>0.503263364968063</text:p>
              </table:table-cell>
              <table:table-cell office:value-type="float" office:value="-0.793594261413091">
                <text:p>-0.793594261413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2816698299778">
                <text:p>0.522816698299778</text:p>
              </table:table-cell>
              <table:table-cell office:value-type="float" office:value="-0.820701594755519">
                <text:p>-0.820701594755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370031631464">
                <text:p>0.542370031631464</text:p>
              </table:table-cell>
              <table:table-cell office:value-type="float" office:value="-0.847808928083396">
                <text:p>-0.847808928083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5695104844053">
                <text:p>0.565695104844053</text:p>
              </table:table-cell>
              <table:table-cell office:value-type="float" office:value="-0.880145130009623">
                <text:p>-0.880145130009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6602899547462">
                <text:p>0.566602899547462</text:p>
              </table:table-cell>
              <table:table-cell office:value-type="float" office:value="-1.63101237965748">
                <text:p>-1.631012379657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5660292286487">
                <text:p>1.55660292286487</text:p>
              </table:table-cell>
              <table:table-cell office:value-type="float" office:value="-1.64601790011511">
                <text:p>-1.646017900115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5750036862457">
                <text:p>1.55750036862457</text:p>
              </table:table-cell>
              <table:table-cell office:value-type="float" office:value="-0.684095661621541">
                <text:p>-0.684095661621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0.226241578609915">
                <text:p>0.226241578609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8012033281876">
                <text:p>0.988012033281876</text:p>
              </table:table-cell>
              <table:table-cell office:value-type="float" office:value="0.652963426400675">
                <text:p>0.652963426400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84397169726321">
                <text:p>-0.484397169726321</text:p>
              </table:table-cell>
              <table:table-cell office:value-type="float" office:value="0.652962359163212">
                <text:p>0.652962359163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84397185064125">
                <text:p>-0.484397185064125</text:p>
              </table:table-cell>
              <table:table-cell office:value-type="float" office:value="0.662962359157973">
                <text:p>0.6629623591579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8012012443562">
                <text:p>0.988012012443562</text:p>
              </table:table-cell>
              <table:table-cell office:value-type="float" office:value="0.662963426409988">
                <text:p>0.662963426409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1.08968530231505">
                <text:p>1.089685302315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5750032840305">
                <text:p>1.55750032840305</text:p>
              </table:table-cell>
              <table:table-cell office:value-type="float" office:value="2.00002239790047">
                <text:p>2.00002239790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5660292314136">
                <text:p>1.55660292314136</text:p>
              </table:table-cell>
              <table:table-cell office:value-type="float" office:value="2.94694448632072">
                <text:p>2.94694448632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6602900115072">
                <text:p>0.566602900115072</text:p>
              </table:table-cell>
              <table:table-cell office:value-type="float" office:value="2.96193973756453">
                <text:p>2.96193973756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5695259181751">
                <text:p>0.565695259181751</text:p>
              </table:table-cell>
              <table:table-cell office:value-type="float" office:value="2.19609248208872">
                <text:p>2.19609248208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2370304669078">
                <text:p>0.542370304669078</text:p>
              </table:table-cell>
              <table:table-cell office:value-type="float" office:value="2.16375485422031">
                <text:p>2.16375485422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816971337363">
                <text:p>0.522816971337363</text:p>
              </table:table-cell>
              <table:table-cell office:value-type="float" office:value="2.1366461875441">
                <text:p>2.1366461875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3263638005677">
                <text:p>0.503263638005677</text:p>
              </table:table-cell>
              <table:table-cell office:value-type="float" office:value="2.10953752088244">
                <text:p>2.10953752088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3710304673963">
                <text:p>0.483710304673963</text:p>
              </table:table-cell>
              <table:table-cell office:value-type="float" office:value="2.08242885422078">
                <text:p>2.08242885422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4156971342277">
                <text:p>0.464156971342277</text:p>
              </table:table-cell>
              <table:table-cell office:value-type="float" office:value="2.05532018754457">
                <text:p>2.05532018754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4603638010477">
                <text:p>0.444603638010477</text:p>
              </table:table-cell>
              <table:table-cell office:value-type="float" office:value="2.02821152088291">
                <text:p>2.02821152088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5050304664268">
                <text:p>0.425050304664268</text:p>
              </table:table-cell>
              <table:table-cell office:value-type="float" office:value="2.00110285420669">
                <text:p>2.00110285420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5496971332553">
                <text:p>0.405496971332553</text:p>
              </table:table-cell>
              <table:table-cell office:value-type="float" office:value="1.97399418754503">
                <text:p>1.973994187545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5943638000754">
                <text:p>0.385943638000754</text:p>
              </table:table-cell>
              <table:table-cell office:value-type="float" office:value="1.94688552088337">
                <text:p>1.9468855208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6390304669068">
                <text:p>0.366390304669068</text:p>
              </table:table-cell>
              <table:table-cell office:value-type="float" office:value="1.91977685420716">
                <text:p>1.919776854207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6836971337353">
                <text:p>0.346836971337353</text:p>
              </table:table-cell>
              <table:table-cell office:value-type="float" office:value="1.8926681875455">
                <text:p>1.8926681875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7283638005667">
                <text:p>0.327283638005667</text:p>
              </table:table-cell>
              <table:table-cell office:value-type="float" office:value="1.86555952088384">
                <text:p>1.86555952088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7730304673953">
                <text:p>0.307730304673953</text:p>
              </table:table-cell>
              <table:table-cell office:value-type="float" office:value="1.83845085420762">
                <text:p>1.83845085420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8176971342267">
                <text:p>0.288176971342267</text:p>
              </table:table-cell>
              <table:table-cell office:value-type="float" office:value="1.81134218754596">
                <text:p>1.81134218754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5712690030369">
                <text:p>0.265712690030369</text:p>
              </table:table-cell>
              <table:table-cell office:value-type="float" office:value="1.78019779370516">
                <text:p>1.78019779370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1.76443263271358">
                <text:p>1.76443263271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1.75086863272009">
                <text:p>1.75086863272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1.73730463271204">
                <text:p>1.73730463271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1.72374063271855">
                <text:p>1.723740632718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1.7101766327105">
                <text:p>1.7101766327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1.69661263271701">
                <text:p>1.69661263271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1.68304863270896">
                <text:p>1.68304863270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1.66948463271547">
                <text:p>1.66948463271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1.65592063270742">
                <text:p>1.65592063270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1.64235663271393">
                <text:p>1.64235663271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1.62879263272043">
                <text:p>1.62879263272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1.61522863271239">
                <text:p>1.61522863271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1.60166463271889">
                <text:p>1.60166463271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1.58810063271085">
                <text:p>1.588100632710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1.57282227264659">
                <text:p>1.572822272646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1.57051495111955">
                <text:p>1.570514951119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1.56849961778789">
                <text:p>1.56849961778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1.56648428445624">
                <text:p>1.56648428445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1.56446895112458">
                <text:p>1.56446895112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1.56245361779293">
                <text:p>1.56245361779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1.56043828446127">
                <text:p>1.560438284461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1.55842295112961">
                <text:p>1.55842295112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1.55640761779796">
                <text:p>1.556407617797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1.55439228445175">
                <text:p>1.55439228445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1.5523769511201">
                <text:p>1.55237695112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1.55036161778844">
                <text:p>1.55036161778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1.54834628445678">
                <text:p>1.548346284456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1.54633095112513">
                <text:p>1.54633095112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1.54431561779347">
                <text:p>1.544315617793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1.54216845953488">
                <text:p>1.542168459534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06243777654885">
                <text:p>-2.06243777654885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31635615466794">
                <text:p>-3.31635615466794</text:p>
              </table:table-cell>
              <table:table-cell office:value-type="float" office:value="0.835962563112844">
                <text:p>0.835962563112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0.418035829410655">
                <text:p>-0.418035829410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1.14203655954043">
                <text:p>-1.14203655954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cm" svg:height="17.662cm" xlink:href=".." xlink:type="simple" chart:class="chart:scatter" chart:style-name="ch1">
        <chart:legend chart:legend-position="end" svg:x="28.548cm" svg:y="8.532cm" style:legend-expansion="high" chart:style-name="ch2"/>
        <chart:plot-area chart:style-name="ch3" table:cell-range-address="Sheet2.G1:Sheet2.H180" svg:x="0.628cm" svg:y="0.353cm" svg:width="27.292cm" svg:height="16.956cm">
          <chartooo:coordinate-region svg:x="0.774cm" svg:y="0.552cm" svg:width="27.052cm" svg:height="16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180" chart:class="chart:scatter">
            <chart:domain table:cell-range-address="Sheet2.G1:Sheet2.G180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46">
                <text:p>2.7346</text:p>
                <draw:g>
                  <svg:desc>Sheet2.G1:Sheet2.G180</svg:desc>
                </draw:g>
              </table:table-cell>
              <table:table-cell office:value-type="float" office:value="6.0619">
                <text:p>6.0619</text:p>
                <draw:g>
                  <svg:desc>Sheet2.H1:Sheet2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46">
                <text:p>2.4346</text:p>
              </table:table-cell>
              <table:table-cell office:value-type="float" office:value="6.0119">
                <text:p>6.0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46">
                <text:p>1.8346</text:p>
              </table:table-cell>
              <table:table-cell office:value-type="float" office:value="5.8619">
                <text:p>5.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46">
                <text:p>1.4346</text:p>
              </table:table-cell>
              <table:table-cell office:value-type="float" office:value="5.4619">
                <text:p>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46">
                <text:p>0.9346</text:p>
              </table:table-cell>
              <table:table-cell office:value-type="float" office:value="4.2619">
                <text:p>4.2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6602900115072">
                <text:p>0.566602900115072</text:p>
              </table:table-cell>
              <table:table-cell office:value-type="float" office:value="2.96193973756453">
                <text:p>2.96193973756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5695259181751">
                <text:p>0.565695259181751</text:p>
              </table:table-cell>
              <table:table-cell office:value-type="float" office:value="2.19609248208872">
                <text:p>2.19609248208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2370304669078">
                <text:p>0.542370304669078</text:p>
              </table:table-cell>
              <table:table-cell office:value-type="float" office:value="2.16375485422031">
                <text:p>2.16375485422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816971337363">
                <text:p>0.522816971337363</text:p>
              </table:table-cell>
              <table:table-cell office:value-type="float" office:value="2.1366461875441">
                <text:p>2.1366461875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3263638005677">
                <text:p>0.503263638005677</text:p>
              </table:table-cell>
              <table:table-cell office:value-type="float" office:value="2.10953752088244">
                <text:p>2.10953752088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3710304673963">
                <text:p>0.483710304673963</text:p>
              </table:table-cell>
              <table:table-cell office:value-type="float" office:value="2.08242885422078">
                <text:p>2.08242885422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156971342277">
                <text:p>0.464156971342277</text:p>
              </table:table-cell>
              <table:table-cell office:value-type="float" office:value="2.05532018754457">
                <text:p>2.05532018754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4603638010477">
                <text:p>0.444603638010477</text:p>
              </table:table-cell>
              <table:table-cell office:value-type="float" office:value="2.02821152088291">
                <text:p>2.02821152088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5050304664268">
                <text:p>0.425050304664268</text:p>
              </table:table-cell>
              <table:table-cell office:value-type="float" office:value="2.00110285420669">
                <text:p>2.00110285420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5496971332553">
                <text:p>0.405496971332553</text:p>
              </table:table-cell>
              <table:table-cell office:value-type="float" office:value="1.97399418754503">
                <text:p>1.97399418754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943638000754">
                <text:p>0.385943638000754</text:p>
              </table:table-cell>
              <table:table-cell office:value-type="float" office:value="1.94688552088337">
                <text:p>1.94688552088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6390304669068">
                <text:p>0.366390304669068</text:p>
              </table:table-cell>
              <table:table-cell office:value-type="float" office:value="1.91977685420716">
                <text:p>1.91977685420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6836971337353">
                <text:p>0.346836971337353</text:p>
              </table:table-cell>
              <table:table-cell office:value-type="float" office:value="1.8926681875455">
                <text:p>1.892668187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7283638005667">
                <text:p>0.327283638005667</text:p>
              </table:table-cell>
              <table:table-cell office:value-type="float" office:value="1.86555952088384">
                <text:p>1.8655595208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7730304673953">
                <text:p>0.307730304673953</text:p>
              </table:table-cell>
              <table:table-cell office:value-type="float" office:value="1.83845085420762">
                <text:p>1.8384508542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8176971342267">
                <text:p>0.288176971342267</text:p>
              </table:table-cell>
              <table:table-cell office:value-type="float" office:value="1.81134218754596">
                <text:p>1.81134218754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5712690030369">
                <text:p>0.265712690030369</text:p>
              </table:table-cell>
              <table:table-cell office:value-type="float" office:value="1.78019779370516">
                <text:p>1.78019779370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1.76443263271358">
                <text:p>1.76443263271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1.75086863272009">
                <text:p>1.75086863272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1.73730463271204">
                <text:p>1.73730463271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1.72374063271855">
                <text:p>1.72374063271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1.7101766327105">
                <text:p>1.7101766327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1.69661263271701">
                <text:p>1.69661263271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1.68304863270896">
                <text:p>1.6830486327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1.66948463271547">
                <text:p>1.669484632715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1.65592063270742">
                <text:p>1.65592063270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1.64235663271393">
                <text:p>1.6423566327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1.62879263272043">
                <text:p>1.62879263272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1.61522863271239">
                <text:p>1.61522863271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1.60166463271889">
                <text:p>1.60166463271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1.58810063271085">
                <text:p>1.58810063271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1.57282227264659">
                <text:p>1.57282227264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1.57051495111955">
                <text:p>1.57051495111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1.56849961778789">
                <text:p>1.56849961778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1.56648428445624">
                <text:p>1.56648428445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1.56446895112458">
                <text:p>1.56446895112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1.56245361779293">
                <text:p>1.56245361779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1.56043828446127">
                <text:p>1.56043828446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1.55842295112961">
                <text:p>1.5584229511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1.55640761779796">
                <text:p>1.55640761779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1.55439228445175">
                <text:p>1.55439228445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1.5523769511201">
                <text:p>1.5523769511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1.55036161778844">
                <text:p>1.55036161778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1.54834628445678">
                <text:p>1.54834628445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1.54633095112513">
                <text:p>1.54633095112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1.54431561779347">
                <text:p>1.54431561779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1.54216845953488">
                <text:p>1.54216845953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06243777654885">
                <text:p>-2.06243777654885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31635615466794">
                <text:p>-3.31635615466794</text:p>
              </table:table-cell>
              <table:table-cell office:value-type="float" office:value="0.835962563112844">
                <text:p>0.835962563112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0.418035829410655">
                <text:p>-0.4180358294106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4039000000005">
                <text:p>-4.04039000000005</text:p>
              </table:table-cell>
              <table:table-cell office:value-type="float" office:value="-3.11699999999476">
                <text:p>-3.11699999999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54039000000005">
                <text:p>-4.54039000000005</text:p>
              </table:table-cell>
              <table:table-cell office:value-type="float" office:value="-3.91699999999476">
                <text:p>-3.91699999999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4039000000005">
                <text:p>-4.94039000000005</text:p>
              </table:table-cell>
              <table:table-cell office:value-type="float" office:value="-4.01699999999476">
                <text:p>-4.01699999999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8.185cm" svg:height="21.702cm" xlink:href=".." xlink:type="simple" chart:class="chart:scatter" chart:style-name="ch1">
        <chart:legend chart:legend-position="end" svg:x="45.333cm" svg:y="10.552cm" style:legend-expansion="high" chart:style-name="ch2"/>
        <chart:plot-area chart:style-name="ch3" table:cell-range-address="part2.A1:part2.B579" svg:x="0.963cm" svg:y="0.434cm" svg:width="43.407cm" svg:height="20.834cm">
          <chartooo:coordinate-region svg:x="1.109cm" svg:y="0.633cm" svg:width="43.167cm" svg:height="20.4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t2.B1:part2.B579" chart:class="chart:scatter">
            <chart:domain table:cell-range-address="part2.A1:part2.A579"/>
            <chart:data-point chart:repeated="5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4039000000005">
                <text:p>-4.94039000000005</text:p>
                <draw:g>
                  <svg:desc>part2.A1:part2.A579</svg:desc>
                </draw:g>
              </table:table-cell>
              <table:table-cell office:value-type="float" office:value="-7.307">
                <text:p>-7.307</text:p>
                <draw:g>
                  <svg:desc>part2.B1:part2.B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64040000000005">
                <text:p>-4.64040000000005</text:p>
              </table:table-cell>
              <table:table-cell office:value-type="float" office:value="-7.257">
                <text:p>-7.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03639999999996">
                <text:p>-4.03639999999996</text:p>
              </table:table-cell>
              <table:table-cell office:value-type="float" office:value="-7.057">
                <text:p>-7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03639999999996">
                <text:p>-3.03639999999996</text:p>
              </table:table-cell>
              <table:table-cell office:value-type="float" office:value="-6.057">
                <text:p>-6.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3639999999996">
                <text:p>-2.23639999999996</text:p>
              </table:table-cell>
              <table:table-cell office:value-type="float" office:value="-3.91699999999476">
                <text:p>-3.91699999999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2.81703655952879">
                <text:p>-2.81703655952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0.901416760738357">
                <text:p>-0.90141676073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99573786485414">
                <text:p>-1.99573786485414</text:p>
              </table:table-cell>
              <table:table-cell office:value-type="float" office:value="-0.484655947482679">
                <text:p>-0.484655947482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57905700687834">
                <text:p>-1.5790570068783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-0.226241578609915">
                <text:p>-0.226241578609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-0.22838873686851">
                <text:p>-0.22838873686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-0.230404070200166">
                <text:p>-0.230404070200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-0.232419403531821">
                <text:p>-0.232419403531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-0.234434736863477">
                <text:p>-0.234434736863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-0.236450070195133">
                <text:p>-0.236450070195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-0.238465403526789">
                <text:p>-0.238465403526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-0.240480736858444">
                <text:p>-0.240480736858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-0.2424960701901">
                <text:p>-0.2424960701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-0.244511403536308">
                <text:p>-0.244511403536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-0.246526736867963">
                <text:p>-0.246526736867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-0.248542070199619">
                <text:p>-0.248542070199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-0.250557403531275">
                <text:p>-0.250557403531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-0.25257273686293">
                <text:p>-0.25257273686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-0.254588070194586">
                <text:p>-0.254588070194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-0.256895391721628">
                <text:p>-0.256895391721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-0.272173751785886">
                <text:p>-0.27217375178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-0.285737751779379">
                <text:p>-0.285737751779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-0.299301751787425">
                <text:p>-0.299301751787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-0.312865751780919">
                <text:p>-0.312865751780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-0.326429751788964">
                <text:p>-0.326429751788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-0.339993751782458">
                <text:p>-0.339993751782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-0.353557751790504">
                <text:p>-0.353557751790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-0.367121751783998">
                <text:p>-0.367121751783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-0.380685751777492">
                <text:p>-0.380685751777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-0.394249751785537">
                <text:p>-0.394249751785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-0.407813751779031">
                <text:p>-0.407813751779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-0.421377751787077">
                <text:p>-0.421377751787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-0.434941751780571">
                <text:p>-0.434941751780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-0.448505751788616">
                <text:p>-0.448505751788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5712467778968">
                <text:p>0.265712467778968</text:p>
              </table:table-cell>
              <table:table-cell office:value-type="float" office:value="-0.464270803160616">
                <text:p>-0.464270803160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8176698304653">
                <text:p>0.288176698304653</text:p>
              </table:table-cell>
              <table:table-cell office:value-type="float" office:value="-0.495413594748243">
                <text:p>-0.495413594748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730031636368">
                <text:p>0.307730031636368</text:p>
              </table:table-cell>
              <table:table-cell office:value-type="float" office:value="-0.522520928090671">
                <text:p>-0.522520928090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7283364968054">
                <text:p>0.327283364968054</text:p>
              </table:table-cell>
              <table:table-cell office:value-type="float" office:value="-0.549628261418548">
                <text:p>-0.549628261418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836698299768">
                <text:p>0.346836698299768</text:p>
              </table:table-cell>
              <table:table-cell office:value-type="float" office:value="-0.576735594746424">
                <text:p>-0.576735594746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6390031631454">
                <text:p>0.366390031631454</text:p>
              </table:table-cell>
              <table:table-cell office:value-type="float" office:value="-0.603842928088852">
                <text:p>-0.603842928088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943364963254">
                <text:p>0.385943364963254</text:p>
              </table:table-cell>
              <table:table-cell office:value-type="float" office:value="-0.630950261416729">
                <text:p>-0.630950261416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5496698294968">
                <text:p>0.405496698294968</text:p>
              </table:table-cell>
              <table:table-cell office:value-type="float" office:value="-0.658057594744605">
                <text:p>-0.658057594744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050031626654">
                <text:p>0.425050031626654</text:p>
              </table:table-cell>
              <table:table-cell office:value-type="float" office:value="-0.685164928072481">
                <text:p>-0.685164928072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4603364972977">
                <text:p>0.444603364972977</text:p>
              </table:table-cell>
              <table:table-cell office:value-type="float" office:value="-0.71227226141491">
                <text:p>-0.71227226141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156698304663">
                <text:p>0.464156698304663</text:p>
              </table:table-cell>
              <table:table-cell office:value-type="float" office:value="-0.739379594757338">
                <text:p>-0.739379594757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3710031636377">
                <text:p>0.483710031636377</text:p>
              </table:table-cell>
              <table:table-cell office:value-type="float" office:value="-0.766486928085214">
                <text:p>-0.766486928085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3263364968063">
                <text:p>0.503263364968063</text:p>
              </table:table-cell>
              <table:table-cell office:value-type="float" office:value="-0.793594261413091">
                <text:p>-0.793594261413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2816698299778">
                <text:p>0.522816698299778</text:p>
              </table:table-cell>
              <table:table-cell office:value-type="float" office:value="-0.820701594755519">
                <text:p>-0.820701594755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2370031631464">
                <text:p>0.542370031631464</text:p>
              </table:table-cell>
              <table:table-cell office:value-type="float" office:value="-0.847808928083396">
                <text:p>-0.847808928083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5695104844053">
                <text:p>0.565695104844053</text:p>
              </table:table-cell>
              <table:table-cell office:value-type="float" office:value="-0.880145130009623">
                <text:p>-0.880145130009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6602899547462">
                <text:p>0.566602899547462</text:p>
              </table:table-cell>
              <table:table-cell office:value-type="float" office:value="-1.63101237965748">
                <text:p>-1.63101237965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46">
                <text:p>0.9346</text:p>
              </table:table-cell>
              <table:table-cell office:value-type="float" office:value="-2.93091237965748">
                <text:p>-2.93091237965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346">
                <text:p>1.4346</text:p>
              </table:table-cell>
              <table:table-cell office:value-type="float" office:value="-4.13091237965748">
                <text:p>-4.13091237965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346">
                <text:p>1.8346</text:p>
              </table:table-cell>
              <table:table-cell office:value-type="float" office:value="-4.53091237965748">
                <text:p>-4.53091237965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346">
                <text:p>2.4346</text:p>
              </table:table-cell>
              <table:table-cell office:value-type="float" office:value="-4.68091237965748">
                <text:p>-4.68091237965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346">
                <text:p>2.7346</text:p>
              </table:table-cell>
              <table:table-cell office:value-type="float" office:value="-4.73091237965748">
                <text:p>-4.73091237965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346">
                <text:p>2.7346</text:p>
              </table:table-cell>
              <table:table-cell office:value-type="float" office:value="-7.307">
                <text:p>-7.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0.013cm" svg:height="28.131cm" xlink:href=".." xlink:type="simple" chart:class="chart:scatter" chart:style-name="ch1">
        <chart:plot-area chart:style-name="ch2" table:cell-range-address="part1.A1:part1.B28" svg:x="1cm" svg:y="0.562cm" svg:width="48.013cm" svg:height="27.007cm">
          <chartooo:coordinate-region svg:x="1.146cm" svg:y="0.761cm" svg:width="47.773cm" svg:height="26.6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t1.B1:part1.B28" chart:class="chart:scatter">
            <chart:domain table:cell-range-address="part1.A1:part1.A28"/>
            <chart:data-point chart:repeated="2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4">
                <text:p>2.734</text:p>
                <draw:g>
                  <svg:desc>part1.A1:part1.A28</svg:desc>
                </draw:g>
              </table:table-cell>
              <table:table-cell office:value-type="float" office:value="-3.04601790011511">
                <text:p>-3.04601790011511</text:p>
                <draw:g>
                  <svg:desc>part1.B1:par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4">
                <text:p>2.434</text:p>
              </table:table-cell>
              <table:table-cell office:value-type="float" office:value="-3.04601790011511">
                <text:p>-3.04601790011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34">
                <text:p>2.134</text:p>
              </table:table-cell>
              <table:table-cell office:value-type="float" office:value="-2.94601790011511">
                <text:p>-2.94601790011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34">
                <text:p>1.734</text:p>
              </table:table-cell>
              <table:table-cell office:value-type="float" office:value="-2.14601790011511">
                <text:p>-2.14601790011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60292286487">
                <text:p>1.55660292286487</text:p>
              </table:table-cell>
              <table:table-cell office:value-type="float" office:value="-1.64601790011511">
                <text:p>-1.64601790011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750036862457">
                <text:p>1.55750036862457</text:p>
              </table:table-cell>
              <table:table-cell office:value-type="float" office:value="-0.684095661621541">
                <text:p>-0.684095661621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0.226241578609915">
                <text:p>0.226241578609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012033281876">
                <text:p>0.988012033281876</text:p>
              </table:table-cell>
              <table:table-cell office:value-type="float" office:value="0.652963426400675">
                <text:p>0.652963426400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4397169726321">
                <text:p>-0.484397169726321</text:p>
              </table:table-cell>
              <table:table-cell office:value-type="float" office:value="0.652962359163212">
                <text:p>0.652962359163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84397185064125">
                <text:p>-0.484397185064125</text:p>
              </table:table-cell>
              <table:table-cell office:value-type="float" office:value="0.662962359157973">
                <text:p>0.662962359157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012012443562">
                <text:p>0.988012012443562</text:p>
              </table:table-cell>
              <table:table-cell office:value-type="float" office:value="0.662963426409988">
                <text:p>0.662963426409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1.08968530231505">
                <text:p>1.08968530231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5750032840305">
                <text:p>1.55750032840305</text:p>
              </table:table-cell>
              <table:table-cell office:value-type="float" office:value="2.00002239790047">
                <text:p>2.0000223979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660292314136">
                <text:p>1.55660292314136</text:p>
              </table:table-cell>
              <table:table-cell office:value-type="float" office:value="2.94694448632072">
                <text:p>2.94694448632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4">
                <text:p>1.734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34">
                <text:p>2.134</text:p>
              </table:table-cell>
              <table:table-cell office:value-type="float" office:value="4.2469">
                <text:p>4.2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34">
                <text:p>2.434</text:p>
              </table:table-cell>
              <table:table-cell office:value-type="float" office:value="4.3469">
                <text:p>4.3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34">
                <text:p>2.734</text:p>
              </table:table-cell>
              <table:table-cell office:value-type="float" office:value="4.3469">
                <text:p>4.3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8.664cm" svg:height="27.373cm" xlink:href=".." xlink:type="simple" chart:class="chart:scatter" chart:style-name="ch1">
        <chart:plot-area chart:style-name="ch2" table:cell-range-address="part3.A1:part3.B582" svg:x="0.973cm" svg:y="0.547cm" svg:width="46.718cm" svg:height="26.279cm">
          <chartooo:coordinate-region svg:x="1.119cm" svg:y="0.747cm" svg:width="46.478cm" svg:height="25.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t3.B1:part3.B582" chart:class="chart:scatter">
            <chart:domain table:cell-range-address="part3.A1:part3.A582"/>
            <chart:data-point chart:repeated="58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46">
                <text:p>2.7346</text:p>
                <draw:g>
                  <svg:desc>part3.A1:part3.A582</svg:desc>
                </draw:g>
              </table:table-cell>
              <table:table-cell office:value-type="float" office:value="6.0619">
                <text:p>6.0619</text:p>
                <draw:g>
                  <svg:desc>part3.B1:part3.B5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46">
                <text:p>2.4346</text:p>
              </table:table-cell>
              <table:table-cell office:value-type="float" office:value="6.0119">
                <text:p>6.0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46">
                <text:p>1.8346</text:p>
              </table:table-cell>
              <table:table-cell office:value-type="float" office:value="5.8619">
                <text:p>5.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46">
                <text:p>1.4346</text:p>
              </table:table-cell>
              <table:table-cell office:value-type="float" office:value="5.4619">
                <text:p>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46">
                <text:p>0.9346</text:p>
              </table:table-cell>
              <table:table-cell office:value-type="float" office:value="4.2619">
                <text:p>4.2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6602900115072">
                <text:p>0.566602900115072</text:p>
              </table:table-cell>
              <table:table-cell office:value-type="float" office:value="2.96193973756453">
                <text:p>2.96193973756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5695259181751">
                <text:p>0.565695259181751</text:p>
              </table:table-cell>
              <table:table-cell office:value-type="float" office:value="2.19609248208872">
                <text:p>2.19609248208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2370304669078">
                <text:p>0.542370304669078</text:p>
              </table:table-cell>
              <table:table-cell office:value-type="float" office:value="2.16375485422031">
                <text:p>2.16375485422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816971337363">
                <text:p>0.522816971337363</text:p>
              </table:table-cell>
              <table:table-cell office:value-type="float" office:value="2.1366461875441">
                <text:p>2.1366461875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3263638005677">
                <text:p>0.503263638005677</text:p>
              </table:table-cell>
              <table:table-cell office:value-type="float" office:value="2.10953752088244">
                <text:p>2.10953752088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3710304673963">
                <text:p>0.483710304673963</text:p>
              </table:table-cell>
              <table:table-cell office:value-type="float" office:value="2.08242885422078">
                <text:p>2.08242885422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156971342277">
                <text:p>0.464156971342277</text:p>
              </table:table-cell>
              <table:table-cell office:value-type="float" office:value="2.05532018754457">
                <text:p>2.05532018754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4603638010477">
                <text:p>0.444603638010477</text:p>
              </table:table-cell>
              <table:table-cell office:value-type="float" office:value="2.02821152088291">
                <text:p>2.02821152088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5050304664268">
                <text:p>0.425050304664268</text:p>
              </table:table-cell>
              <table:table-cell office:value-type="float" office:value="2.00110285420669">
                <text:p>2.00110285420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5496971332553">
                <text:p>0.405496971332553</text:p>
              </table:table-cell>
              <table:table-cell office:value-type="float" office:value="1.97399418754503">
                <text:p>1.97399418754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943638000754">
                <text:p>0.385943638000754</text:p>
              </table:table-cell>
              <table:table-cell office:value-type="float" office:value="1.94688552088337">
                <text:p>1.94688552088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6390304669068">
                <text:p>0.366390304669068</text:p>
              </table:table-cell>
              <table:table-cell office:value-type="float" office:value="1.91977685420716">
                <text:p>1.91977685420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6836971337353">
                <text:p>0.346836971337353</text:p>
              </table:table-cell>
              <table:table-cell office:value-type="float" office:value="1.8926681875455">
                <text:p>1.892668187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7283638005667">
                <text:p>0.327283638005667</text:p>
              </table:table-cell>
              <table:table-cell office:value-type="float" office:value="1.86555952088384">
                <text:p>1.8655595208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7730304673953">
                <text:p>0.307730304673953</text:p>
              </table:table-cell>
              <table:table-cell office:value-type="float" office:value="1.83845085420762">
                <text:p>1.8384508542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8176971342267">
                <text:p>0.288176971342267</text:p>
              </table:table-cell>
              <table:table-cell office:value-type="float" office:value="1.81134218754596">
                <text:p>1.81134218754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5712690030369">
                <text:p>0.265712690030369</text:p>
              </table:table-cell>
              <table:table-cell office:value-type="float" office:value="1.78019779370516">
                <text:p>1.78019779370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1.76443263271358">
                <text:p>1.76443263271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1.75086863272009">
                <text:p>1.75086863272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1.73730463271204">
                <text:p>1.73730463271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1.72374063271855">
                <text:p>1.72374063271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1.7101766327105">
                <text:p>1.7101766327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1.69661263271701">
                <text:p>1.69661263271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1.68304863270896">
                <text:p>1.6830486327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1.66948463271547">
                <text:p>1.669484632715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1.65592063270742">
                <text:p>1.65592063270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1.64235663271393">
                <text:p>1.6423566327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1.62879263272043">
                <text:p>1.62879263272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1.61522863271239">
                <text:p>1.61522863271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1.60166463271889">
                <text:p>1.60166463271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1.58810063271085">
                <text:p>1.58810063271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1.57282227264659">
                <text:p>1.57282227264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1.57051495111955">
                <text:p>1.57051495111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1.56849961778789">
                <text:p>1.56849961778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1.56648428445624">
                <text:p>1.56648428445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1.56446895112458">
                <text:p>1.56446895112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1.56245361779293">
                <text:p>1.56245361779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1.56043828446127">
                <text:p>1.56043828446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1.55842295112961">
                <text:p>1.5584229511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1.55640761779796">
                <text:p>1.55640761779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1.55439228445175">
                <text:p>1.55439228445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1.5523769511201">
                <text:p>1.5523769511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1.55036161778844">
                <text:p>1.55036161778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1.54834628445678">
                <text:p>1.54834628445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1.54633095112513">
                <text:p>1.54633095112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1.54431561779347">
                <text:p>1.54431561779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1.54216845953488">
                <text:p>1.54216845953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06243777654885">
                <text:p>-2.06243777654885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31635615466794">
                <text:p>-3.31635615466794</text:p>
              </table:table-cell>
              <table:table-cell office:value-type="float" office:value="0.835962563112844">
                <text:p>0.835962563112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0.418035829410655">
                <text:p>-0.4180358294106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4039000000005">
                <text:p>-4.04039000000005</text:p>
              </table:table-cell>
              <table:table-cell office:value-type="float" office:value="-3.11699999999476">
                <text:p>-3.11699999999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54039000000005">
                <text:p>-4.54039000000005</text:p>
              </table:table-cell>
              <table:table-cell office:value-type="float" office:value="-3.91699999999476">
                <text:p>-3.91699999999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94039000000005">
                <text:p>-4.94039000000005</text:p>
              </table:table-cell>
              <table:table-cell office:value-type="float" office:value="-4.01699999999476">
                <text:p>-4.01699999999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4039000000005">
                <text:p>-4.94039000000005</text:p>
              </table:table-cell>
              <table:table-cell office:value-type="float" office:value="6.0619">
                <text:p>6.0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9.682cm" svg:height="27.945cm" xlink:href=".." xlink:type="simple" chart:class="chart:scatter" chart:style-name="ch1">
        <chart:plot-area chart:style-name="ch2" table:cell-range-address="Sheet6.A1:Sheet6.B147" svg:x="0.993cm" svg:y="0.558cm" svg:width="47.696cm" svg:height="26.829cm">
          <chartooo:coordinate-region svg:x="1.139cm" svg:y="0.757cm" svg:width="47.456cm" svg:height="26.43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6.B1:Sheet6.B147" chart:class="chart:scatter">
            <chart:domain table:cell-range-address="Sheet6.A1:Sheet6.A147"/>
            <chart:data-point chart:repeated="14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4">
                <text:p>2.734</text:p>
                <draw:g>
                  <svg:desc>Sheet6.A1:Sheet6.A147</svg:desc>
                </draw:g>
              </table:table-cell>
              <table:table-cell office:value-type="float" office:value="-3.04601790011511">
                <text:p>-3.04601790011511</text:p>
                <draw:g>
                  <svg:desc>Sheet6.B1:Sheet6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4">
                <text:p>2.434</text:p>
              </table:table-cell>
              <table:table-cell office:value-type="float" office:value="-3.04601790011511">
                <text:p>-3.04601790011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34">
                <text:p>2.134</text:p>
              </table:table-cell>
              <table:table-cell office:value-type="float" office:value="-2.94601790011511">
                <text:p>-2.94601790011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34">
                <text:p>1.734</text:p>
              </table:table-cell>
              <table:table-cell office:value-type="float" office:value="-2.14601790011511">
                <text:p>-2.14601790011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60292286487">
                <text:p>1.55660292286487</text:p>
              </table:table-cell>
              <table:table-cell office:value-type="float" office:value="-1.64601790011511">
                <text:p>-1.64601790011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750036862457">
                <text:p>1.55750036862457</text:p>
              </table:table-cell>
              <table:table-cell office:value-type="float" office:value="-0.684095661621541">
                <text:p>-0.684095661621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0.226241578609915">
                <text:p>0.226241578609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012033281876">
                <text:p>0.988012033281876</text:p>
              </table:table-cell>
              <table:table-cell office:value-type="float" office:value="0.652963426400675">
                <text:p>0.652963426400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4397169726321">
                <text:p>-0.484397169726321</text:p>
              </table:table-cell>
              <table:table-cell office:value-type="float" office:value="0.652962359163212">
                <text:p>0.652962359163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84397185064125">
                <text:p>-0.484397185064125</text:p>
              </table:table-cell>
              <table:table-cell office:value-type="float" office:value="0.662962359157973">
                <text:p>0.662962359157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012012443562">
                <text:p>0.988012012443562</text:p>
              </table:table-cell>
              <table:table-cell office:value-type="float" office:value="0.662963426409988">
                <text:p>0.662963426409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442750973455">
                <text:p>1.30442750973455</text:p>
              </table:table-cell>
              <table:table-cell office:value-type="float" office:value="1.08968530231505">
                <text:p>1.08968530231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5750032840305">
                <text:p>1.55750032840305</text:p>
              </table:table-cell>
              <table:table-cell office:value-type="float" office:value="2.00002239790047">
                <text:p>2.0000223979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660292314136">
                <text:p>1.55660292314136</text:p>
              </table:table-cell>
              <table:table-cell office:value-type="float" office:value="2.94694448632072">
                <text:p>2.94694448632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4">
                <text:p>1.734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34">
                <text:p>2.134</text:p>
              </table:table-cell>
              <table:table-cell office:value-type="float" office:value="4.2469">
                <text:p>4.2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34">
                <text:p>2.434</text:p>
              </table:table-cell>
              <table:table-cell office:value-type="float" office:value="4.3469">
                <text:p>4.3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34">
                <text:p>2.734</text:p>
              </table:table-cell>
              <table:table-cell office:value-type="float" office:value="4.3469">
                <text:p>4.3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46">
                <text:p>2.7346</text:p>
              </table:table-cell>
              <table:table-cell office:value-type="float" office:value="6.0619">
                <text:p>6.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346">
                <text:p>2.4346</text:p>
              </table:table-cell>
              <table:table-cell office:value-type="float" office:value="6.0119">
                <text:p>6.0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346">
                <text:p>1.8346</text:p>
              </table:table-cell>
              <table:table-cell office:value-type="float" office:value="5.8619">
                <text:p>5.8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346">
                <text:p>1.4346</text:p>
              </table:table-cell>
              <table:table-cell office:value-type="float" office:value="5.4619">
                <text:p>5.4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46">
                <text:p>0.9346</text:p>
              </table:table-cell>
              <table:table-cell office:value-type="float" office:value="4.2619">
                <text:p>4.2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6602900115072">
                <text:p>0.566602900115072</text:p>
              </table:table-cell>
              <table:table-cell office:value-type="float" office:value="2.96193973756453">
                <text:p>2.96193973756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5695259181751">
                <text:p>0.565695259181751</text:p>
              </table:table-cell>
              <table:table-cell office:value-type="float" office:value="2.19609248208872">
                <text:p>2.19609248208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2370304669078">
                <text:p>0.542370304669078</text:p>
              </table:table-cell>
              <table:table-cell office:value-type="float" office:value="2.16375485422031">
                <text:p>2.1637548542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2816971337363">
                <text:p>0.522816971337363</text:p>
              </table:table-cell>
              <table:table-cell office:value-type="float" office:value="2.1366461875441">
                <text:p>2.1366461875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3263638005677">
                <text:p>0.503263638005677</text:p>
              </table:table-cell>
              <table:table-cell office:value-type="float" office:value="2.10953752088244">
                <text:p>2.10953752088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3710304673963">
                <text:p>0.483710304673963</text:p>
              </table:table-cell>
              <table:table-cell office:value-type="float" office:value="2.08242885422078">
                <text:p>2.08242885422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4156971342277">
                <text:p>0.464156971342277</text:p>
              </table:table-cell>
              <table:table-cell office:value-type="float" office:value="2.05532018754457">
                <text:p>2.05532018754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4603638010477">
                <text:p>0.444603638010477</text:p>
              </table:table-cell>
              <table:table-cell office:value-type="float" office:value="2.02821152088291">
                <text:p>2.02821152088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5050304664268">
                <text:p>0.425050304664268</text:p>
              </table:table-cell>
              <table:table-cell office:value-type="float" office:value="2.00110285420669">
                <text:p>2.00110285420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5496971332553">
                <text:p>0.405496971332553</text:p>
              </table:table-cell>
              <table:table-cell office:value-type="float" office:value="1.97399418754503">
                <text:p>1.97399418754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5943638000754">
                <text:p>0.385943638000754</text:p>
              </table:table-cell>
              <table:table-cell office:value-type="float" office:value="1.94688552088337">
                <text:p>1.94688552088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6390304669068">
                <text:p>0.366390304669068</text:p>
              </table:table-cell>
              <table:table-cell office:value-type="float" office:value="1.91977685420716">
                <text:p>1.91977685420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6836971337353">
                <text:p>0.346836971337353</text:p>
              </table:table-cell>
              <table:table-cell office:value-type="float" office:value="1.8926681875455">
                <text:p>1.892668187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283638005667">
                <text:p>0.327283638005667</text:p>
              </table:table-cell>
              <table:table-cell office:value-type="float" office:value="1.86555952088384">
                <text:p>1.86555952088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730304673953">
                <text:p>0.307730304673953</text:p>
              </table:table-cell>
              <table:table-cell office:value-type="float" office:value="1.83845085420762">
                <text:p>1.83845085420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8176971342267">
                <text:p>0.288176971342267</text:p>
              </table:table-cell>
              <table:table-cell office:value-type="float" office:value="1.81134218754596">
                <text:p>1.811342187545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5712690030369">
                <text:p>0.265712690030369</text:p>
              </table:table-cell>
              <table:table-cell office:value-type="float" office:value="1.78019779370516">
                <text:p>1.78019779370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1.76443263271358">
                <text:p>1.76443263271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1.75086863272009">
                <text:p>1.75086863272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1.73730463271204">
                <text:p>1.73730463271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1.72374063271855">
                <text:p>1.72374063271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1.7101766327105">
                <text:p>1.7101766327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1.69661263271701">
                <text:p>1.69661263271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1.68304863270896">
                <text:p>1.68304863270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1.66948463271547">
                <text:p>1.66948463271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1.65592063270742">
                <text:p>1.65592063270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1.64235663271393">
                <text:p>1.64235663271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1.62879263272043">
                <text:p>1.62879263272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1.61522863271239">
                <text:p>1.61522863271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1.60166463271889">
                <text:p>1.60166463271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1.58810063271085">
                <text:p>1.588100632710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1.57282227264659">
                <text:p>1.57282227264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1.57051495111955">
                <text:p>1.57051495111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1.56849961778789">
                <text:p>1.56849961778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1.56648428445624">
                <text:p>1.56648428445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1.56446895112458">
                <text:p>1.56446895112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1.56245361779293">
                <text:p>1.56245361779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1.56043828446127">
                <text:p>1.56043828446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1.55842295112961">
                <text:p>1.55842295112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1.55640761779796">
                <text:p>1.55640761779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1.55439228445175">
                <text:p>1.55439228445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1.5523769511201">
                <text:p>1.5523769511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1.55036161778844">
                <text:p>1.55036161778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1.54834628445678">
                <text:p>1.54834628445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1.54633095112513">
                <text:p>1.54633095112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1.54431561779347">
                <text:p>1.54431561779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1.54216845953488">
                <text:p>1.54216845953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06243777654885">
                <text:p>-2.06243777654885</text:p>
              </table:table-cell>
              <table:table-cell office:value-type="float" office:value="1.55996344046434">
                <text:p>1.559963440464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31635615466794">
                <text:p>-3.31635615466794</text:p>
              </table:table-cell>
              <table:table-cell office:value-type="float" office:value="0.835962563112844">
                <text:p>0.835962563112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0.418035829410655">
                <text:p>-0.418035829410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.04039708581695">
                <text:p>-4.0403970858169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04039000000005">
                <text:p>-4.04039000000005</text:p>
              </table:table-cell>
              <table:table-cell office:value-type="float" office:value="-3.11699999999476">
                <text:p>-3.11699999999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54039000000005">
                <text:p>-4.54039000000005</text:p>
              </table:table-cell>
              <table:table-cell office:value-type="float" office:value="-3.91699999999476">
                <text:p>-3.91699999999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94039000000005">
                <text:p>-4.94039000000005</text:p>
              </table:table-cell>
              <table:table-cell office:value-type="float" office:value="-4.01699999999476">
                <text:p>-4.01699999999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94039000000005">
                <text:p>-4.94039000000005</text:p>
              </table:table-cell>
              <table:table-cell office:value-type="float" office:value="-7.307">
                <text:p>-7.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64040000000005">
                <text:p>-4.64040000000005</text:p>
              </table:table-cell>
              <table:table-cell office:value-type="float" office:value="-7.257">
                <text:p>-7.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03639999999996">
                <text:p>-4.03639999999996</text:p>
              </table:table-cell>
              <table:table-cell office:value-type="float" office:value="-7.057">
                <text:p>-7.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03639999999996">
                <text:p>-3.03639999999996</text:p>
              </table:table-cell>
              <table:table-cell office:value-type="float" office:value="-6.057">
                <text:p>-6.0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23639999999996">
                <text:p>-2.23639999999996</text:p>
              </table:table-cell>
              <table:table-cell office:value-type="float" office:value="-3.91699999999476">
                <text:p>-3.91699999999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2.81703655952879">
                <text:p>-2.817036559528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1.14203655954043">
                <text:p>-1.14203655954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23639708582775">
                <text:p>-2.23639708582775</text:p>
              </table:table-cell>
              <table:table-cell office:value-type="float" office:value="-0.901416760738357">
                <text:p>-0.901416760738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99573786485414">
                <text:p>-1.99573786485414</text:p>
              </table:table-cell>
              <table:table-cell office:value-type="float" office:value="-0.484655947482679">
                <text:p>-0.484655947482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57905700687834">
                <text:p>-1.5790570068783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33839708582664">
                <text:p>-1.3383970858266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88397085829524">
                <text:p>-0.888397085829524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39389028079927">
                <text:p>-0.739389028079927</text:p>
              </table:table-cell>
              <table:table-cell office:value-type="float" office:value="-0.244036559539381">
                <text:p>-0.244036559539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6043498734644">
                <text:p>-0.56043498734644</text:p>
              </table:table-cell>
              <table:table-cell office:value-type="float" office:value="-0.226241578609915">
                <text:p>-0.226241578609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32016925193545">
                <text:p>-0.532016925193545</text:p>
              </table:table-cell>
              <table:table-cell office:value-type="float" office:value="-0.22838873686851">
                <text:p>-0.22838873686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5343591852522">
                <text:p>-0.505343591852522</text:p>
              </table:table-cell>
              <table:table-cell office:value-type="float" office:value="-0.230404070200166">
                <text:p>-0.230404070200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78670258526023">
                <text:p>-0.478670258526023</text:p>
              </table:table-cell>
              <table:table-cell office:value-type="float" office:value="-0.232419403531821">
                <text:p>-0.232419403531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451996925185028">
                <text:p>-0.451996925185028</text:p>
              </table:table-cell>
              <table:table-cell office:value-type="float" office:value="-0.234434736863477">
                <text:p>-0.234434736863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25323591858529">
                <text:p>-0.425323591858529</text:p>
              </table:table-cell>
              <table:table-cell office:value-type="float" office:value="-0.236450070195133">
                <text:p>-0.236450070195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98650258517534">
                <text:p>-0.398650258517534</text:p>
              </table:table-cell>
              <table:table-cell office:value-type="float" office:value="-0.238465403526789">
                <text:p>-0.238465403526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71976925191035">
                <text:p>-0.371976925191035</text:p>
              </table:table-cell>
              <table:table-cell office:value-type="float" office:value="-0.240480736858444">
                <text:p>-0.240480736858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5303591864649">
                <text:p>-0.345303591864649</text:p>
              </table:table-cell>
              <table:table-cell office:value-type="float" office:value="-0.2424960701901">
                <text:p>-0.2424960701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18630258523541">
                <text:p>-0.318630258523541</text:p>
              </table:table-cell>
              <table:table-cell office:value-type="float" office:value="-0.244511403536308">
                <text:p>-0.244511403536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91956925182546">
                <text:p>-0.291956925182546</text:p>
              </table:table-cell>
              <table:table-cell office:value-type="float" office:value="-0.246526736867963">
                <text:p>-0.246526736867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65283591856047">
                <text:p>-0.265283591856047</text:p>
              </table:table-cell>
              <table:table-cell office:value-type="float" office:value="-0.248542070199619">
                <text:p>-0.248542070199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38610258515024">
                <text:p>-0.238610258515024</text:p>
              </table:table-cell>
              <table:table-cell office:value-type="float" office:value="-0.250557403531275">
                <text:p>-0.250557403531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11936925188525">
                <text:p>-0.211936925188525</text:p>
              </table:table-cell>
              <table:table-cell office:value-type="float" office:value="-0.25257273686293">
                <text:p>-0.25257273686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8526359184753">
                <text:p>-0.18526359184753</text:p>
              </table:table-cell>
              <table:table-cell office:value-type="float" office:value="-0.254588070194586">
                <text:p>-0.254588070194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54725737374946">
                <text:p>-0.154725737374946</text:p>
              </table:table-cell>
              <table:table-cell office:value-type="float" office:value="-0.256895391721628">
                <text:p>-0.256895391721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23749999998722">
                <text:p>-0.123749999998722</text:p>
              </table:table-cell>
              <table:table-cell office:value-type="float" office:value="-0.272173751785886">
                <text:p>-0.2721737517858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6250000016823">
                <text:p>-0.096250000016823</text:p>
              </table:table-cell>
              <table:table-cell office:value-type="float" office:value="-0.285737751779379">
                <text:p>-0.2857377517793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8749999991241">
                <text:p>-0.068749999991241</text:p>
              </table:table-cell>
              <table:table-cell office:value-type="float" office:value="-0.299301751787425">
                <text:p>-0.299301751787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1249999994733">
                <text:p>-0.041249999994733</text:p>
              </table:table-cell>
              <table:table-cell office:value-type="float" office:value="-0.312865751780919">
                <text:p>-0.3128657517809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3749999998225">
                <text:p>-0.013749999998225</text:p>
              </table:table-cell>
              <table:table-cell office:value-type="float" office:value="-0.326429751788964">
                <text:p>-0.326429751788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749999998254">
                <text:p>0.013749999998254</text:p>
              </table:table-cell>
              <table:table-cell office:value-type="float" office:value="-0.339993751782458">
                <text:p>-0.339993751782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125000000937">
                <text:p>0.04125000000937</text:p>
              </table:table-cell>
              <table:table-cell office:value-type="float" office:value="-0.353557751790504">
                <text:p>-0.353557751790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8750000005878">
                <text:p>0.068750000005878</text:p>
              </table:table-cell>
              <table:table-cell office:value-type="float" office:value="-0.367121751783998">
                <text:p>-0.367121751783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6250000002357">
                <text:p>0.096250000002357</text:p>
              </table:table-cell>
              <table:table-cell office:value-type="float" office:value="-0.380685751777492">
                <text:p>-0.380685751777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3749999998864">
                <text:p>0.123749999998864</text:p>
              </table:table-cell>
              <table:table-cell office:value-type="float" office:value="-0.394249751785537">
                <text:p>-0.3942497517855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1250000009952">
                <text:p>0.151250000009952</text:p>
              </table:table-cell>
              <table:table-cell office:value-type="float" office:value="-0.407813751779031">
                <text:p>-0.4078137517790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875000000646">
                <text:p>0.17875000000646</text:p>
              </table:table-cell>
              <table:table-cell office:value-type="float" office:value="-0.421377751787077">
                <text:p>-0.4213777517870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6250000002967">
                <text:p>0.206250000002967</text:p>
              </table:table-cell>
              <table:table-cell office:value-type="float" office:value="-0.434941751780571">
                <text:p>-0.434941751780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3749999984951">
                <text:p>0.233749999984951</text:p>
              </table:table-cell>
              <table:table-cell office:value-type="float" office:value="-0.448505751788616">
                <text:p>-0.448505751788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65712467778968">
                <text:p>0.265712467778968</text:p>
              </table:table-cell>
              <table:table-cell office:value-type="float" office:value="-0.464270803160616">
                <text:p>-0.464270803160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8176698304653">
                <text:p>0.288176698304653</text:p>
              </table:table-cell>
              <table:table-cell office:value-type="float" office:value="-0.495413594748243">
                <text:p>-0.495413594748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7730031636368">
                <text:p>0.307730031636368</text:p>
              </table:table-cell>
              <table:table-cell office:value-type="float" office:value="-0.522520928090671">
                <text:p>-0.5225209280906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7283364968054">
                <text:p>0.327283364968054</text:p>
              </table:table-cell>
              <table:table-cell office:value-type="float" office:value="-0.549628261418548">
                <text:p>-0.549628261418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46836698299768">
                <text:p>0.346836698299768</text:p>
              </table:table-cell>
              <table:table-cell office:value-type="float" office:value="-0.576735594746424">
                <text:p>-0.576735594746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6390031631454">
                <text:p>0.366390031631454</text:p>
              </table:table-cell>
              <table:table-cell office:value-type="float" office:value="-0.603842928088852">
                <text:p>-0.603842928088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5943364963254">
                <text:p>0.385943364963254</text:p>
              </table:table-cell>
              <table:table-cell office:value-type="float" office:value="-0.630950261416729">
                <text:p>-0.6309502614167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5496698294968">
                <text:p>0.405496698294968</text:p>
              </table:table-cell>
              <table:table-cell office:value-type="float" office:value="-0.658057594744605">
                <text:p>-0.6580575947446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25050031626654">
                <text:p>0.425050031626654</text:p>
              </table:table-cell>
              <table:table-cell office:value-type="float" office:value="-0.685164928072481">
                <text:p>-0.685164928072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44603364972977">
                <text:p>0.444603364972977</text:p>
              </table:table-cell>
              <table:table-cell office:value-type="float" office:value="-0.71227226141491">
                <text:p>-0.712272261414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64156698304663">
                <text:p>0.464156698304663</text:p>
              </table:table-cell>
              <table:table-cell office:value-type="float" office:value="-0.739379594757338">
                <text:p>-0.739379594757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3710031636377">
                <text:p>0.483710031636377</text:p>
              </table:table-cell>
              <table:table-cell office:value-type="float" office:value="-0.766486928085214">
                <text:p>-0.7664869280852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03263364968063">
                <text:p>0.503263364968063</text:p>
              </table:table-cell>
              <table:table-cell office:value-type="float" office:value="-0.793594261413091">
                <text:p>-0.793594261413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22816698299778">
                <text:p>0.522816698299778</text:p>
              </table:table-cell>
              <table:table-cell office:value-type="float" office:value="-0.820701594755519">
                <text:p>-0.8207015947555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2370031631464">
                <text:p>0.542370031631464</text:p>
              </table:table-cell>
              <table:table-cell office:value-type="float" office:value="-0.847808928083396">
                <text:p>-0.847808928083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695104844053">
                <text:p>0.565695104844053</text:p>
              </table:table-cell>
              <table:table-cell office:value-type="float" office:value="-0.880145130009623">
                <text:p>-0.8801451300096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6602899547462">
                <text:p>0.566602899547462</text:p>
              </table:table-cell>
              <table:table-cell office:value-type="float" office:value="-1.63101237965748">
                <text:p>-1.631012379657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46">
                <text:p>0.9346</text:p>
              </table:table-cell>
              <table:table-cell office:value-type="float" office:value="-2.93091237965748">
                <text:p>-2.93091237965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346">
                <text:p>1.4346</text:p>
              </table:table-cell>
              <table:table-cell office:value-type="float" office:value="-4.13091237965748">
                <text:p>-4.130912379657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346">
                <text:p>1.8346</text:p>
              </table:table-cell>
              <table:table-cell office:value-type="float" office:value="-4.53091237965748">
                <text:p>-4.530912379657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346">
                <text:p>2.4346</text:p>
              </table:table-cell>
              <table:table-cell office:value-type="float" office:value="-4.68091237965748">
                <text:p>-4.68091237965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346">
                <text:p>2.7346</text:p>
              </table:table-cell>
              <table:table-cell office:value-type="float" office:value="-4.73091237965748">
                <text:p>-4.730912379657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